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ab3c8" officeooo:paragraph-rsid="003ab3c8"/>
    </style:style>
    <style:style style:name="P2" style:family="paragraph" style:parent-style-name="Standard">
      <style:text-properties officeooo:rsid="0065c4e9" officeooo:paragraph-rsid="0065c4e9"/>
    </style:style>
    <style:style style:name="P3" style:family="paragraph" style:parent-style-name="Standard">
      <style:text-properties officeooo:rsid="0065c4e9" officeooo:paragraph-rsid="006c9e24"/>
    </style:style>
    <style:style style:name="P4" style:family="paragraph" style:parent-style-name="Standard">
      <style:text-properties officeooo:rsid="0065c4e9" officeooo:paragraph-rsid="0078383f"/>
    </style:style>
    <style:style style:name="P5" style:family="paragraph" style:parent-style-name="Standard">
      <style:text-properties style:font-name="Liberation Serif" fo:font-size="12pt" officeooo:rsid="001c4d5f" officeooo:paragraph-rsid="001c4d5f" style:font-size-asian="12pt" style:font-size-complex="12pt"/>
    </style:style>
    <style:style style:name="P6" style:family="paragraph" style:parent-style-name="Standard">
      <style:text-properties style:font-name="Liberation Serif" fo:font-size="12pt" officeooo:rsid="001d6614" officeooo:paragraph-rsid="001d6614" style:font-size-asian="12pt" style:font-size-complex="12pt"/>
    </style:style>
    <style:style style:name="P7" style:family="paragraph" style:parent-style-name="Standard">
      <style:text-properties style:font-name="Liberation Serif" fo:font-size="12pt" officeooo:rsid="001d6614" officeooo:paragraph-rsid="0024a25f" style:font-size-asian="12pt" style:font-size-complex="12pt"/>
    </style:style>
    <style:style style:name="P8" style:family="paragraph" style:parent-style-name="Standard">
      <style:text-properties style:font-name="Liberation Serif" fo:font-size="12pt" officeooo:rsid="001f9bba" officeooo:paragraph-rsid="001f9bba" style:font-size-asian="12pt" style:font-size-complex="12pt"/>
    </style:style>
    <style:style style:name="P9" style:family="paragraph" style:parent-style-name="Standard">
      <style:text-properties style:font-name="Liberation Serif" fo:font-size="12pt" officeooo:rsid="001f9bba" officeooo:paragraph-rsid="002cfb5b" style:font-size-asian="12pt" style:font-size-complex="12pt"/>
    </style:style>
    <style:style style:name="P10" style:family="paragraph" style:parent-style-name="Standard">
      <style:text-properties style:font-name="Liberation Serif" fo:font-size="12pt" officeooo:rsid="002cfb5b" officeooo:paragraph-rsid="002cfb5b" style:font-size-asian="12pt" style:font-size-complex="12pt"/>
    </style:style>
    <style:style style:name="P11" style:family="paragraph" style:parent-style-name="Standard">
      <style:text-properties style:font-name="Liberation Serif" fo:font-size="12pt" officeooo:rsid="00271e00" officeooo:paragraph-rsid="00271e00" style:font-size-asian="12pt" style:font-size-complex="12pt"/>
    </style:style>
    <style:style style:name="P12" style:family="paragraph" style:parent-style-name="Standard">
      <style:text-properties style:font-name="Liberation Serif" fo:font-size="12pt" officeooo:rsid="002bc9c8" officeooo:paragraph-rsid="002cbef8" style:font-size-asian="12pt" style:font-size-complex="12pt"/>
    </style:style>
    <style:style style:name="P13" style:family="paragraph" style:parent-style-name="Standard">
      <style:text-properties style:font-name="Liberation Serif" fo:font-size="12pt" officeooo:rsid="002bc9c8" officeooo:paragraph-rsid="002bc9c8" style:font-size-asian="12pt" style:font-size-complex="12pt"/>
    </style:style>
    <style:style style:name="P14" style:family="paragraph" style:parent-style-name="Standard">
      <style:text-properties style:font-name="Liberation Serif" fo:font-size="12pt" officeooo:rsid="002bc9c8" officeooo:paragraph-rsid="002d7cf3" style:font-size-asian="12pt" style:font-size-complex="12pt"/>
    </style:style>
    <style:style style:name="P15" style:family="paragraph" style:parent-style-name="Standard">
      <style:text-properties style:font-name="Liberation Serif" fo:font-size="12pt" officeooo:rsid="00201cb1" officeooo:paragraph-rsid="00201cb1" style:font-size-asian="12pt" style:font-size-complex="12pt"/>
    </style:style>
    <style:style style:name="P16" style:family="paragraph" style:parent-style-name="Standard">
      <style:text-properties style:font-name="Liberation Serif" fo:font-size="12pt" officeooo:rsid="00235d4c" officeooo:paragraph-rsid="00235d4c" style:font-size-asian="12pt" style:font-size-complex="12pt"/>
    </style:style>
    <style:style style:name="P17" style:family="paragraph" style:parent-style-name="Standard">
      <style:text-properties style:font-name="Liberation Serif" fo:font-size="12pt" officeooo:rsid="00247d79" officeooo:paragraph-rsid="00247d79" style:font-size-asian="12pt" style:font-size-complex="12pt"/>
    </style:style>
    <style:style style:name="P18" style:family="paragraph" style:parent-style-name="Standard">
      <style:text-properties style:font-name="Liberation Serif" fo:font-size="12pt" officeooo:rsid="0031ff6c" officeooo:paragraph-rsid="0031ff6c" style:font-size-asian="12pt" style:font-size-complex="12pt"/>
    </style:style>
    <style:style style:name="P19" style:family="paragraph" style:parent-style-name="Standard">
      <style:text-properties style:font-name="Liberation Serif" fo:font-size="12pt" officeooo:rsid="003bc9dd" officeooo:paragraph-rsid="003bc9dd" style:font-size-asian="12pt" style:font-size-complex="12pt"/>
    </style:style>
    <style:style style:name="P20" style:family="paragraph" style:parent-style-name="Standard">
      <style:text-properties style:font-name="Liberation Serif" fo:font-size="12pt" officeooo:rsid="003ce808" officeooo:paragraph-rsid="003ce808" style:font-size-asian="12pt" style:font-size-complex="12pt"/>
    </style:style>
    <style:style style:name="P21" style:family="paragraph" style:parent-style-name="Standard">
      <style:text-properties style:font-name="Liberation Serif" fo:font-size="12pt" officeooo:rsid="003d6b46" officeooo:paragraph-rsid="003d6b46" style:font-size-asian="12pt" style:font-size-complex="12pt"/>
    </style:style>
    <style:style style:name="P22" style:family="paragraph" style:parent-style-name="Standard">
      <style:text-properties style:font-name="Liberation Serif" fo:font-size="12pt" officeooo:rsid="00221748" officeooo:paragraph-rsid="00221748" style:font-size-asian="12pt" style:font-size-complex="12pt"/>
    </style:style>
    <style:style style:name="P23" style:family="paragraph" style:parent-style-name="Standard">
      <style:text-properties style:font-name="Liberation Serif" fo:font-size="12pt" officeooo:rsid="002be99b" officeooo:paragraph-rsid="00221748" style:font-size-asian="12pt" style:font-size-complex="12pt"/>
    </style:style>
    <style:style style:name="P24" style:family="paragraph" style:parent-style-name="Standard">
      <style:text-properties style:font-name="Liberation Serif" fo:font-size="12pt" officeooo:rsid="002af6a5" officeooo:paragraph-rsid="00221748" style:font-size-asian="12pt" style:font-size-complex="12pt"/>
    </style:style>
    <style:style style:name="P25" style:family="paragraph" style:parent-style-name="Standard">
      <style:text-properties style:font-name="Liberation Serif" fo:font-size="12pt" officeooo:rsid="00418347" officeooo:paragraph-rsid="00418347" style:font-size-asian="12pt" style:font-size-complex="12pt"/>
    </style:style>
    <style:style style:name="P26" style:family="paragraph" style:parent-style-name="Standard">
      <style:text-properties style:font-name="Liberation Serif" fo:font-size="12pt" officeooo:rsid="00418347" officeooo:paragraph-rsid="00428a3b" style:font-size-asian="12pt" style:font-size-complex="12pt"/>
    </style:style>
    <style:style style:name="P27" style:family="paragraph" style:parent-style-name="Standard">
      <style:text-properties style:font-name="Liberation Serif" fo:font-size="12pt" officeooo:rsid="0045c63e" officeooo:paragraph-rsid="0045c63e" style:font-size-asian="12pt" style:font-size-complex="12pt"/>
    </style:style>
    <style:style style:name="P28" style:family="paragraph" style:parent-style-name="Standard">
      <style:text-properties style:font-name="Liberation Serif" fo:font-size="12pt" officeooo:rsid="0047e225" officeooo:paragraph-rsid="0047e225" style:font-size-asian="12pt" style:font-size-complex="12pt"/>
    </style:style>
    <style:style style:name="P29" style:family="paragraph" style:parent-style-name="Standard">
      <style:text-properties style:font-name="Liberation Serif" fo:font-size="12pt" officeooo:rsid="004861c0" officeooo:paragraph-rsid="004861c0" style:font-size-asian="12pt" style:font-size-complex="12pt"/>
    </style:style>
    <style:style style:name="P30" style:family="paragraph" style:parent-style-name="Standard">
      <style:text-properties style:font-name="Liberation Serif" fo:font-size="12pt" officeooo:rsid="004a13e7" officeooo:paragraph-rsid="004a13e7" style:font-size-asian="12pt" style:font-size-complex="12pt"/>
    </style:style>
    <style:style style:name="P31" style:family="paragraph" style:parent-style-name="Standard">
      <style:text-properties style:font-name="Liberation Serif" fo:font-size="12pt" officeooo:rsid="004aa9ea" officeooo:paragraph-rsid="004aa9ea" style:font-size-asian="12pt" style:font-size-complex="12pt"/>
    </style:style>
    <style:style style:name="P32" style:family="paragraph" style:parent-style-name="Standard">
      <style:text-properties style:font-name="Liberation Serif" fo:font-size="12pt" officeooo:rsid="004ac32c" officeooo:paragraph-rsid="004ac32c" style:font-size-asian="12pt" style:font-size-complex="12pt"/>
    </style:style>
    <style:style style:name="P33" style:family="paragraph" style:parent-style-name="Standard">
      <style:text-properties style:font-name="Liberation Serif" fo:font-size="12pt" officeooo:rsid="004ac32c" officeooo:paragraph-rsid="004f0e6b" style:font-size-asian="12pt" style:font-size-complex="12pt"/>
    </style:style>
    <style:style style:name="P34" style:family="paragraph" style:parent-style-name="Standard">
      <style:text-properties style:font-name="Liberation Serif" fo:font-size="12pt" officeooo:rsid="005a169c" officeooo:paragraph-rsid="005a169c" style:font-size-asian="12pt" style:font-size-complex="12pt"/>
    </style:style>
    <style:style style:name="P35" style:family="paragraph" style:parent-style-name="Standard">
      <style:text-properties style:font-name="Liberation Serif" fo:font-size="12pt" officeooo:rsid="0060cd2f" officeooo:paragraph-rsid="0060cd2f" style:font-size-asian="12pt" style:font-size-complex="12pt"/>
    </style:style>
    <style:style style:name="P36" style:family="paragraph" style:parent-style-name="Standard">
      <style:text-properties style:font-name="Liberation Serif" fo:font-size="12pt" officeooo:rsid="00615864" officeooo:paragraph-rsid="00615864" style:font-size-asian="12pt" style:font-size-complex="12pt"/>
    </style:style>
    <style:style style:name="P37" style:family="paragraph" style:parent-style-name="Standard">
      <style:text-properties style:font-name="Liberation Serif" fo:font-size="12pt" officeooo:rsid="00615864" officeooo:paragraph-rsid="00778372" style:font-size-asian="12pt" style:font-size-complex="12pt"/>
    </style:style>
    <style:style style:name="P38" style:family="paragraph" style:parent-style-name="Standard">
      <style:text-properties style:font-name="Liberation Serif" fo:font-size="12pt" officeooo:rsid="00615864" officeooo:paragraph-rsid="0067bc49" style:font-size-asian="12pt" style:font-size-complex="12pt"/>
    </style:style>
    <style:style style:name="P39" style:family="paragraph" style:parent-style-name="Standard">
      <style:text-properties style:font-name="Liberation Serif" fo:font-size="12pt" officeooo:rsid="0065c4e9" officeooo:paragraph-rsid="0065c4e9" style:font-size-asian="12pt" style:font-size-complex="12pt"/>
    </style:style>
    <style:style style:name="P40" style:family="paragraph" style:parent-style-name="Standard">
      <style:text-properties style:font-name="Liberation Serif" fo:font-size="12pt" officeooo:rsid="0065d441" officeooo:paragraph-rsid="0065d441" style:font-size-asian="12pt" style:font-size-complex="12pt"/>
    </style:style>
    <style:style style:name="P41" style:family="paragraph" style:parent-style-name="Standard">
      <style:text-properties style:font-name="Liberation Serif" fo:font-size="12pt" officeooo:rsid="00652d32" officeooo:paragraph-rsid="00652d32" style:font-size-asian="12pt" style:font-size-complex="12pt"/>
    </style:style>
    <style:style style:name="P42" style:family="paragraph" style:parent-style-name="Standard">
      <style:text-properties style:font-name="Liberation Serif" fo:font-size="12pt" officeooo:rsid="0069bea7" officeooo:paragraph-rsid="0069bea7" style:font-size-asian="12pt" style:font-size-complex="12pt"/>
    </style:style>
    <style:style style:name="P43" style:family="paragraph" style:parent-style-name="Standard">
      <style:text-properties style:font-name="Liberation Serif" fo:font-size="12pt" officeooo:rsid="006ad6f8" officeooo:paragraph-rsid="006ad6f8" style:font-size-asian="12pt" style:font-size-complex="12pt"/>
    </style:style>
    <style:style style:name="P44" style:family="paragraph" style:parent-style-name="Standard">
      <style:text-properties style:font-name="Liberation Serif" fo:font-size="12pt" officeooo:rsid="006ad6f8" officeooo:paragraph-rsid="006b2e0d" style:font-size-asian="12pt" style:font-size-complex="12pt"/>
    </style:style>
    <style:style style:name="P45" style:family="paragraph" style:parent-style-name="Standard">
      <style:text-properties style:font-name="Liberation Serif" fo:font-size="12pt" officeooo:rsid="00758e33" officeooo:paragraph-rsid="00778372" style:font-size-asian="12pt" style:font-size-complex="12pt"/>
    </style:style>
    <style:style style:name="P46" style:family="paragraph" style:parent-style-name="Standard">
      <style:text-properties style:font-name="Liberation Serif" fo:font-size="12pt" officeooo:rsid="0072b5c7" officeooo:paragraph-rsid="00615864" style:font-size-asian="12pt" style:font-size-complex="12pt"/>
    </style:style>
    <style:style style:name="P47" style:family="paragraph" style:parent-style-name="Standard">
      <style:text-properties style:font-name="Liberation Serif" fo:font-size="12pt" officeooo:rsid="007e7f52" officeooo:paragraph-rsid="007e7f52" style:font-size-asian="12pt" style:font-size-complex="12pt"/>
    </style:style>
    <style:style style:name="P48" style:family="paragraph" style:parent-style-name="Standard">
      <style:text-properties style:font-name="Liberation Serif" fo:font-size="12pt" officeooo:rsid="00805166" officeooo:paragraph-rsid="00805166" style:font-size-asian="12pt" style:font-size-complex="12pt"/>
    </style:style>
    <style:style style:name="P49" style:family="paragraph" style:parent-style-name="Standard">
      <style:text-properties style:font-name="Liberation Serif" fo:font-size="12pt" officeooo:rsid="0080743c" officeooo:paragraph-rsid="0080743c" style:font-size-asian="12pt" style:font-size-complex="12pt"/>
    </style:style>
    <style:style style:name="P50" style:family="paragraph" style:parent-style-name="Standard">
      <style:text-properties style:font-name="Liberation Serif" fo:font-size="12pt" officeooo:rsid="00821eea" officeooo:paragraph-rsid="0085e123" style:font-size-asian="12pt" style:font-size-complex="12pt"/>
    </style:style>
    <style:style style:name="P51" style:family="paragraph" style:parent-style-name="Standard">
      <style:text-properties style:font-name="Liberation Serif" fo:font-size="12pt" officeooo:rsid="0082d242" officeooo:paragraph-rsid="0082d242" style:font-size-asian="12pt" style:font-size-complex="12pt"/>
    </style:style>
    <style:style style:name="P52" style:family="paragraph" style:parent-style-name="Standard">
      <style:text-properties style:font-name="Liberation Serif" fo:font-size="12pt" officeooo:rsid="008371a5" officeooo:paragraph-rsid="008371a5" style:font-size-asian="12pt" style:font-size-complex="12pt"/>
    </style:style>
    <style:style style:name="P53" style:family="paragraph" style:parent-style-name="Standard">
      <style:text-properties style:font-name="Liberation Serif" fo:font-size="12pt" officeooo:rsid="008371a5" officeooo:paragraph-rsid="008715d1" style:font-size-asian="12pt" style:font-size-complex="12pt"/>
    </style:style>
    <style:style style:name="P54" style:family="paragraph" style:parent-style-name="Standard">
      <style:text-properties style:font-name="Liberation Serif" fo:font-size="12pt" officeooo:rsid="008371a5" officeooo:paragraph-rsid="008c9620" style:font-size-asian="12pt" style:font-size-complex="12pt"/>
    </style:style>
    <style:style style:name="P55" style:family="paragraph" style:parent-style-name="Standard">
      <style:text-properties style:font-name="Liberation Serif" fo:font-size="12pt" officeooo:rsid="00837401" officeooo:paragraph-rsid="008371a5" style:font-size-asian="12pt" style:font-size-complex="12pt"/>
    </style:style>
    <style:style style:name="P56" style:family="paragraph" style:parent-style-name="Standard">
      <style:text-properties style:font-name="Liberation Serif" fo:font-size="12pt" officeooo:rsid="0085e123" officeooo:paragraph-rsid="0085e123" style:font-size-asian="12pt" style:font-size-complex="12pt"/>
    </style:style>
    <style:style style:name="P57" style:family="paragraph" style:parent-style-name="Standard">
      <style:text-properties style:font-name="Liberation Serif" fo:font-size="12pt" officeooo:rsid="008715d1" officeooo:paragraph-rsid="008715d1" style:font-size-asian="12pt" style:font-size-complex="12pt"/>
    </style:style>
    <style:style style:name="P58" style:family="paragraph" style:parent-style-name="Standard">
      <style:text-properties style:font-name="Liberation Serif" fo:font-size="12pt" officeooo:rsid="008b8e30" officeooo:paragraph-rsid="008c9620" style:font-size-asian="12pt" style:font-size-complex="12pt"/>
    </style:style>
    <style:style style:name="P59" style:family="paragraph" style:parent-style-name="Standard">
      <style:text-properties style:font-name="Liberation Serif" fo:font-size="12pt" officeooo:rsid="008c618c" officeooo:paragraph-rsid="008c618c" style:font-size-asian="12pt" style:font-size-complex="12pt"/>
    </style:style>
    <style:style style:name="P60" style:family="paragraph" style:parent-style-name="Standard">
      <style:text-properties style:font-name="Liberation Serif" fo:font-size="12pt" officeooo:rsid="00921420" officeooo:paragraph-rsid="00921420" style:font-size-asian="12pt" style:font-size-complex="12pt"/>
    </style:style>
    <style:style style:name="P61" style:family="paragraph" style:parent-style-name="Standard">
      <style:text-properties style:font-name="Liberation Serif" fo:font-size="12pt" officeooo:rsid="00876895" officeooo:paragraph-rsid="00876895" style:font-size-asian="12pt" style:font-size-complex="12pt"/>
    </style:style>
    <style:style style:name="P62" style:family="paragraph" style:parent-style-name="Standard">
      <style:text-properties style:font-name="Liberation Serif" fo:font-size="12pt" officeooo:rsid="009c3fa9" officeooo:paragraph-rsid="009c3fa9" style:font-size-asian="12pt" style:font-size-complex="12pt"/>
    </style:style>
    <style:style style:name="P63" style:family="paragraph" style:parent-style-name="Standard">
      <style:text-properties style:font-name="Liberation Serif" fo:font-size="12pt" officeooo:rsid="009d9064" officeooo:paragraph-rsid="009d9064" style:font-size-asian="12pt" style:font-size-complex="12pt"/>
    </style:style>
    <style:style style:name="P64" style:family="paragraph" style:parent-style-name="Standard">
      <style:text-properties style:font-name="Liberation Serif" fo:font-size="12pt" officeooo:rsid="009f05e4" officeooo:paragraph-rsid="009f05e4" style:font-size-asian="12pt" style:font-size-complex="12pt"/>
    </style:style>
    <style:style style:name="P65" style:family="paragraph" style:parent-style-name="Standard">
      <style:text-properties style:font-name="Liberation Serif" fo:font-size="12pt" officeooo:rsid="00a1cba8" officeooo:paragraph-rsid="00a1cba8" style:font-size-asian="12pt" style:font-size-complex="12pt"/>
    </style:style>
    <style:style style:name="P66" style:family="paragraph" style:parent-style-name="Standard">
      <style:text-properties style:font-name="Liberation Serif" fo:font-size="12pt" officeooo:rsid="00a384ce" officeooo:paragraph-rsid="00a384ce" style:font-size-asian="12pt" style:font-size-complex="12pt"/>
    </style:style>
    <style:style style:name="P67" style:family="paragraph" style:parent-style-name="Standard">
      <style:text-properties style:font-name="Liberation Serif" fo:font-size="12pt" officeooo:rsid="00ab58f5" officeooo:paragraph-rsid="00ab58f5" style:font-size-asian="12pt" style:font-size-complex="12pt"/>
    </style:style>
    <style:style style:name="P68" style:family="paragraph" style:parent-style-name="Standard">
      <style:text-properties style:font-name="Liberation Serif" fo:font-size="12pt" officeooo:rsid="00b059e2" officeooo:paragraph-rsid="00b059e2" style:font-size-asian="12pt" style:font-size-complex="12pt"/>
    </style:style>
    <style:style style:name="P69" style:family="paragraph" style:parent-style-name="Standard">
      <style:text-properties style:font-name="Liberation Serif" fo:font-size="12pt" officeooo:rsid="00b33978" officeooo:paragraph-rsid="00b33978" style:font-size-asian="12pt" style:font-size-complex="12pt"/>
    </style:style>
    <style:style style:name="P70" style:family="paragraph" style:parent-style-name="Standard">
      <style:text-properties style:font-name="Liberation Serif" fo:font-size="12pt" officeooo:rsid="00b639b2" officeooo:paragraph-rsid="00b639b2" style:font-size-asian="12pt" style:font-size-complex="12pt"/>
    </style:style>
    <style:style style:name="P71" style:family="paragraph" style:parent-style-name="Standard">
      <style:text-properties style:font-name="Liberation Serif" fo:font-size="12pt" officeooo:rsid="00bbacd8" officeooo:paragraph-rsid="00bbacd8" style:font-size-asian="12pt" style:font-size-complex="12pt"/>
    </style:style>
    <style:style style:name="P72" style:family="paragraph" style:parent-style-name="Standard">
      <style:text-properties style:font-name="Liberation Serif" fo:font-size="12pt" officeooo:rsid="00bbb153" officeooo:paragraph-rsid="00bbb153" style:font-size-asian="12pt" style:font-size-complex="12pt"/>
    </style:style>
    <style:style style:name="P73" style:family="paragraph" style:parent-style-name="Standard">
      <style:text-properties style:font-name="Liberation Serif" fo:font-size="12pt" officeooo:rsid="00c06bf0" officeooo:paragraph-rsid="00c06bf0" style:font-size-asian="12pt" style:font-size-complex="12pt"/>
    </style:style>
    <style:style style:name="P74" style:family="paragraph" style:parent-style-name="Standard">
      <style:text-properties style:font-name="Liberation Serif" fo:font-size="12pt" officeooo:rsid="00cfd9e9" officeooo:paragraph-rsid="00cfd9e9" style:font-size-asian="12pt" style:font-size-complex="12pt"/>
    </style:style>
    <style:style style:name="P75" style:family="paragraph" style:parent-style-name="Standard">
      <style:text-properties style:font-name="Liberation Serif" fo:font-size="12pt" officeooo:rsid="00d2c0d1" officeooo:paragraph-rsid="00d2c0d1" style:font-size-asian="12pt" style:font-size-complex="12pt"/>
    </style:style>
    <style:style style:name="P76" style:family="paragraph" style:parent-style-name="Standard">
      <style:text-properties style:font-name="Liberation Serif" fo:font-size="12pt" officeooo:rsid="00d2c0d1" officeooo:paragraph-rsid="00d93935" style:font-size-asian="12pt" style:font-size-complex="12pt"/>
    </style:style>
    <style:style style:name="P77" style:family="paragraph" style:parent-style-name="Standard">
      <style:text-properties style:font-name="Liberation Serif" fo:font-size="12pt" officeooo:rsid="007c9459" officeooo:paragraph-rsid="00d2c0d1" style:font-size-asian="12pt" style:font-size-complex="12pt"/>
    </style:style>
    <style:style style:name="P78" style:family="paragraph" style:parent-style-name="Standard">
      <style:text-properties style:font-name="Liberation Serif" fo:font-size="12pt" officeooo:rsid="00d41815" officeooo:paragraph-rsid="00d41815" style:font-size-asian="12pt" style:font-size-complex="12pt"/>
    </style:style>
    <style:style style:name="P79" style:family="paragraph" style:parent-style-name="Standard">
      <style:text-properties style:font-name="Liberation Serif" fo:font-size="12pt" officeooo:rsid="00d54e87" officeooo:paragraph-rsid="00d54e87" style:font-size-asian="12pt" style:font-size-complex="12pt"/>
    </style:style>
    <style:style style:name="P80" style:family="paragraph" style:parent-style-name="Standard">
      <style:text-properties style:font-name="Liberation Serif" fo:font-size="12pt" officeooo:rsid="00d6d48c" officeooo:paragraph-rsid="00d6d48c" style:font-size-asian="12pt" style:font-size-complex="12pt"/>
    </style:style>
    <style:style style:name="P81" style:family="paragraph" style:parent-style-name="Standard">
      <style:text-properties style:font-name="Liberation Serif" fo:font-size="12pt" officeooo:rsid="00d71db7" officeooo:paragraph-rsid="00d71db7" style:font-size-asian="12pt" style:font-size-complex="12pt"/>
    </style:style>
    <style:style style:name="P82" style:family="paragraph" style:parent-style-name="Standard">
      <style:text-properties style:font-name="Liberation Serif" fo:font-size="12pt" officeooo:rsid="00d944c2" officeooo:paragraph-rsid="00d944c2" style:font-size-asian="12pt" style:font-size-complex="12pt"/>
    </style:style>
    <style:style style:name="P83" style:family="paragraph" style:parent-style-name="Standard">
      <style:text-properties style:font-name="Liberation Serif" fo:font-size="12pt" officeooo:rsid="00da19b8" officeooo:paragraph-rsid="00da19b8" style:font-size-asian="12pt" style:font-size-complex="12pt"/>
    </style:style>
    <style:style style:name="P84" style:family="paragraph" style:parent-style-name="Standard">
      <style:text-properties style:font-name="Liberation Serif" fo:font-size="12pt" officeooo:rsid="00dbf604" officeooo:paragraph-rsid="00dbf604" style:font-size-asian="12pt" style:font-size-complex="12pt"/>
    </style:style>
    <style:style style:name="P85" style:family="paragraph" style:parent-style-name="Standard">
      <style:text-properties style:font-name="Liberation Serif" fo:font-size="12pt" officeooo:rsid="00dd2b43" officeooo:paragraph-rsid="00dd2b43" style:font-size-asian="12pt" style:font-size-complex="12pt"/>
    </style:style>
    <style:style style:name="P86" style:family="paragraph" style:parent-style-name="Standard">
      <style:text-properties style:font-name="Liberation Serif" fo:font-size="12pt" officeooo:rsid="00dead11" officeooo:paragraph-rsid="00dead11" style:font-size-asian="12pt" style:font-size-complex="12pt"/>
    </style:style>
    <style:style style:name="P87" style:family="paragraph" style:parent-style-name="Standard">
      <style:text-properties style:font-name="Liberation Serif" fo:font-size="12pt" officeooo:rsid="00df1d5d" officeooo:paragraph-rsid="00df1d5d" style:font-size-asian="12pt" style:font-size-complex="12pt"/>
    </style:style>
    <style:style style:name="P88" style:family="paragraph" style:parent-style-name="Standard">
      <style:text-properties style:font-name="Liberation Serif" fo:font-size="12pt" officeooo:rsid="00df76a4" officeooo:paragraph-rsid="00df76a4" style:font-size-asian="12pt" style:font-size-complex="12pt"/>
    </style:style>
    <style:style style:name="P89" style:family="paragraph" style:parent-style-name="Standard">
      <style:text-properties style:font-name="Liberation Serif" fo:font-size="12pt" fo:font-weight="bold" officeooo:rsid="001d6614" officeooo:paragraph-rsid="001c4d5f"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221748" officeooo:paragraph-rsid="00221748"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418347" officeooo:paragraph-rsid="00418347"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47e225" officeooo:paragraph-rsid="0047e225"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4ac32c" officeooo:paragraph-rsid="004ac32c"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4b036" officeooo:paragraph-rsid="00615864"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65c4e9" officeooo:paragraph-rsid="0065c4e9"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69bea7" officeooo:paragraph-rsid="0069bea7"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6ad6f8" officeooo:paragraph-rsid="006ad6f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7a0d26" officeooo:paragraph-rsid="007a0d26"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80743c" officeooo:paragraph-rsid="0080743c"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082d242" officeooo:paragraph-rsid="0082d242" style:font-size-asian="12pt" style:font-weight-asian="bold" style:font-size-complex="12pt" style:font-weight-complex="bold"/>
    </style:style>
    <style:style style:name="P101" style:family="paragraph" style:parent-style-name="Standard">
      <style:text-properties style:font-name="Liberation Serif" fo:font-size="12pt" fo:font-weight="bold" officeooo:rsid="008b8e30" officeooo:paragraph-rsid="008c9620"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0957582" officeooo:paragraph-rsid="00957582"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921420" officeooo:paragraph-rsid="009f05e4"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098ab40" officeooo:paragraph-rsid="0098ab40"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a384ce" officeooo:paragraph-rsid="00a384ce"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ab58f5" officeooo:paragraph-rsid="00ab58f5"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b059e2" officeooo:paragraph-rsid="00b059e2"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cf5e38" officeooo:paragraph-rsid="00cf5e38" style:font-size-asian="12pt" style:font-weight-asian="bold" style:font-size-complex="12pt" style:font-weight-complex="bold"/>
    </style:style>
    <style:style style:name="P109" style:family="paragraph" style:parent-style-name="Standard">
      <style:text-properties style:font-name="Liberation Serif" fo:font-size="12pt" fo:font-weight="bold" officeooo:rsid="00d93935" officeooo:paragraph-rsid="00d93935" style:font-size-asian="12pt" style:font-weight-asian="bold" style:font-size-complex="12pt" style:font-weight-complex="bold"/>
    </style:style>
    <style:style style:name="P110" style:family="paragraph" style:parent-style-name="Standard">
      <style:text-properties style:font-name="Liberation Serif" fo:font-size="12pt" fo:font-weight="bold" officeooo:rsid="00df76a4" officeooo:paragraph-rsid="00df76a4" style:font-size-asian="12pt" style:font-weight-asian="bold" style:font-size-complex="12pt" style:font-weight-complex="bold"/>
    </style:style>
    <style:style style:name="P111" style:family="paragraph" style:parent-style-name="Standard">
      <style:text-properties style:font-name="Liberation Serif" fo:font-size="12pt" style:text-underline-style="solid" style:text-underline-width="auto" style:text-underline-color="font-color" officeooo:rsid="00c4f606" officeooo:paragraph-rsid="00c4f606" style:font-size-asian="12pt" style:font-size-complex="12pt"/>
    </style:style>
    <style:style style:name="P112" style:family="paragraph" style:parent-style-name="Standard">
      <style:text-properties style:font-name="Liberation Serif" fo:font-size="12pt" style:text-underline-style="solid" style:text-underline-width="auto" style:text-underline-color="font-color" officeooo:rsid="00bbb153" officeooo:paragraph-rsid="00bbb153" style:font-size-asian="12pt" style:font-size-complex="12pt"/>
    </style:style>
    <style:style style:name="P113" style:family="paragraph" style:parent-style-name="Standard">
      <style:text-properties style:font-name="Liberation Serif" fo:font-size="12pt" style:text-underline-style="solid" style:text-underline-width="auto" style:text-underline-color="font-color" officeooo:rsid="00bd85b8" officeooo:paragraph-rsid="00bd85b8" style:font-size-asian="12pt" style:font-size-complex="12pt"/>
    </style:style>
    <style:style style:name="P114" style:family="paragraph" style:parent-style-name="Standard">
      <style:text-properties style:font-name="Liberation Serif" fo:font-size="12pt" style:text-underline-style="solid" style:text-underline-width="auto" style:text-underline-color="font-color" officeooo:rsid="00cb8083" officeooo:paragraph-rsid="00cb8083" style:font-size-asian="12pt" style:font-size-complex="12pt"/>
    </style:style>
    <style:style style:name="P115" style:family="paragraph" style:parent-style-name="Standard">
      <style:text-properties style:font-name="Liberation Serif" fo:font-size="12pt" style:text-underline-style="solid" style:text-underline-width="auto" style:text-underline-color="font-color" officeooo:rsid="00df1d5d" officeooo:paragraph-rsid="00df1d5d" style:font-size-asian="12pt" style:font-size-complex="12pt"/>
    </style:style>
    <style:style style:name="P116" style:family="paragraph" style:parent-style-name="Standard">
      <style:text-properties style:font-name="Liberation Serif" fo:font-size="12pt" fo:font-style="italic" style:text-underline-style="none" officeooo:rsid="00df1d5d" officeooo:paragraph-rsid="00e277fb" style:font-size-asian="12pt" style:font-style-asian="italic" style:font-size-complex="12pt" style:font-style-complex="italic"/>
    </style:style>
    <style:style style:name="P117" style:family="paragraph" style:parent-style-name="Standard">
      <style:text-properties officeooo:paragraph-rsid="00df76a4"/>
    </style:style>
    <style:style style:name="P118" style:family="paragraph" style:parent-style-name="Standard">
      <style:text-properties fo:font-weight="bold" officeooo:rsid="00e100a5" officeooo:paragraph-rsid="00e100a5" style:font-weight-asian="bold" style:font-weight-complex="bold"/>
    </style:style>
    <style:style style:name="P119" style:family="paragraph" style:parent-style-name="Standard">
      <style:text-properties fo:font-weight="bold" officeooo:rsid="00e277fb" officeooo:paragraph-rsid="00e277fb" style:font-weight-asian="bold" style:font-weight-complex="bold"/>
    </style:style>
    <style:style style:name="P120" style:family="paragraph" style:parent-style-name="Standard">
      <style:text-properties fo:font-weight="bold" officeooo:rsid="00f5c1c4" officeooo:paragraph-rsid="00f5c1c4" style:font-weight-asian="bold" style:font-weight-complex="bold"/>
    </style:style>
    <style:style style:name="P121" style:family="paragraph" style:parent-style-name="Standard">
      <style:text-properties fo:font-weight="bold" officeooo:rsid="000ec164" officeooo:paragraph-rsid="011382af" style:font-weight-asian="bold" style:font-weight-complex="bold"/>
    </style:style>
    <style:style style:name="P122" style:family="paragraph" style:parent-style-name="Standard">
      <style:text-properties fo:font-weight="bold" officeooo:rsid="011382af" officeooo:paragraph-rsid="011382af" style:font-weight-asian="bold" style:font-weight-complex="bold"/>
    </style:style>
    <style:style style:name="P123" style:family="paragraph" style:parent-style-name="Standard">
      <style:text-properties fo:font-weight="bold" officeooo:rsid="00e4d967" officeooo:paragraph-rsid="01224dc6" style:font-weight-asian="bold" style:font-weight-complex="bold"/>
    </style:style>
    <style:style style:name="P124" style:family="paragraph" style:parent-style-name="Standard">
      <style:text-properties fo:font-weight="bold" officeooo:rsid="0140a113" officeooo:paragraph-rsid="0140a113" style:font-weight-asian="bold" style:font-weight-complex="bold"/>
    </style:style>
    <style:style style:name="P125" style:family="paragraph" style:parent-style-name="Standard">
      <style:text-properties fo:font-weight="bold" officeooo:rsid="015c33c6" officeooo:paragraph-rsid="015c33c6" style:font-weight-asian="bold" style:font-weight-complex="bold"/>
    </style:style>
    <style:style style:name="P126" style:family="paragraph" style:parent-style-name="Standard">
      <style:text-properties fo:font-weight="bold" officeooo:rsid="0163a0e1" officeooo:paragraph-rsid="0163a0e1" style:font-weight-asian="bold" style:font-weight-complex="bold"/>
    </style:style>
    <style:style style:name="P127" style:family="paragraph" style:parent-style-name="Standard">
      <style:text-properties fo:font-weight="bold" officeooo:rsid="0191515c" officeooo:paragraph-rsid="01a7e262" style:font-weight-asian="bold" style:font-weight-complex="bold"/>
    </style:style>
    <style:style style:name="P128" style:family="paragraph" style:parent-style-name="Standard">
      <style:text-properties officeooo:rsid="00e277fb" officeooo:paragraph-rsid="00e277fb"/>
    </style:style>
    <style:style style:name="P129" style:family="paragraph" style:parent-style-name="Standard">
      <style:text-properties officeooo:rsid="00e277fb" officeooo:paragraph-rsid="01269f7c"/>
    </style:style>
    <style:style style:name="P130" style:family="paragraph" style:parent-style-name="Standard">
      <style:text-properties officeooo:paragraph-rsid="00e277fb"/>
    </style:style>
    <style:style style:name="P131" style:family="paragraph" style:parent-style-name="Standard">
      <style:text-properties officeooo:rsid="00e4d967" officeooo:paragraph-rsid="01224dc6"/>
    </style:style>
    <style:style style:name="P132" style:family="paragraph" style:parent-style-name="Standard">
      <style:text-properties officeooo:rsid="00e78a8a" officeooo:paragraph-rsid="00e78a8a"/>
    </style:style>
    <style:style style:name="P133" style:family="paragraph" style:parent-style-name="Standard">
      <style:text-properties officeooo:rsid="00e78a8a" officeooo:paragraph-rsid="00e4d967"/>
    </style:style>
    <style:style style:name="P134" style:family="paragraph" style:parent-style-name="Standard">
      <style:text-properties officeooo:rsid="00e78a8a" officeooo:paragraph-rsid="01224dc6"/>
    </style:style>
    <style:style style:name="P135" style:family="paragraph" style:parent-style-name="Standard">
      <style:text-properties fo:font-style="italic" officeooo:rsid="00e277fb" officeooo:paragraph-rsid="00e277fb" style:font-style-asian="italic" style:font-style-complex="italic"/>
    </style:style>
    <style:style style:name="P136" style:family="paragraph" style:parent-style-name="Standard">
      <style:text-properties fo:font-style="italic" officeooo:rsid="00e4d967" officeooo:paragraph-rsid="00e4d967" style:font-style-asian="italic" style:font-style-complex="italic"/>
    </style:style>
    <style:style style:name="P137" style:family="paragraph" style:parent-style-name="Standard">
      <style:text-properties fo:font-style="italic" officeooo:paragraph-rsid="00e277fb" style:font-style-asian="italic" style:font-style-complex="italic"/>
    </style:style>
    <style:style style:name="P138" style:family="paragraph" style:parent-style-name="Standard">
      <style:text-properties fo:font-style="italic" officeooo:rsid="00f5c1c4" officeooo:paragraph-rsid="00f5c1c4" style:font-style-asian="italic" style:font-style-complex="italic"/>
    </style:style>
    <style:style style:name="P139" style:family="paragraph" style:parent-style-name="Standard">
      <style:text-properties fo:font-style="italic" officeooo:rsid="00f5c1c4" officeooo:paragraph-rsid="00fcc412" style:font-style-asian="italic" style:font-style-complex="italic"/>
    </style:style>
    <style:style style:name="P140" style:family="paragraph" style:parent-style-name="Standard">
      <style:text-properties fo:font-style="italic" officeooo:rsid="00ff09be" officeooo:paragraph-rsid="00ff09be" style:font-style-asian="italic" style:font-style-complex="italic"/>
    </style:style>
    <style:style style:name="P141" style:family="paragraph" style:parent-style-name="Standard">
      <style:text-properties fo:font-style="italic" fo:font-weight="normal" officeooo:rsid="015d9dc1" officeooo:paragraph-rsid="015d9dc1" style:font-style-asian="italic" style:font-weight-asian="normal" style:font-style-complex="italic" style:font-weight-complex="normal"/>
    </style:style>
    <style:style style:name="P142" style:family="paragraph" style:parent-style-name="Standard">
      <style:text-properties fo:font-style="italic" fo:font-weight="normal" officeooo:rsid="0163a0e1" officeooo:paragraph-rsid="0163a0e1" style:font-style-asian="italic" style:font-weight-asian="normal" style:font-style-complex="italic" style:font-weight-complex="normal"/>
    </style:style>
    <style:style style:name="P143" style:family="paragraph" style:parent-style-name="Standard">
      <style:text-properties fo:font-style="italic" fo:font-weight="normal" officeooo:rsid="0171adc8" officeooo:paragraph-rsid="0171adc8" style:font-style-asian="italic" style:font-weight-asian="normal" style:font-style-complex="italic" style:font-weight-complex="normal"/>
    </style:style>
    <style:style style:name="P144" style:family="paragraph" style:parent-style-name="Standard">
      <style:text-properties fo:font-style="italic" fo:font-weight="normal" officeooo:rsid="01527d65" officeooo:paragraph-rsid="01527d65" style:font-style-asian="italic" style:font-weight-asian="normal" style:font-style-complex="italic" style:font-weight-complex="normal"/>
    </style:style>
    <style:style style:name="P145" style:family="paragraph" style:parent-style-name="Standard">
      <style:text-properties fo:font-style="italic" fo:font-weight="normal" officeooo:rsid="01538ab8" officeooo:paragraph-rsid="01538ab8" style:font-style-asian="italic" style:font-weight-asian="normal" style:font-style-complex="italic" style:font-weight-complex="normal"/>
    </style:style>
    <style:style style:name="P146" style:family="paragraph" style:parent-style-name="Standard">
      <style:text-properties fo:font-style="italic" fo:font-weight="normal" officeooo:rsid="0154c215" officeooo:paragraph-rsid="0154c215" style:font-style-asian="italic" style:font-weight-asian="normal" style:font-style-complex="italic" style:font-weight-complex="normal"/>
    </style:style>
    <style:style style:name="P147" style:family="paragraph" style:parent-style-name="Standard">
      <style:text-properties fo:font-style="italic" fo:font-weight="normal" officeooo:rsid="01589316" officeooo:paragraph-rsid="01589316" style:font-style-asian="italic" style:font-weight-asian="normal" style:font-style-complex="italic" style:font-weight-complex="normal"/>
    </style:style>
    <style:style style:name="P148" style:family="paragraph" style:parent-style-name="Standard">
      <style:text-properties fo:font-style="italic" fo:font-weight="normal" officeooo:rsid="0142b123" officeooo:paragraph-rsid="015083e8" style:font-style-asian="italic" style:font-weight-asian="normal" style:font-style-complex="italic" style:font-weight-complex="normal"/>
    </style:style>
    <style:style style:name="P149" style:family="paragraph" style:parent-style-name="Standard">
      <style:text-properties fo:font-style="italic" fo:font-weight="normal" officeooo:rsid="0142b123" officeooo:paragraph-rsid="0142b123" style:font-style-asian="italic" style:font-weight-asian="normal" style:font-style-complex="italic" style:font-weight-complex="normal"/>
    </style:style>
    <style:style style:name="P150" style:family="paragraph" style:parent-style-name="Standard">
      <style:text-properties fo:font-style="italic" fo:font-weight="normal" officeooo:rsid="01595add" officeooo:paragraph-rsid="01595add" style:font-style-asian="italic" style:font-weight-asian="normal" style:font-style-complex="italic" style:font-weight-complex="normal"/>
    </style:style>
    <style:style style:name="P151" style:family="paragraph" style:parent-style-name="Standard">
      <style:text-properties fo:font-style="italic" fo:font-weight="normal" officeooo:rsid="0177277a" officeooo:paragraph-rsid="0198fdb9" style:font-style-asian="italic" style:font-weight-asian="normal" style:font-style-complex="italic" style:font-weight-complex="normal"/>
    </style:style>
    <style:style style:name="P152" style:family="paragraph" style:parent-style-name="Standard">
      <style:text-properties fo:font-style="italic" fo:font-weight="normal" officeooo:rsid="0177277a" officeooo:paragraph-rsid="019d29a8" style:font-style-asian="italic" style:font-weight-asian="normal" style:font-style-complex="italic" style:font-weight-complex="normal"/>
    </style:style>
    <style:style style:name="P153" style:family="paragraph" style:parent-style-name="Standard">
      <style:text-properties fo:font-style="italic" fo:font-weight="normal" officeooo:rsid="0177277a" officeooo:paragraph-rsid="01aad099" style:font-style-asian="italic" style:font-weight-asian="normal" style:font-style-complex="italic" style:font-weight-complex="normal"/>
    </style:style>
    <style:style style:name="P154" style:family="paragraph" style:parent-style-name="Standard">
      <style:text-properties fo:font-style="italic" fo:font-weight="normal" officeooo:rsid="0198ca3a" officeooo:paragraph-rsid="01a39c74" style:font-style-asian="italic" style:font-weight-asian="normal" style:font-style-complex="italic" style:font-weight-complex="normal"/>
    </style:style>
    <style:style style:name="P155" style:family="paragraph" style:parent-style-name="Standard">
      <style:text-properties fo:font-style="italic" fo:font-weight="normal" officeooo:rsid="0169f184" officeooo:paragraph-rsid="0169f184" style:font-style-asian="italic" style:font-weight-asian="normal" style:font-style-complex="italic" style:font-weight-complex="normal"/>
    </style:style>
    <style:style style:name="P156" style:family="paragraph" style:parent-style-name="Standard">
      <style:text-properties fo:font-style="italic" fo:font-weight="normal" officeooo:rsid="01c5983f" officeooo:paragraph-rsid="01aad099" style:font-style-asian="italic" style:font-weight-asian="normal" style:font-style-complex="italic" style:font-weight-complex="normal"/>
    </style:style>
    <style:style style:name="P157" style:family="paragraph" style:parent-style-name="Standard">
      <style:text-properties fo:font-style="italic" fo:font-weight="normal" officeooo:rsid="01fc8c06" officeooo:paragraph-rsid="021213d1" style:font-style-asian="italic" style:font-weight-asian="normal" style:font-style-complex="italic" style:font-weight-complex="normal"/>
    </style:style>
    <style:style style:name="P158" style:family="paragraph" style:parent-style-name="Standard">
      <style:text-properties fo:font-style="italic" fo:font-weight="normal" officeooo:rsid="02070877" officeooo:paragraph-rsid="021213d1" style:font-style-asian="italic" style:font-weight-asian="normal" style:font-style-complex="italic" style:font-weight-complex="normal"/>
    </style:style>
    <style:style style:name="P159" style:family="paragraph" style:parent-style-name="Standard">
      <style:text-properties fo:font-style="italic" fo:font-weight="normal" officeooo:rsid="02076503" officeooo:paragraph-rsid="021213d1" style:font-style-asian="italic" style:font-weight-asian="normal" style:font-style-complex="italic" style:font-weight-complex="normal"/>
    </style:style>
    <style:style style:name="P160" style:family="paragraph" style:parent-style-name="Standard">
      <style:text-properties fo:font-style="italic" fo:font-weight="normal" officeooo:rsid="0191515c" officeooo:paragraph-rsid="01a39c74" style:font-style-asian="italic" style:font-weight-asian="normal" style:font-style-complex="italic" style:font-weight-complex="normal"/>
    </style:style>
    <style:style style:name="P161" style:family="paragraph" style:parent-style-name="Standard">
      <style:text-properties fo:font-style="italic" fo:font-weight="normal" officeooo:rsid="02263f4c" officeooo:paragraph-rsid="022e0385" style:font-style-asian="italic" style:font-weight-asian="normal" style:font-style-complex="italic" style:font-weight-complex="normal"/>
    </style:style>
    <style:style style:name="P162" style:family="paragraph" style:parent-style-name="Standard">
      <style:text-properties fo:font-style="italic" fo:font-weight="normal" officeooo:rsid="022e0385" officeooo:paragraph-rsid="022e0385" style:font-style-asian="italic" style:font-weight-asian="normal" style:font-style-complex="italic" style:font-weight-complex="normal"/>
    </style:style>
    <style:style style:name="P163" style:family="paragraph" style:parent-style-name="Standard">
      <style:text-properties fo:font-style="italic" fo:font-weight="normal" officeooo:rsid="0232bb83" officeooo:paragraph-rsid="0232bb83" style:font-style-asian="italic" style:font-weight-asian="normal" style:font-style-complex="italic" style:font-weight-complex="normal"/>
    </style:style>
    <style:style style:name="P164" style:family="paragraph" style:parent-style-name="Standard">
      <style:text-properties fo:font-style="italic" fo:font-weight="normal" officeooo:rsid="02347287" officeooo:paragraph-rsid="02347287" style:font-style-asian="italic" style:font-weight-asian="normal" style:font-style-complex="italic" style:font-weight-complex="normal"/>
    </style:style>
    <style:style style:name="P165" style:family="paragraph" style:parent-style-name="Standard">
      <style:text-properties fo:font-style="italic" fo:font-weight="normal" officeooo:rsid="0239c0e6" officeooo:paragraph-rsid="0239c0e6" style:font-style-asian="italic" style:font-weight-asian="normal" style:font-style-complex="italic" style:font-weight-complex="normal"/>
    </style:style>
    <style:style style:name="P166"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167" style:family="paragraph" style:parent-style-name="Standard">
      <style:text-properties fo:font-style="italic" style:text-underline-style="solid" style:text-underline-width="auto" style:text-underline-color="font-color" fo:font-weight="normal" officeooo:rsid="0177277a" officeooo:paragraph-rsid="01af3647" style:font-style-asian="italic" style:font-weight-asian="normal" style:font-style-complex="italic" style:font-weight-complex="normal"/>
    </style:style>
    <style:style style:name="P168" style:family="paragraph" style:parent-style-name="Standard">
      <style:text-properties fo:font-style="italic" style:text-underline-style="solid" style:text-underline-width="auto" style:text-underline-color="font-color" fo:font-weight="normal" officeooo:rsid="0177277a" officeooo:paragraph-rsid="01b37967" style:font-style-asian="italic" style:font-weight-asian="normal" style:font-style-complex="italic" style:font-weight-complex="normal"/>
    </style:style>
    <style:style style:name="P169" style:family="paragraph" style:parent-style-name="Standard">
      <style:text-properties fo:font-style="italic" style:text-underline-style="solid" style:text-underline-width="auto" style:text-underline-color="font-color" fo:font-weight="normal" officeooo:rsid="0207af46" officeooo:paragraph-rsid="0208bbbf" style:font-style-asian="italic" style:font-weight-asian="normal" style:font-style-complex="italic" style:font-weight-complex="normal"/>
    </style:style>
    <style:style style:name="P170" style:family="paragraph" style:parent-style-name="Standard">
      <style:text-properties fo:font-style="italic" style:text-underline-style="solid" style:text-underline-width="auto" style:text-underline-color="font-color" fo:font-weight="normal" officeooo:paragraph-rsid="01c8c5b6" style:font-style-asian="italic" style:font-style-complex="italic"/>
    </style:style>
    <style:style style:name="P171" style:family="paragraph" style:parent-style-name="Standard">
      <style:text-properties officeooo:rsid="00f5c1c4" officeooo:paragraph-rsid="00fcc412"/>
    </style:style>
    <style:style style:name="P172" style:family="paragraph" style:parent-style-name="Standard">
      <style:text-properties officeooo:rsid="00ff09be" officeooo:paragraph-rsid="00ff09be"/>
    </style:style>
    <style:style style:name="P173" style:family="paragraph" style:parent-style-name="Standard">
      <style:text-properties officeooo:rsid="0101940f" officeooo:paragraph-rsid="0101940f"/>
    </style:style>
    <style:style style:name="P174" style:family="paragraph" style:parent-style-name="Standard">
      <style:text-properties style:text-underline-style="solid" style:text-underline-width="auto" style:text-underline-color="font-color" officeooo:rsid="00e78a8a" officeooo:paragraph-rsid="01224dc6"/>
    </style:style>
    <style:style style:name="P175" style:family="paragraph" style:parent-style-name="Standard">
      <style:text-properties style:text-underline-style="solid" style:text-underline-width="auto" style:text-underline-color="font-color" fo:font-weight="bold" officeooo:rsid="0012c498" officeooo:paragraph-rsid="012a2aa4"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1fe8a1" officeooo:paragraph-rsid="013b845e"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13c1bd4" officeooo:paragraph-rsid="013c1bd4"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142b123" officeooo:paragraph-rsid="0142b123"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14ed653" officeooo:paragraph-rsid="014ed653" style:font-weight-asian="bold" style:font-weight-complex="bold"/>
    </style:style>
    <style:style style:name="P180" style:family="paragraph" style:parent-style-name="Standard">
      <style:text-properties style:text-underline-style="solid" style:text-underline-width="auto" style:text-underline-color="font-color" fo:font-weight="bold" officeooo:rsid="015083e8" officeooo:paragraph-rsid="015083e8" style:font-weight-asian="bold" style:font-weight-complex="bold"/>
    </style:style>
    <style:style style:name="P181" style:family="paragraph" style:parent-style-name="Standard">
      <style:text-properties style:text-underline-style="solid" style:text-underline-width="auto" style:text-underline-color="font-color" fo:font-weight="bold" officeooo:rsid="015083e8" officeooo:paragraph-rsid="01538ab8" style:font-weight-asian="bold" style:font-weight-complex="bold"/>
    </style:style>
    <style:style style:name="P182" style:family="paragraph" style:parent-style-name="Standard">
      <style:text-properties style:text-underline-style="solid" style:text-underline-width="auto" style:text-underline-color="font-color" fo:font-weight="bold" officeooo:rsid="0169f184" officeooo:paragraph-rsid="0169f184" style:font-weight-asian="bold" style:font-weight-complex="bold"/>
    </style:style>
    <style:style style:name="P183" style:family="paragraph" style:parent-style-name="Standard">
      <style:text-properties style:text-underline-style="solid" style:text-underline-width="auto" style:text-underline-color="font-color" fo:font-weight="bold" officeooo:rsid="0158fe32" officeooo:paragraph-rsid="01a7e262" style:font-weight-asian="bold" style:font-weight-complex="bold"/>
    </style:style>
    <style:style style:name="P184" style:family="paragraph" style:parent-style-name="Standard">
      <style:text-properties style:text-underline-style="solid" style:text-underline-width="auto" style:text-underline-color="font-color" fo:font-weight="normal" officeooo:rsid="01255f88" officeooo:paragraph-rsid="01255f88"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1266495" officeooo:paragraph-rsid="01269f7c"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1269f7c" officeooo:paragraph-rsid="01269f7c"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13788b9" officeooo:paragraph-rsid="013788b9" style:font-weight-asian="normal" style:font-weight-complex="normal"/>
    </style:style>
    <style:style style:name="P188" style:family="paragraph" style:parent-style-name="Standard">
      <style:text-properties style:text-underline-style="solid" style:text-underline-width="auto" style:text-underline-color="font-color" officeooo:rsid="000cb52d" officeooo:paragraph-rsid="02180c6e"/>
    </style:style>
    <style:style style:name="P189" style:family="paragraph" style:parent-style-name="Standard">
      <style:text-properties officeooo:rsid="011084a7" officeooo:paragraph-rsid="011084a7"/>
    </style:style>
    <style:style style:name="P190" style:family="paragraph" style:parent-style-name="Standard">
      <style:text-properties officeooo:rsid="0010b4ae" officeooo:paragraph-rsid="011382af"/>
    </style:style>
    <style:style style:name="P191" style:family="paragraph" style:parent-style-name="Standard">
      <style:text-properties officeooo:rsid="000ec164" officeooo:paragraph-rsid="011382af"/>
    </style:style>
    <style:style style:name="P192" style:family="paragraph" style:parent-style-name="Standard">
      <style:text-properties officeooo:rsid="011382af" officeooo:paragraph-rsid="011382af"/>
    </style:style>
    <style:style style:name="P193" style:family="paragraph" style:parent-style-name="Standard">
      <style:text-properties officeooo:rsid="011417b7" officeooo:paragraph-rsid="011417b7"/>
    </style:style>
    <style:style style:name="P194" style:family="paragraph" style:parent-style-name="Standard">
      <style:text-properties officeooo:rsid="0115f78a" officeooo:paragraph-rsid="0115f78a"/>
    </style:style>
    <style:style style:name="P195" style:family="paragraph" style:parent-style-name="Standard">
      <style:text-properties officeooo:rsid="0115f78a" officeooo:paragraph-rsid="011aaa9b"/>
    </style:style>
    <style:style style:name="P196" style:family="paragraph" style:parent-style-name="Standard">
      <style:text-properties officeooo:rsid="0117d196" officeooo:paragraph-rsid="0117d196"/>
    </style:style>
    <style:style style:name="P197" style:family="paragraph" style:parent-style-name="Standard">
      <style:text-properties officeooo:rsid="0119c00e" officeooo:paragraph-rsid="0119c00e"/>
    </style:style>
    <style:style style:name="P198" style:family="paragraph" style:parent-style-name="Standard">
      <style:text-properties officeooo:rsid="011a22dc" officeooo:paragraph-rsid="011a22dc"/>
    </style:style>
    <style:style style:name="P199" style:family="paragraph" style:parent-style-name="Standard">
      <style:text-properties officeooo:rsid="011e3651" officeooo:paragraph-rsid="011e3651"/>
    </style:style>
    <style:style style:name="P200" style:family="paragraph" style:parent-style-name="Standard">
      <style:text-properties officeooo:rsid="01205159" officeooo:paragraph-rsid="01205159"/>
    </style:style>
    <style:style style:name="P201" style:family="paragraph" style:parent-style-name="Standard">
      <style:text-properties fo:font-weight="normal" officeooo:rsid="00e78a8a" officeooo:paragraph-rsid="01224dc6" style:font-weight-asian="normal" style:font-weight-complex="normal"/>
    </style:style>
    <style:style style:name="P202" style:family="paragraph" style:parent-style-name="Standard">
      <style:text-properties fo:font-weight="normal" officeooo:rsid="01255f88" officeooo:paragraph-rsid="01255f88" style:font-weight-asian="normal" style:font-weight-complex="normal"/>
    </style:style>
    <style:style style:name="P203" style:family="paragraph" style:parent-style-name="Standard">
      <style:text-properties fo:font-weight="normal" officeooo:rsid="01255f88" officeooo:paragraph-rsid="01269f7c" style:font-weight-asian="normal" style:font-weight-complex="normal"/>
    </style:style>
    <style:style style:name="P204" style:family="paragraph" style:parent-style-name="Standard">
      <style:text-properties fo:font-weight="normal" officeooo:rsid="001fe8a1" officeooo:paragraph-rsid="01255f88" style:font-weight-asian="normal" style:font-weight-complex="normal"/>
    </style:style>
    <style:style style:name="P205" style:family="paragraph" style:parent-style-name="Standard">
      <style:text-properties fo:font-weight="normal" officeooo:rsid="001fe8a1" officeooo:paragraph-rsid="013b845e" style:font-weight-asian="normal" style:font-weight-complex="normal"/>
    </style:style>
    <style:style style:name="P206" style:family="paragraph" style:parent-style-name="Standard">
      <style:text-properties fo:font-weight="normal" officeooo:rsid="001fe8a1" officeooo:paragraph-rsid="013c1bd4" style:font-weight-asian="normal" style:font-weight-complex="normal"/>
    </style:style>
    <style:style style:name="P207" style:family="paragraph" style:parent-style-name="Standard">
      <style:text-properties fo:font-weight="normal" officeooo:rsid="01266495" officeooo:paragraph-rsid="01269f7c" style:font-weight-asian="normal" style:font-weight-complex="normal"/>
    </style:style>
    <style:style style:name="P208" style:family="paragraph" style:parent-style-name="Standard">
      <style:text-properties fo:font-weight="normal" officeooo:rsid="01269f7c" officeooo:paragraph-rsid="01269f7c" style:font-weight-asian="normal" style:font-weight-complex="normal"/>
    </style:style>
    <style:style style:name="P209" style:family="paragraph" style:parent-style-name="Standard">
      <style:text-properties fo:font-weight="normal" officeooo:rsid="01288e56" officeooo:paragraph-rsid="01288e56" style:font-weight-asian="normal" style:font-weight-complex="normal"/>
    </style:style>
    <style:style style:name="P210" style:family="paragraph" style:parent-style-name="Standard">
      <style:text-properties fo:font-weight="normal" officeooo:rsid="0128a9a8" officeooo:paragraph-rsid="0128a9a8" style:font-weight-asian="normal" style:font-weight-complex="normal"/>
    </style:style>
    <style:style style:name="P211" style:family="paragraph" style:parent-style-name="Standard">
      <style:text-properties fo:font-weight="normal" officeooo:rsid="012badff" officeooo:paragraph-rsid="012badff" style:font-weight-asian="normal" style:font-weight-complex="normal"/>
    </style:style>
    <style:style style:name="P212" style:family="paragraph" style:parent-style-name="Standard">
      <style:text-properties fo:font-weight="normal" officeooo:rsid="012badff" officeooo:paragraph-rsid="012a2aa4" style:font-weight-asian="normal" style:font-weight-complex="normal"/>
    </style:style>
    <style:style style:name="P213" style:family="paragraph" style:parent-style-name="Standard">
      <style:text-properties fo:font-weight="normal" officeooo:rsid="012badff" officeooo:paragraph-rsid="013b845e" style:font-weight-asian="normal" style:font-weight-complex="normal"/>
    </style:style>
    <style:style style:name="P214" style:family="paragraph" style:parent-style-name="Standard">
      <style:text-properties fo:font-weight="normal" officeooo:rsid="012badff" officeooo:paragraph-rsid="013c1bd4" style:font-weight-asian="normal" style:font-weight-complex="normal"/>
    </style:style>
    <style:style style:name="P215" style:family="paragraph" style:parent-style-name="Standard">
      <style:text-properties fo:font-weight="normal" officeooo:rsid="012c40db" officeooo:paragraph-rsid="012c40db" style:font-weight-asian="normal" style:font-weight-complex="normal"/>
    </style:style>
    <style:style style:name="P216" style:family="paragraph" style:parent-style-name="Standard">
      <style:text-properties fo:font-weight="normal" officeooo:rsid="0123c333" officeooo:paragraph-rsid="0123c333" style:font-weight-asian="normal" style:font-weight-complex="normal"/>
    </style:style>
    <style:style style:name="P217" style:family="paragraph" style:parent-style-name="Standard">
      <style:text-properties fo:font-weight="normal" officeooo:rsid="01367b49" officeooo:paragraph-rsid="01367b49" style:font-weight-asian="normal" style:font-weight-complex="normal"/>
    </style:style>
    <style:style style:name="P218" style:family="paragraph" style:parent-style-name="Standard">
      <style:text-properties fo:font-weight="normal" officeooo:rsid="0136ea44" officeooo:paragraph-rsid="0136ea44" style:font-weight-asian="normal" style:font-weight-complex="normal"/>
    </style:style>
    <style:style style:name="P219" style:family="paragraph" style:parent-style-name="Standard">
      <style:text-properties fo:font-weight="normal" officeooo:rsid="013788b9" officeooo:paragraph-rsid="013788b9" style:font-weight-asian="normal" style:font-weight-complex="normal"/>
    </style:style>
    <style:style style:name="P220" style:family="paragraph" style:parent-style-name="Standard">
      <style:text-properties fo:font-weight="normal" officeooo:rsid="012ef144" officeooo:paragraph-rsid="013b845e" style:font-weight-asian="normal" style:font-weight-complex="normal"/>
    </style:style>
    <style:style style:name="P221" style:family="paragraph" style:parent-style-name="Standard">
      <style:text-properties fo:font-weight="normal" officeooo:rsid="013041a6" officeooo:paragraph-rsid="013b845e" style:font-weight-asian="normal" style:font-weight-complex="normal"/>
    </style:style>
    <style:style style:name="P222" style:family="paragraph" style:parent-style-name="Standard">
      <style:text-properties fo:font-weight="normal" officeooo:rsid="0131b64c" officeooo:paragraph-rsid="013b845e" style:font-weight-asian="normal" style:font-weight-complex="normal"/>
    </style:style>
    <style:style style:name="P223" style:family="paragraph" style:parent-style-name="Standard">
      <style:text-properties fo:font-weight="normal" officeooo:rsid="0132b0f6" officeooo:paragraph-rsid="013b845e" style:font-weight-asian="normal" style:font-weight-complex="normal"/>
    </style:style>
    <style:style style:name="P224" style:family="paragraph" style:parent-style-name="Standard">
      <style:text-properties fo:font-weight="normal" officeooo:rsid="0137bf8d" officeooo:paragraph-rsid="013b845e" style:font-weight-asian="normal" style:font-weight-complex="normal"/>
    </style:style>
    <style:style style:name="P225" style:family="paragraph" style:parent-style-name="Standard">
      <style:text-properties fo:font-weight="normal" officeooo:rsid="0140a113" officeooo:paragraph-rsid="0140a113" style:font-weight-asian="normal" style:font-weight-complex="normal"/>
    </style:style>
    <style:style style:name="P226" style:family="paragraph" style:parent-style-name="Standard">
      <style:text-properties fo:font-weight="normal" officeooo:rsid="0142b123" officeooo:paragraph-rsid="0142b123" style:font-weight-asian="normal" style:font-weight-complex="normal"/>
    </style:style>
    <style:style style:name="P227" style:family="paragraph" style:parent-style-name="Standard">
      <style:text-properties fo:font-weight="normal" officeooo:rsid="0142b123" officeooo:paragraph-rsid="014beb73" style:font-weight-asian="normal" style:font-weight-complex="normal"/>
    </style:style>
    <style:style style:name="P228" style:family="paragraph" style:parent-style-name="Standard">
      <style:text-properties fo:font-weight="normal" officeooo:rsid="0142b123" officeooo:paragraph-rsid="01919b85" style:font-weight-asian="normal" style:font-weight-complex="normal"/>
    </style:style>
    <style:style style:name="P229" style:family="paragraph" style:parent-style-name="Standard">
      <style:text-properties fo:font-weight="normal" officeooo:rsid="014db9f3" officeooo:paragraph-rsid="014db9f3" style:font-weight-asian="normal" style:font-weight-complex="normal"/>
    </style:style>
    <style:style style:name="P230" style:family="paragraph" style:parent-style-name="Standard">
      <style:text-properties fo:font-weight="normal" officeooo:rsid="014ed653" officeooo:paragraph-rsid="014ed653" style:font-weight-asian="normal" style:font-weight-complex="normal"/>
    </style:style>
    <style:style style:name="P231" style:family="paragraph" style:parent-style-name="Standard">
      <style:text-properties fo:font-weight="normal" officeooo:rsid="015083e8" officeooo:paragraph-rsid="015083e8" style:font-weight-asian="normal" style:font-weight-complex="normal"/>
    </style:style>
    <style:style style:name="P232" style:family="paragraph" style:parent-style-name="Standard">
      <style:text-properties fo:font-weight="normal" officeooo:rsid="01527d65" officeooo:paragraph-rsid="01527d65" style:font-weight-asian="normal" style:font-weight-complex="normal"/>
    </style:style>
    <style:style style:name="P233" style:family="paragraph" style:parent-style-name="Standard">
      <style:text-properties fo:font-weight="normal" officeooo:rsid="01595add" officeooo:paragraph-rsid="01595add" style:font-weight-asian="normal" style:font-weight-complex="normal"/>
    </style:style>
    <style:style style:name="P234" style:family="paragraph" style:parent-style-name="Standard">
      <style:text-properties fo:font-weight="normal" officeooo:rsid="015c33c6" officeooo:paragraph-rsid="015c33c6" style:font-weight-asian="normal" style:font-weight-complex="normal"/>
    </style:style>
    <style:style style:name="P235" style:family="paragraph" style:parent-style-name="Standard">
      <style:text-properties fo:font-weight="normal" officeooo:rsid="015d9dc1" officeooo:paragraph-rsid="015d9dc1" style:font-weight-asian="normal" style:font-weight-complex="normal"/>
    </style:style>
    <style:style style:name="P236" style:family="paragraph" style:parent-style-name="Standard">
      <style:text-properties fo:font-weight="normal" officeooo:rsid="0163a0e1" officeooo:paragraph-rsid="0163a0e1" style:font-weight-asian="normal" style:font-weight-complex="normal"/>
    </style:style>
    <style:style style:name="P237" style:family="paragraph" style:parent-style-name="Standard">
      <style:text-properties fo:font-weight="normal" officeooo:rsid="0158fe32" officeooo:paragraph-rsid="0158fe32" style:font-weight-asian="normal" style:font-weight-complex="normal"/>
    </style:style>
    <style:style style:name="P238" style:family="paragraph" style:parent-style-name="Standard">
      <style:text-properties fo:font-weight="normal" officeooo:rsid="0198ca3a" officeooo:paragraph-rsid="02507347" style:font-weight-asian="normal" style:font-weight-complex="normal"/>
    </style:style>
    <style:style style:name="P239" style:family="paragraph" style:parent-style-name="Standard">
      <style:text-properties fo:font-weight="normal" officeooo:rsid="01fc8c06" officeooo:paragraph-rsid="02507347" style:font-weight-asian="normal" style:font-weight-complex="normal"/>
    </style:style>
    <style:style style:name="P240" style:family="paragraph" style:parent-style-name="Standard">
      <style:text-properties fo:font-weight="normal" officeooo:rsid="021472b2" officeooo:paragraph-rsid="02180c6e" style:font-weight-asian="normal" style:font-weight-complex="normal"/>
    </style:style>
    <style:style style:name="P241" style:family="paragraph" style:parent-style-name="Standard">
      <style:text-properties fo:font-weight="normal" officeooo:rsid="000cb52d" officeooo:paragraph-rsid="021a05c4" style:font-weight-asian="normal" style:font-weight-complex="normal"/>
    </style:style>
    <style:style style:name="P242" style:family="paragraph" style:parent-style-name="Standard">
      <style:text-properties fo:font-weight="normal" officeooo:rsid="02211892" officeooo:paragraph-rsid="02211892" style:font-weight-asian="normal" style:font-weight-complex="normal"/>
    </style:style>
    <style:style style:name="P243" style:family="paragraph" style:parent-style-name="Standard">
      <style:text-properties fo:font-weight="normal" officeooo:rsid="022660a5" officeooo:paragraph-rsid="022660a5" style:font-weight-asian="normal" style:font-weight-complex="normal"/>
    </style:style>
    <style:style style:name="P244" style:family="paragraph" style:parent-style-name="Standard">
      <style:text-properties fo:font-weight="normal" officeooo:rsid="022660a5" officeooo:paragraph-rsid="02507347" style:font-weight-asian="normal" style:font-weight-complex="normal"/>
    </style:style>
    <style:style style:name="P245" style:family="paragraph" style:parent-style-name="Standard">
      <style:text-properties fo:font-weight="normal" officeooo:rsid="022e0385" officeooo:paragraph-rsid="022e0385" style:font-weight-asian="normal" style:font-weight-complex="normal"/>
    </style:style>
    <style:style style:name="P246" style:family="paragraph" style:parent-style-name="Standard">
      <style:text-properties fo:font-weight="normal" officeooo:rsid="025ad66b" officeooo:paragraph-rsid="025ad66b" style:font-weight-asian="normal" style:font-weight-complex="normal"/>
    </style:style>
    <style:style style:name="P247" style:family="paragraph" style:parent-style-name="Standard">
      <style:text-properties fo:font-weight="normal" officeooo:rsid="025deb46" officeooo:paragraph-rsid="025deb46" style:font-weight-asian="normal" style:font-weight-complex="normal"/>
    </style:style>
    <style:style style:name="P248" style:family="paragraph" style:parent-style-name="Standard">
      <style:text-properties fo:font-weight="normal" officeooo:rsid="025fd7c1" officeooo:paragraph-rsid="025fd7c1" style:font-weight-asian="normal" style:font-weight-complex="normal"/>
    </style:style>
    <style:style style:name="P249" style:family="paragraph" style:parent-style-name="Standard">
      <style:text-properties fo:font-weight="normal" officeooo:rsid="026126ce" officeooo:paragraph-rsid="026126ce" style:font-weight-asian="normal" style:font-weight-complex="normal"/>
    </style:style>
    <style:style style:name="P250" style:family="paragraph" style:parent-style-name="Standard">
      <style:text-properties fo:font-weight="normal" officeooo:paragraph-rsid="0232bb83"/>
    </style:style>
    <style:style style:name="P251" style:family="paragraph" style:parent-style-name="Standard">
      <style:text-properties officeooo:rsid="001fe8a1" officeooo:paragraph-rsid="01255f88"/>
    </style:style>
    <style:style style:name="P252" style:family="paragraph" style:parent-style-name="Standard">
      <style:text-properties officeooo:rsid="001fe8a1" officeooo:paragraph-rsid="012a2aa4"/>
    </style:style>
    <style:style style:name="P253" style:family="paragraph" style:parent-style-name="Standard">
      <style:text-properties officeooo:paragraph-rsid="01266495"/>
    </style:style>
    <style:style style:name="P254" style:family="paragraph" style:parent-style-name="Standard">
      <style:text-properties officeooo:paragraph-rsid="01269f7c"/>
    </style:style>
    <style:style style:name="P255" style:family="paragraph" style:parent-style-name="Standard">
      <style:text-properties officeooo:rsid="0012c498" officeooo:paragraph-rsid="012a2aa4"/>
    </style:style>
    <style:style style:name="P256" style:family="paragraph" style:parent-style-name="Standard">
      <style:text-properties officeooo:rsid="0012da58" officeooo:paragraph-rsid="012a2aa4"/>
    </style:style>
    <style:style style:name="P257" style:family="paragraph" style:parent-style-name="Standard">
      <style:text-properties officeooo:rsid="001473a0" officeooo:paragraph-rsid="012a2aa4"/>
    </style:style>
    <style:style style:name="P258" style:family="paragraph" style:parent-style-name="Standard">
      <style:text-properties officeooo:rsid="0015dfa6" officeooo:paragraph-rsid="012a2aa4"/>
    </style:style>
    <style:style style:name="P259" style:family="paragraph" style:parent-style-name="Standard">
      <style:text-properties officeooo:rsid="0019414c" officeooo:paragraph-rsid="012a2aa4"/>
    </style:style>
    <style:style style:name="P260" style:family="paragraph" style:parent-style-name="Standard">
      <style:text-properties officeooo:rsid="0019b978" officeooo:paragraph-rsid="012a2aa4"/>
    </style:style>
    <style:style style:name="P261" style:family="paragraph" style:parent-style-name="Standard">
      <style:text-properties officeooo:rsid="001ab998" officeooo:paragraph-rsid="012a2aa4"/>
    </style:style>
    <style:style style:name="P262" style:family="paragraph" style:parent-style-name="Standard">
      <style:text-properties officeooo:rsid="001b1d14" officeooo:paragraph-rsid="012a2aa4"/>
    </style:style>
    <style:style style:name="P263" style:family="paragraph" style:parent-style-name="Standard">
      <style:text-properties officeooo:rsid="001bae7e" officeooo:paragraph-rsid="012a2aa4"/>
    </style:style>
    <style:style style:name="P264" style:family="paragraph" style:parent-style-name="Standard">
      <style:text-properties officeooo:rsid="001ce3d4" officeooo:paragraph-rsid="012a2aa4"/>
    </style:style>
    <style:style style:name="P265" style:family="paragraph" style:parent-style-name="Standard">
      <style:text-properties officeooo:rsid="001e9cb1" officeooo:paragraph-rsid="012a2aa4"/>
    </style:style>
    <style:style style:name="P266" style:family="paragraph" style:parent-style-name="Standard">
      <style:text-properties officeooo:rsid="0136ea44" officeooo:paragraph-rsid="0136ea44"/>
    </style:style>
    <style:style style:name="P267" style:family="paragraph" style:parent-style-name="Standard">
      <style:text-properties style:text-line-through-style="solid" style:text-line-through-type="single" fo:font-weight="normal" officeooo:rsid="0169f184" officeooo:paragraph-rsid="0169f184" style:font-weight-asian="normal" style:font-weight-complex="normal"/>
    </style:style>
    <style:style style:name="P268" style:family="paragraph" style:parent-style-name="Standard">
      <style:text-properties style:text-line-through-style="solid" style:text-line-through-type="single" fo:font-weight="normal" officeooo:rsid="01703750" officeooo:paragraph-rsid="01703750" style:font-weight-asian="normal" style:font-weight-complex="normal"/>
    </style:style>
    <style:style style:name="P269" style:family="paragraph" style:parent-style-name="Standard">
      <style:text-properties fo:font-style="normal" fo:font-weight="normal" officeooo:rsid="0177277a" officeooo:paragraph-rsid="01af3647" style:font-style-asian="normal" style:font-weight-asian="normal" style:font-style-complex="normal" style:font-weight-complex="normal"/>
    </style:style>
    <style:style style:name="P270" style:family="paragraph" style:parent-style-name="Standard">
      <style:text-properties fo:font-style="normal" fo:font-weight="normal" officeooo:rsid="02366881" officeooo:paragraph-rsid="02366881" style:font-style-asian="normal" style:font-weight-asian="normal" style:font-style-complex="normal" style:font-weight-complex="normal"/>
    </style:style>
    <style:style style:name="P271" style:family="paragraph" style:parent-style-name="Standard">
      <style:text-properties fo:font-style="normal" fo:font-weight="normal" officeooo:rsid="0239c0e6" officeooo:paragraph-rsid="0239c0e6" style:font-style-asian="normal" style:font-weight-asian="normal" style:font-style-complex="normal" style:font-weight-complex="normal"/>
    </style:style>
    <style:style style:name="P272" style:family="paragraph" style:parent-style-name="Standard">
      <style:text-properties fo:font-style="normal" fo:font-weight="normal" officeooo:rsid="023e1f67" officeooo:paragraph-rsid="023e1f67" style:font-style-asian="normal" style:font-weight-asian="normal" style:font-style-complex="normal" style:font-weight-complex="normal"/>
    </style:style>
    <style:style style:name="P273" style:family="paragraph" style:parent-style-name="Standard">
      <style:text-properties fo:font-style="normal" fo:font-weight="normal" officeooo:rsid="023e1f67" officeooo:paragraph-rsid="02507347" style:font-style-asian="normal" style:font-weight-asian="normal" style:font-style-complex="normal" style:font-weight-complex="normal"/>
    </style:style>
    <style:style style:name="P274" style:family="paragraph" style:parent-style-name="Standard">
      <style:text-properties fo:font-style="normal" fo:font-weight="normal" officeooo:rsid="022660a5" officeooo:paragraph-rsid="02403757" style:font-style-asian="normal" style:font-weight-asian="normal" style:font-style-complex="normal" style:font-weight-complex="normal"/>
    </style:style>
    <style:style style:name="P275" style:family="paragraph" style:parent-style-name="Standard">
      <style:text-properties fo:font-style="normal" fo:font-weight="normal" officeooo:rsid="02449f82" officeooo:paragraph-rsid="02449f82" style:font-style-asian="normal" style:font-weight-asian="normal" style:font-style-complex="normal" style:font-weight-complex="normal"/>
    </style:style>
    <style:style style:name="P276" style:family="paragraph" style:parent-style-name="Standard">
      <style:text-properties fo:font-style="normal" fo:font-weight="normal" officeooo:rsid="02457d8b" officeooo:paragraph-rsid="02457d8b" style:font-style-asian="normal" style:font-weight-asian="normal" style:font-style-complex="normal" style:font-weight-complex="normal"/>
    </style:style>
    <style:style style:name="P277" style:family="paragraph" style:parent-style-name="Standard">
      <style:text-properties fo:font-style="normal" fo:font-weight="normal" officeooo:rsid="02481278" officeooo:paragraph-rsid="02481278" style:font-style-asian="normal" style:font-weight-asian="normal" style:font-style-complex="normal" style:font-weight-complex="normal"/>
    </style:style>
    <style:style style:name="P278" style:family="paragraph" style:parent-style-name="Standard">
      <style:text-properties fo:font-style="normal" fo:font-weight="normal" officeooo:rsid="01fc8c06" officeooo:paragraph-rsid="02507347" style:font-style-asian="normal" style:font-weight-asian="normal" style:font-style-complex="normal" style:font-weight-complex="normal"/>
    </style:style>
    <style:style style:name="P279" style:family="paragraph" style:parent-style-name="Standard">
      <style:text-properties fo:font-style="normal" fo:font-weight="normal" officeooo:rsid="021d3a82" officeooo:paragraph-rsid="02481278" style:font-style-asian="normal" style:font-weight-asian="normal" style:font-style-complex="normal" style:font-weight-complex="normal"/>
    </style:style>
    <style:style style:name="P280" style:family="paragraph" style:parent-style-name="Standard">
      <style:text-properties fo:font-style="normal" fo:font-weight="normal" officeooo:rsid="025a1761" officeooo:paragraph-rsid="025a1761" style:font-style-asian="normal" style:font-weight-asian="normal" style:font-style-complex="normal" style:font-weight-complex="normal"/>
    </style:style>
    <style:style style:name="P281" style:family="paragraph" style:parent-style-name="Standard">
      <style:text-properties fo:font-style="normal" style:text-underline-style="solid" style:text-underline-width="auto" style:text-underline-color="font-color" fo:font-weight="normal" officeooo:rsid="01af3647" officeooo:paragraph-rsid="01af3647" style:font-style-asian="normal" style:font-weight-asian="normal" style:font-style-complex="normal" style:font-weight-complex="normal"/>
    </style:style>
    <style:style style:name="P282" style:family="paragraph" style:parent-style-name="Standard">
      <style:text-properties fo:font-style="normal" style:text-underline-style="solid" style:text-underline-width="auto" style:text-underline-color="font-color" fo:font-weight="bold" officeooo:rsid="02180c6e" officeooo:paragraph-rsid="02180c6e" style:font-style-asian="normal" style:font-weight-asian="bold" style:font-style-complex="normal" style:font-weight-complex="bold"/>
    </style:style>
    <style:style style:name="P283" style:family="paragraph" style:parent-style-name="Standard">
      <style:text-properties fo:font-style="normal" fo:font-weight="bold" officeooo:rsid="02449f82" officeooo:paragraph-rsid="02449f82" style:font-style-asian="normal" style:font-weight-asian="bold" style:font-style-complex="normal" style:font-weight-complex="bold"/>
    </style:style>
    <style:style style:name="P284" style:family="paragraph" style:parent-style-name="Standard">
      <style:text-properties fo:font-style="normal" fo:font-weight="bold" officeooo:rsid="02481278" officeooo:paragraph-rsid="02481278" style:font-style-asian="normal" style:font-weight-asian="bold" style:font-style-complex="normal" style:font-weight-complex="bold"/>
    </style:style>
    <style:style style:name="P285" style:family="paragraph" style:parent-style-name="Standard">
      <style:text-properties officeooo:rsid="000cb52d" officeooo:paragraph-rsid="02180c6e"/>
    </style:style>
    <style:style style:name="P286"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2194713" officeooo:paragraph-rsid="02208137" style:text-blinking="false" fo:background-color="transparent" style:font-weight-asian="normal" style:font-weight-complex="normal"/>
    </style:style>
    <style:style style:name="P287" style:family="paragraph" style:parent-style-name="Standard">
      <style:paragraph-properties style:line-height-at-least="0.503cm"/>
      <style:text-properties fo:color="#f8f8f2" style:font-name="Droid Sans Mono" fo:font-size="10.5pt" fo:font-weight="normal" fo:background-color="#272822"/>
    </style:style>
    <style:style style:name="P288" style:family="paragraph" style:parent-style-name="Standard">
      <style:paragraph-properties fo:break-before="page"/>
      <style:text-properties style:text-underline-style="solid" style:text-underline-width="auto" style:text-underline-color="font-color" fo:font-weight="bold" officeooo:rsid="0123c333" officeooo:paragraph-rsid="0123c333" style:font-weight-asian="bold" style:font-weight-complex="bold"/>
    </style:style>
    <style:style style:name="P289" style:family="paragraph" style:parent-style-name="Text_20_body">
      <style:text-properties fo:font-style="italic" fo:font-weight="normal" officeooo:rsid="0177277a" officeooo:paragraph-rsid="019d29a8" style:font-style-asian="italic" style:font-weight-asian="normal" style:font-style-complex="italic" style:font-weight-complex="normal"/>
    </style:style>
    <style:style style:name="P290" style:family="paragraph" style:parent-style-name="Text_20_body">
      <style:text-properties fo:font-style="italic" style:font-style-asian="italic" style:font-style-complex="italic"/>
    </style:style>
    <style:style style:name="P291" style:family="paragraph" style:parent-style-name="Text_20_body">
      <style:text-properties fo:font-style="normal" fo:font-weight="bold" officeooo:rsid="01ad74e4" officeooo:paragraph-rsid="01ad74e4" style:font-style-asian="normal" style:font-weight-asian="bold" style:font-style-complex="normal" style:font-weight-complex="bold"/>
    </style:style>
    <style:style style:name="P292" style:family="paragraph" style:parent-style-name="Text_20_body">
      <style:text-properties officeooo:rsid="021f2d9e" officeooo:paragraph-rsid="021f2d9e"/>
    </style:style>
    <style:style style:name="P29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9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1d72fd1" style:text-blinking="false" fo:background-color="transparent"/>
    </style:style>
    <style:style style:name="P29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10a1b8" style:text-blinking="false" fo:background-color="transparent"/>
    </style:style>
    <style:style style:name="P29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481278" style:text-blinking="false" fo:background-color="transparent"/>
    </style:style>
    <style:style style:name="P29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507347" style:text-blinking="false" fo:background-color="transparent"/>
    </style:style>
    <style:style style:name="P29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27bea" officeooo:paragraph-rsid="01e27bea" style:text-blinking="false" fo:background-color="transparent"/>
    </style:style>
    <style:style style:name="P29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6fcca" officeooo:paragraph-rsid="02507347" style:text-blinking="false" fo:background-color="transparent"/>
    </style:style>
    <style:style style:name="P30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0524d" officeooo:paragraph-rsid="02507347" style:text-blinking="false" fo:background-color="transparent"/>
    </style:style>
    <style:style style:name="P30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fdf93" officeooo:paragraph-rsid="02507347" style:text-blinking="false" fo:background-color="transparent"/>
    </style:style>
    <style:style style:name="P30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style-asian="normal" style:font-style-complex="normal"/>
    </style:style>
    <style:style style:name="P30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88653" officeooo:paragraph-rsid="01f88653" style:text-blinking="false" fo:background-color="transparent"/>
    </style:style>
    <style:style style:name="P30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8e552" officeooo:paragraph-rsid="0248e552" style:text-blinking="false" fo:background-color="transparent"/>
    </style:style>
    <style:style style:name="P30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normal" officeooo:paragraph-rsid="01d07fdf" style:text-blinking="false" fo:background-color="transparent"/>
    </style:style>
    <style:style style:name="P30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bold" officeooo:rsid="01f88653" officeooo:paragraph-rsid="01f88653" style:text-blinking="false" fo:background-color="transparent" style:font-weight-asian="bold" style:font-weight-complex="bold"/>
    </style:style>
    <style:style style:name="P30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style:font-style-asian="italic" style:font-style-complex="italic"/>
    </style:style>
    <style:style style:name="P30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d72fd1" style:text-blinking="false" fo:background-color="transparent" style:font-style-asian="italic" style:font-style-complex="italic"/>
    </style:style>
    <style:style style:name="P30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63163" style:text-blinking="false" fo:background-color="transparent" style:font-style-asian="italic" style:font-style-complex="italic"/>
    </style:style>
    <style:style style:name="P3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81278" style:text-blinking="false" fo:background-color="transparent" style:font-style-asian="italic" style:font-style-complex="italic"/>
    </style:style>
    <style:style style:name="P3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507347" style:text-blinking="false" fo:background-color="transparent" style:font-style-asian="italic" style:font-style-complex="italic"/>
    </style:style>
    <style:style style:name="P31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a3f2" officeooo:paragraph-rsid="01e2a3f2" style:text-blinking="false" fo:background-color="transparent" style:font-style-asian="italic" style:font-style-complex="italic"/>
    </style:style>
    <style:style style:name="P3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dab25" officeooo:paragraph-rsid="01fdab25" style:text-blinking="false" fo:background-color="transparent" style:font-style-asian="italic" style:font-style-complex="italic"/>
    </style:style>
    <style:style style:name="P3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16b101" officeooo:paragraph-rsid="0216b101" style:text-blinking="false" fo:background-color="transparent" style:font-style-asian="italic" style:font-style-complex="italic"/>
    </style:style>
    <style:style style:name="P31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6b658" officeooo:paragraph-rsid="020dd309" style:text-blinking="false" fo:background-color="transparent" style:font-style-asian="italic" style:font-style-complex="italic"/>
    </style:style>
    <style:style style:name="P3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180c6e" style:text-blinking="false" fo:background-color="transparent" style:font-style-asian="italic" style:font-style-complex="italic"/>
    </style:style>
    <style:style style:name="P3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463163" style:text-blinking="false" fo:background-color="transparent" style:font-style-asian="italic" style:font-style-complex="italic"/>
    </style:style>
    <style:style style:name="P3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90705" officeooo:paragraph-rsid="02490705" style:text-blinking="false" fo:background-color="transparent" style:font-style-asian="italic" style:font-style-complex="italic"/>
    </style:style>
    <style:style style:name="P32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be867" officeooo:paragraph-rsid="024be867" style:text-blinking="false" fo:background-color="transparent" style:font-style-asian="italic" style:font-style-complex="italic"/>
    </style:style>
    <style:style style:name="P321" style:family="paragraph" style:parent-style-name="Text_20_body">
      <style:paragraph-properties fo:margin-top="0cm" fo:margin-bottom="0cm" loext:contextual-spacing="false" fo:line-height="120%" style:writing-mode="lr-tb"/>
      <style:text-properties officeooo:paragraph-rsid="02507347"/>
    </style:style>
    <style:style style:name="P322" style:family="paragraph" style:parent-style-name="Text_20_body">
      <style:paragraph-properties fo:margin-top="0cm" fo:margin-bottom="0cm" loext:contextual-spacing="false" fo:line-height="120%" style:writing-mode="lr-tb"/>
      <style:text-properties officeooo:rsid="01ffdf93" officeooo:paragraph-rsid="02507347"/>
    </style:style>
    <style:style style:name="P323" style:family="paragraph" style:parent-style-name="Text_20_body">
      <style:paragraph-properties fo:margin-top="0cm" fo:margin-bottom="0cm" loext:contextual-spacing="false" fo:line-height="120%" style:writing-mode="lr-tb"/>
      <style:text-properties fo:font-weight="normal" officeooo:paragraph-rsid="02507347"/>
    </style:style>
    <style:style style:name="P32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1ce1424" style:text-blinking="false" fo:background-color="transparent" style:font-style-asian="italic" style:font-weight-asian="normal" style:font-style-complex="italic" style:font-weight-complex="normal"/>
    </style:style>
    <style:style style:name="P32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4d8ca6" style:text-blinking="false" fo:background-color="transparent" style:font-style-asian="italic" style:font-weight-asian="normal" style:font-style-complex="italic" style:font-weight-complex="normal"/>
    </style:style>
    <style:style style:name="P32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07347" style:text-blinking="false" fo:background-color="transparent" style:font-style-asian="italic" style:font-weight-asian="normal" style:font-style-complex="italic" style:font-weight-complex="normal"/>
    </style:style>
    <style:style style:name="P32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8e150" style:text-blinking="false" fo:background-color="transparent" style:font-style-asian="italic" style:font-weight-asian="normal" style:font-style-complex="italic" style:font-weight-complex="normal"/>
    </style:style>
    <style:style style:name="P32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80b48" officeooo:paragraph-rsid="01d80b48" style:text-blinking="false" fo:background-color="transparent" style:font-style-asian="italic" style:font-weight-asian="normal" style:font-style-complex="italic" style:font-weight-complex="normal"/>
    </style:style>
    <style:style style:name="P32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af46" officeooo:paragraph-rsid="0208bbbf" style:text-blinking="false" fo:background-color="transparent" style:font-style-asian="italic" style:font-weight-asian="normal" style:font-style-complex="italic" style:font-weight-complex="normal"/>
    </style:style>
    <style:style style:name="P33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6503" officeooo:paragraph-rsid="021213d1" style:text-blinking="false" fo:background-color="transparent" style:font-style-asian="italic" style:font-weight-asian="normal" style:font-style-complex="italic" style:font-weight-complex="normal"/>
    </style:style>
    <style:style style:name="P33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e0d136" style:text-blinking="false" fo:background-color="transparent" style:font-style-asian="italic" style:font-style-complex="italic"/>
    </style:style>
    <style:style style:name="P33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3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34a7d" officeooo:paragraph-rsid="01e34a7d" style:text-blinking="false" fo:background-color="transparent" style:font-style-asian="italic" style:font-style-complex="italic"/>
    </style:style>
    <style:style style:name="P33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51e5b" officeooo:paragraph-rsid="01e51e5b" style:text-blinking="false" fo:background-color="transparent" style:font-style-asian="italic" style:font-style-complex="italic"/>
    </style:style>
    <style:style style:name="P33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6e8f5" officeooo:paragraph-rsid="01e6e8f5" style:text-blinking="false" fo:background-color="transparent" style:font-style-asian="italic" style:font-style-complex="italic"/>
    </style:style>
    <style:style style:name="P33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c3659" officeooo:paragraph-rsid="01e27bea" style:text-blinking="false" fo:background-color="transparent" style:font-style-asian="italic" style:font-style-complex="italic"/>
    </style:style>
    <style:style style:name="P33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0f3433" style:text-blinking="false" fo:background-color="transparent" style:font-style-asian="italic" style:font-style-complex="italic"/>
    </style:style>
    <style:style style:name="P33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weight-asian="normal" style:font-weight-complex="normal"/>
    </style:style>
    <style:style style:name="P33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07347" style:text-blinking="false" fo:background-color="transparent" style:font-style-asian="normal" style:font-weight-asian="normal" style:font-style-complex="normal" style:font-weight-complex="normal"/>
    </style:style>
    <style:style style:name="P340" style:family="paragraph" style:parent-style-name="Preformatted_20_Text">
      <style:text-properties fo:font-style="normal" fo:font-weight="normal" officeooo:rsid="02457d8b" officeooo:paragraph-rsid="02457d8b" style:font-style-asian="normal" style:font-weight-asian="normal" style:font-style-complex="normal" style:font-weight-complex="normal"/>
    </style:style>
    <style:style style:name="P341" style:family="paragraph" style:parent-style-name="Preformatted_20_Text">
      <style:paragraph-properties fo:margin-top="0cm" fo:margin-bottom="0.499cm" loext:contextual-spacing="false"/>
      <style:text-properties officeooo:paragraph-rsid="02457d8b"/>
    </style:style>
    <style:style style:name="P342" style:family="paragraph" style:parent-style-name="Preformatted_20_Text">
      <style:paragraph-properties fo:margin-top="0cm" fo:margin-bottom="0.499cm" loext:contextual-spacing="false"/>
      <style:text-properties officeooo:paragraph-rsid="024f9e15"/>
    </style:style>
    <style:style style:name="P343" style:family="paragraph" style:parent-style-name="Preformatted_20_Text">
      <style:paragraph-properties fo:margin-top="0cm" fo:margin-bottom="0.499cm" loext:contextual-spacing="false"/>
      <style:text-properties style:font-name="Calibri" fo:font-size="11pt" fo:language="fr" fo:country="FR" officeooo:paragraph-rsid="024f9e15" style:font-size-asian="11pt"/>
    </style:style>
    <style:style style:name="P344" style:family="paragraph" style:parent-style-name="Standard">
      <style:paragraph-properties fo:margin-top="0cm" fo:margin-bottom="0.353cm" loext:contextual-spacing="false" fo:line-height="115%"/>
      <style:text-properties fo:font-style="normal" fo:font-weight="bold" officeooo:rsid="02507347" officeooo:paragraph-rsid="02507347" style:font-style-asian="normal" style:font-weight-asian="bold" style:font-style-complex="normal" style:font-weight-complex="bold"/>
    </style:style>
    <style:style style:name="P345" style:family="paragraph" style:parent-style-name="Standard">
      <style:paragraph-properties fo:margin-top="0cm" fo:margin-bottom="0.353cm" loext:contextual-spacing="false" fo:line-height="115%"/>
      <style:text-properties fo:font-style="normal" fo:font-weight="normal" officeooo:rsid="022660a5" officeooo:paragraph-rsid="02507347" style:font-style-asian="normal" style:font-weight-asian="normal" style:font-style-complex="normal" style:font-weight-complex="normal"/>
    </style:style>
    <style:style style:name="P346" style:family="paragraph" style:parent-style-name="Standard">
      <style:paragraph-properties fo:margin-top="0cm" fo:margin-bottom="0.353cm" loext:contextual-spacing="false" fo:line-height="115%"/>
      <style:text-properties officeooo:paragraph-rsid="024d34af"/>
    </style:style>
    <style:style style:name="P347"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style>
    <style:style style:name="P348"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font-style-complex="italic"/>
    </style:style>
    <style:style style:name="P349" style:family="paragraph" style:parent-style-name="Standard">
      <style:paragraph-properties fo:margin-top="0cm" fo:margin-bottom="0.353cm" loext:contextual-spacing="false" fo:line-height="115%"/>
      <style:text-properties style:font-name="Calibri" fo:font-size="11pt" fo:language="fr" fo:country="FR" fo:font-style="normal" officeooo:paragraph-rsid="024d34af" style:font-size-asian="11pt" style:font-style-asian="normal"/>
    </style:style>
    <style:style style:name="P350" style:family="paragraph" style:parent-style-name="Standard">
      <style:paragraph-properties fo:margin-top="0cm" fo:margin-bottom="0.353cm" loext:contextual-spacing="false" fo:line-height="115%"/>
      <style:text-properties officeooo:rsid="001542a3" officeooo:paragraph-rsid="024d34af"/>
    </style:style>
    <style:style style:name="P351" style:family="paragraph" style:parent-style-name="Standard">
      <style:paragraph-properties fo:margin-top="0cm" fo:margin-bottom="0.353cm" loext:contextual-spacing="false" fo:line-height="115%"/>
      <style:text-properties fo:font-style="italic" fo:font-weight="normal" officeooo:rsid="02507347" officeooo:paragraph-rsid="02507347" style:font-style-asian="italic" style:font-weight-asian="normal" style:font-style-complex="italic" style:font-weight-complex="normal"/>
    </style:style>
    <style:style style:name="P35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58e150" officeooo:paragraph-rsid="0258e150" style:text-blinking="false" fo:background-color="transparent" style:font-style-asian="normal" style:font-weight-asian="normal" style:font-style-complex="normal" style:font-weight-complex="normal"/>
    </style:style>
    <style:style style:name="P35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8e150" style:text-blinking="false" fo:background-color="transparent" style:font-style-asian="normal" style:font-weight-asian="normal" style:font-style-complex="normal" style:font-weight-complex="normal"/>
    </style:style>
    <style:style style:name="P354"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355" style:family="paragraph" style:parent-style-name="Standard">
      <style:text-properties fo:font-style="normal" fo:font-weight="normal" officeooo:rsid="022660a5" officeooo:paragraph-rsid="02507347" style:font-style-asian="normal" style:font-weight-asian="normal" style:font-style-complex="normal" style:font-weight-complex="normal"/>
    </style:style>
    <style:style style:name="P356" style:family="paragraph" style:parent-style-name="Standard">
      <style:text-properties fo:font-style="normal" fo:font-weight="normal" officeooo:rsid="022660a5" officeooo:paragraph-rsid="026a27f4" style:font-style-asian="normal" style:font-weight-asian="normal" style:font-style-complex="normal" style:font-weight-complex="normal"/>
    </style:style>
    <style:style style:name="T1" style:family="text">
      <style:text-properties officeooo:rsid="00235d4c"/>
    </style:style>
    <style:style style:name="T2" style:family="text">
      <style:text-properties officeooo:rsid="0024ca10"/>
    </style:style>
    <style:style style:name="T3" style:family="text">
      <style:text-properties officeooo:rsid="0025252c"/>
    </style:style>
    <style:style style:name="T4" style:family="text">
      <style:text-properties officeooo:rsid="00271e00"/>
    </style:style>
    <style:style style:name="T5" style:family="text">
      <style:text-properties officeooo:rsid="0028c66a"/>
    </style:style>
    <style:style style:name="T6" style:family="text">
      <style:text-properties officeooo:rsid="0029f3a7"/>
    </style:style>
    <style:style style:name="T7" style:family="text">
      <style:text-properties officeooo:rsid="002cbef8"/>
    </style:style>
    <style:style style:name="T8" style:family="text">
      <style:text-properties officeooo:rsid="002d7cf3"/>
    </style:style>
    <style:style style:name="T9" style:family="text">
      <style:text-properties officeooo:rsid="0030e7b5"/>
    </style:style>
    <style:style style:name="T10" style:family="text">
      <style:text-properties officeooo:rsid="0034ef16"/>
    </style:style>
    <style:style style:name="T11" style:family="text">
      <style:text-properties officeooo:rsid="0036376c"/>
    </style:style>
    <style:style style:name="T12" style:family="text">
      <style:text-properties officeooo:rsid="00376274"/>
    </style:style>
    <style:style style:name="T13" style:family="text">
      <style:text-properties officeooo:rsid="00428a3b"/>
    </style:style>
    <style:style style:name="T14" style:family="text">
      <style:text-properties officeooo:rsid="004861c0"/>
    </style:style>
    <style:style style:name="T15" style:family="text">
      <style:text-properties officeooo:rsid="004f0e6b"/>
    </style:style>
    <style:style style:name="T16" style:family="text">
      <style:text-properties officeooo:rsid="00584709"/>
    </style:style>
    <style:style style:name="T17" style:family="text">
      <style:text-properties officeooo:rsid="005c2a4e"/>
    </style:style>
    <style:style style:name="T18" style:family="text">
      <style:text-properties officeooo:rsid="005dac64"/>
    </style:style>
    <style:style style:name="T19" style:family="text">
      <style:text-properties officeooo:rsid="0065d441"/>
    </style:style>
    <style:style style:name="T20" style:family="text">
      <style:text-properties style:font-name="Liberation Serif"/>
    </style:style>
    <style:style style:name="T21" style:family="text">
      <style:text-properties style:font-name="Liberation Serif" officeooo:rsid="0065d441"/>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6ad6f8" style:font-size-asian="12pt" style:font-size-complex="12pt"/>
    </style:style>
    <style:style style:name="T24" style:family="text">
      <style:text-properties style:font-name="Liberation Serif" fo:font-size="12pt" officeooo:rsid="006c9e24" style:font-size-asian="12pt" style:font-size-complex="12pt"/>
    </style:style>
    <style:style style:name="T25" style:family="text">
      <style:text-properties style:font-name="Liberation Serif" fo:font-size="12pt" officeooo:rsid="006fd879" style:font-size-asian="12pt" style:font-size-complex="12pt"/>
    </style:style>
    <style:style style:name="T26" style:family="text">
      <style:text-properties style:font-name="Liberation Serif" fo:font-size="12pt" officeooo:rsid="00df76a4" style:font-size-asian="12pt" style:font-size-complex="12pt"/>
    </style:style>
    <style:style style:name="T27" style:family="text">
      <style:text-properties style:font-name="Liberation Serif" fo:font-size="12pt" fo:font-weight="bold" officeooo:rsid="006fd879" style:font-size-asian="12pt" style:font-weight-asian="bold" style:font-size-complex="12pt" style:font-weight-complex="bold"/>
    </style:style>
    <style:style style:name="T28" style:family="text">
      <style:text-properties style:font-name="Liberation Serif" fo:font-size="12pt" fo:font-weight="bold" officeooo:rsid="006c9e24" style:font-size-asian="12pt" style:font-weight-asian="bold" style:font-size-complex="12pt" style:font-weight-complex="bold"/>
    </style:style>
    <style:style style:name="T29" style:family="text">
      <style:text-properties style:font-name="Liberation Serif" fo:font-size="12pt" fo:font-weight="bold" officeooo:rsid="0078383f" style:font-size-asian="12pt" style:font-weight-asian="bold" style:font-size-complex="12pt" style:font-weight-complex="bold"/>
    </style:style>
    <style:style style:name="T30" style:family="text">
      <style:text-properties style:font-name="Liberation Serif" officeooo:rsid="0065c4e9"/>
    </style:style>
    <style:style style:name="T31" style:family="text">
      <style:text-properties style:font-name="Liberation Serif" officeooo:rsid="006b2e0d"/>
    </style:style>
    <style:style style:name="T32" style:family="text">
      <style:text-properties officeooo:rsid="006b2e0d"/>
    </style:style>
    <style:style style:name="T33" style:family="text">
      <style:text-properties officeooo:rsid="0070d1c4"/>
    </style:style>
    <style:style style:name="T34" style:family="text">
      <style:text-properties officeooo:rsid="007c9459"/>
    </style:style>
    <style:style style:name="T35" style:family="text">
      <style:text-properties officeooo:rsid="007d2782"/>
    </style:style>
    <style:style style:name="T36" style:family="text">
      <style:text-properties officeooo:rsid="0080743c"/>
    </style:style>
    <style:style style:name="T37" style:family="text">
      <style:text-properties officeooo:rsid="0089abd5"/>
    </style:style>
    <style:style style:name="T38" style:family="text">
      <style:text-properties officeooo:rsid="008f9c94"/>
    </style:style>
    <style:style style:name="T39" style:family="text">
      <style:text-properties officeooo:rsid="00951297"/>
    </style:style>
    <style:style style:name="T40" style:family="text">
      <style:text-properties officeooo:rsid="00957582"/>
    </style:style>
    <style:style style:name="T41" style:family="text">
      <style:text-properties officeooo:rsid="00958491"/>
    </style:style>
    <style:style style:name="T42" style:family="text">
      <style:text-properties officeooo:rsid="0096f1d0"/>
    </style:style>
    <style:style style:name="T43" style:family="text">
      <style:text-properties officeooo:rsid="009c2b1c"/>
    </style:style>
    <style:style style:name="T44" style:family="text">
      <style:text-properties officeooo:rsid="009f05e4"/>
    </style:style>
    <style:style style:name="T45" style:family="text">
      <style:text-properties officeooo:rsid="00a1cba8"/>
    </style:style>
    <style:style style:name="T46" style:family="text">
      <style:text-properties officeooo:rsid="00a351d4"/>
    </style:style>
    <style:style style:name="T47" style:family="text">
      <style:text-properties officeooo:rsid="00a50a64"/>
    </style:style>
    <style:style style:name="T48" style:family="text">
      <style:text-properties officeooo:rsid="00a5d6f0"/>
    </style:style>
    <style:style style:name="T49" style:family="text">
      <style:text-properties officeooo:rsid="00a8b437"/>
    </style:style>
    <style:style style:name="T50" style:family="text">
      <style:text-properties officeooo:rsid="00a92d65"/>
    </style:style>
    <style:style style:name="T51" style:family="text">
      <style:text-properties officeooo:rsid="00a95cae"/>
    </style:style>
    <style:style style:name="T52" style:family="text">
      <style:text-properties officeooo:rsid="00a9c574"/>
    </style:style>
    <style:style style:name="T53" style:family="text">
      <style:text-properties officeooo:rsid="00ab53c1"/>
    </style:style>
    <style:style style:name="T54" style:family="text">
      <style:text-properties officeooo:rsid="00abecc5"/>
    </style:style>
    <style:style style:name="T55" style:family="text">
      <style:text-properties officeooo:rsid="00ad6f5b"/>
    </style:style>
    <style:style style:name="T56" style:family="text">
      <style:text-properties officeooo:rsid="00ae99dd"/>
    </style:style>
    <style:style style:name="T57" style:family="text">
      <style:text-properties officeooo:rsid="00b1b5f0"/>
    </style:style>
    <style:style style:name="T58" style:family="text">
      <style:text-properties officeooo:rsid="00b4ecba"/>
    </style:style>
    <style:style style:name="T59" style:family="text">
      <style:text-properties officeooo:rsid="00b7bc2b"/>
    </style:style>
    <style:style style:name="T60" style:family="text">
      <style:text-properties officeooo:rsid="00b9efca"/>
    </style:style>
    <style:style style:name="T61" style:family="text">
      <style:text-properties officeooo:rsid="00be7518"/>
    </style:style>
    <style:style style:name="T62" style:family="text">
      <style:text-properties officeooo:rsid="00c3cf0c"/>
    </style:style>
    <style:style style:name="T63" style:family="text">
      <style:text-properties officeooo:rsid="00c4f606"/>
    </style:style>
    <style:style style:name="T64" style:family="text">
      <style:text-properties officeooo:rsid="00c5d3e8"/>
    </style:style>
    <style:style style:name="T65" style:family="text">
      <style:text-properties officeooo:rsid="00c666f6"/>
    </style:style>
    <style:style style:name="T66" style:family="text">
      <style:text-properties officeooo:rsid="00c6e685"/>
    </style:style>
    <style:style style:name="T67" style:family="text">
      <style:text-properties style:text-position="super 58%"/>
    </style:style>
    <style:style style:name="T68" style:family="text">
      <style:text-properties officeooo:rsid="00d137ed"/>
    </style:style>
    <style:style style:name="T69" style:family="text">
      <style:text-properties officeooo:rsid="00d93935"/>
    </style:style>
    <style:style style:name="T70" style:family="text">
      <style:text-properties officeooo:rsid="00e100a5"/>
    </style:style>
    <style:style style:name="T71" style:family="text">
      <style:text-properties officeooo:rsid="00e277fb"/>
    </style:style>
    <style:style style:name="T72" style:family="text">
      <style:text-properties officeooo:rsid="00e46f0f"/>
    </style:style>
    <style:style style:name="T73" style:family="text">
      <style:text-properties officeooo:rsid="00e666ef"/>
    </style:style>
    <style:style style:name="T74" style:family="text">
      <style:text-properties officeooo:rsid="00e78a8a"/>
    </style:style>
    <style:style style:name="T75" style:family="text">
      <style:text-properties officeooo:rsid="00e81929"/>
    </style:style>
    <style:style style:name="T76" style:family="text">
      <style:text-properties officeooo:rsid="00e9dcc0"/>
    </style:style>
    <style:style style:name="T77" style:family="text">
      <style:text-properties officeooo:rsid="00ed3950"/>
    </style:style>
    <style:style style:name="T78" style:family="text">
      <style:text-properties officeooo:rsid="00edeba0"/>
    </style:style>
    <style:style style:name="T79" style:family="text">
      <style:text-properties officeooo:rsid="00f44f5f"/>
    </style:style>
    <style:style style:name="T80" style:family="text">
      <style:text-properties officeooo:rsid="00f53524"/>
    </style:style>
    <style:style style:name="T81" style:family="text">
      <style:text-properties officeooo:rsid="00f7a24e"/>
    </style:style>
    <style:style style:name="T82" style:family="text">
      <style:text-properties officeooo:rsid="00f93455"/>
    </style:style>
    <style:style style:name="T83" style:family="text">
      <style:text-properties officeooo:rsid="00f94035"/>
    </style:style>
    <style:style style:name="T84" style:family="text">
      <style:text-properties officeooo:rsid="00fcc412"/>
    </style:style>
    <style:style style:name="T85" style:family="text">
      <style:text-properties fo:font-style="italic" style:font-style-asian="italic" style:font-style-complex="italic"/>
    </style:style>
    <style:style style:name="T86" style:family="text">
      <style:text-properties fo:font-style="italic" officeooo:rsid="00f44f5f" style:font-style-asian="italic" style:font-style-complex="italic"/>
    </style:style>
    <style:style style:name="T87" style:family="text">
      <style:text-properties fo:font-style="italic" officeooo:rsid="0160ad64" style:font-style-asian="italic" style:font-style-complex="italic"/>
    </style:style>
    <style:style style:name="T88" style:family="text">
      <style:text-properties fo:font-style="italic" officeooo:rsid="014ab37b" style:font-style-asian="italic" style:font-style-complex="italic"/>
    </style:style>
    <style:style style:name="T89" style:family="text">
      <style:text-properties fo:font-style="italic" officeooo:rsid="01cf89f6" style:font-style-asian="italic" style:font-style-complex="italic"/>
    </style:style>
    <style:style style:name="T90" style:family="text">
      <style:text-properties fo:font-style="italic" officeooo:rsid="022e0385" style:font-style-asian="italic" style:font-style-complex="italic"/>
    </style:style>
    <style:style style:name="T91" style:family="text">
      <style:text-properties fo:font-style="italic" officeooo:rsid="01ca929b" style:font-style-asian="italic" style:font-weight-asian="normal" style:font-style-complex="italic" style:font-weight-complex="normal"/>
    </style:style>
    <style:style style:name="T92" style:family="text">
      <style:text-properties fo:font-style="italic" officeooo:rsid="01cf89f6" style:font-style-asian="italic" style:font-weight-asian="normal" style:font-style-complex="italic" style:font-weight-complex="normal"/>
    </style:style>
    <style:style style:name="T93" style:family="text">
      <style:text-properties fo:font-style="italic" officeooo:rsid="01d07fdf" style:font-style-asian="italic" style:font-weight-asian="normal" style:font-style-complex="italic" style:font-weight-complex="normal"/>
    </style:style>
    <style:style style:name="T94" style:family="text">
      <style:text-properties fo:font-style="italic" officeooo:rsid="0232bb83" style:font-style-asian="italic" style:font-weight-asian="normal" style:font-style-complex="italic" style:font-weight-complex="normal"/>
    </style:style>
    <style:style style:name="T95" style:family="text">
      <style:text-properties officeooo:rsid="00fdde94"/>
    </style:style>
    <style:style style:name="T96" style:family="text">
      <style:text-properties officeooo:rsid="01026a3c"/>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1cf89f6" style:font-weight-asian="normal" style:font-weight-complex="normal"/>
    </style:style>
    <style:style style:name="T99" style:family="text">
      <style:text-properties style:text-underline-style="solid" style:text-underline-width="auto" style:text-underline-color="font-color" officeooo:rsid="01d80b48" style:font-weight-asian="normal" style:font-weight-complex="normal"/>
    </style:style>
    <style:style style:name="T100" style:family="text">
      <style:text-properties style:text-underline-style="solid" style:text-underline-width="auto" style:text-underline-color="font-color" officeooo:rsid="01de8f71" style:font-weight-asian="normal" style:font-weight-complex="normal"/>
    </style:style>
    <style:style style:name="T101" style:family="text">
      <style:text-properties officeooo:rsid="0106e768"/>
    </style:style>
    <style:style style:name="T102" style:family="text">
      <style:text-properties officeooo:rsid="0109c81a"/>
    </style:style>
    <style:style style:name="T103" style:family="text">
      <style:text-properties officeooo:rsid="010aa4c0"/>
    </style:style>
    <style:style style:name="T104" style:family="text">
      <style:text-properties officeooo:rsid="01105377"/>
    </style:style>
    <style:style style:name="T105" style:family="text">
      <style:text-properties officeooo:rsid="011084a7"/>
    </style:style>
    <style:style style:name="T106" style:family="text">
      <style:text-properties officeooo:rsid="0117d196"/>
    </style:style>
    <style:style style:name="T107" style:family="text">
      <style:text-properties officeooo:rsid="0119c00e"/>
    </style:style>
    <style:style style:name="T108" style:family="text">
      <style:text-properties officeooo:rsid="011a22dc"/>
    </style:style>
    <style:style style:name="T109" style:family="text">
      <style:text-properties officeooo:rsid="011aaa9b"/>
    </style:style>
    <style:style style:name="T110" style:family="text">
      <style:text-properties officeooo:rsid="01255f88"/>
    </style:style>
    <style:style style:name="T111" style:family="text">
      <style:text-properties officeooo:rsid="01266495"/>
    </style:style>
    <style:style style:name="T112" style:family="text">
      <style:text-properties officeooo:rsid="0127500a"/>
    </style:style>
    <style:style style:name="T113" style:family="text">
      <style:text-properties officeooo:rsid="001ab998"/>
    </style:style>
    <style:style style:name="T114" style:family="text">
      <style:text-properties officeooo:rsid="001473a0"/>
    </style:style>
    <style:style style:name="T115" style:family="text">
      <style:text-properties officeooo:rsid="001fe8a1"/>
    </style:style>
    <style:style style:name="T116" style:family="text">
      <style:text-properties officeooo:rsid="0015dfa6"/>
    </style:style>
    <style:style style:name="T117" style:family="text">
      <style:text-properties officeooo:rsid="012a2aa4"/>
    </style:style>
    <style:style style:name="T118" style:family="text">
      <style:text-properties officeooo:rsid="012badff"/>
    </style:style>
    <style:style style:name="T119" style:family="text">
      <style:text-properties officeooo:rsid="012e339a"/>
    </style:style>
    <style:style style:name="T120" style:family="text">
      <style:text-properties officeooo:rsid="0131b64c"/>
    </style:style>
    <style:style style:name="T121" style:family="text">
      <style:text-properties officeooo:rsid="01347166"/>
    </style:style>
    <style:style style:name="T122" style:family="text">
      <style:text-properties officeooo:rsid="0135666f"/>
    </style:style>
    <style:style style:name="T123" style:family="text">
      <style:text-properties officeooo:rsid="0136ea44"/>
    </style:style>
    <style:style style:name="T124" style:family="text">
      <style:text-properties officeooo:rsid="0137bf8d"/>
    </style:style>
    <style:style style:name="T125" style:family="text">
      <style:text-properties officeooo:rsid="0139325b"/>
    </style:style>
    <style:style style:name="T126" style:family="text">
      <style:text-properties officeooo:rsid="013b845e"/>
    </style:style>
    <style:style style:name="T127" style:family="text">
      <style:text-properties officeooo:rsid="013c1bd4"/>
    </style:style>
    <style:style style:name="T128" style:family="text">
      <style:text-properties officeooo:rsid="013f07f5"/>
    </style:style>
    <style:style style:name="T129" style:family="text">
      <style:text-properties officeooo:rsid="0142ce29"/>
    </style:style>
    <style:style style:name="T130" style:family="text">
      <style:text-properties officeooo:rsid="0144b2f9"/>
    </style:style>
    <style:style style:name="T131" style:family="text">
      <style:text-properties officeooo:rsid="01469c33"/>
    </style:style>
    <style:style style:name="T132" style:family="text">
      <style:text-properties officeooo:rsid="0148945f"/>
    </style:style>
    <style:style style:name="T133" style:family="text">
      <style:text-properties officeooo:rsid="0149a4a3"/>
    </style:style>
    <style:style style:name="T134" style:family="text">
      <style:text-properties officeooo:rsid="014ab37b"/>
    </style:style>
    <style:style style:name="T135" style:family="text">
      <style:text-properties officeooo:rsid="015083e8"/>
    </style:style>
    <style:style style:name="T136" style:family="text">
      <style:text-properties officeooo:rsid="01517b3a"/>
    </style:style>
    <style:style style:name="T137" style:family="text">
      <style:text-properties officeooo:rsid="01538ab8"/>
    </style:style>
    <style:style style:name="T138" style:family="text">
      <style:text-properties officeooo:rsid="01564280"/>
    </style:style>
    <style:style style:name="T139" style:family="text">
      <style:text-properties officeooo:rsid="015b0dec"/>
    </style:style>
    <style:style style:name="T140" style:family="text">
      <style:text-properties officeooo:rsid="015f8bac"/>
    </style:style>
    <style:style style:name="T141" style:family="text">
      <style:text-properties officeooo:rsid="0166f9e4"/>
    </style:style>
    <style:style style:name="T142" style:family="text">
      <style:text-properties officeooo:rsid="0170309c"/>
    </style:style>
    <style:style style:name="T143" style:family="text">
      <style:text-properties officeooo:rsid="0171f189"/>
    </style:style>
    <style:style style:name="T144" style:family="text">
      <style:text-properties officeooo:rsid="017ec1cf"/>
    </style:style>
    <style:style style:name="T145" style:family="text">
      <style:text-properties officeooo:rsid="018ecae3"/>
    </style:style>
    <style:style style:name="T146" style:family="text">
      <style:text-properties officeooo:rsid="0190acd6"/>
    </style:style>
    <style:style style:name="T147" style:family="text">
      <style:text-properties officeooo:rsid="0191515c"/>
    </style:style>
    <style:style style:name="T148" style:family="text">
      <style:text-properties officeooo:rsid="01919b85"/>
    </style:style>
    <style:style style:name="T149" style:family="text">
      <style:text-properties officeooo:rsid="019235eb"/>
    </style:style>
    <style:style style:name="T150" style:family="text">
      <style:text-properties officeooo:rsid="0198ca3a"/>
    </style:style>
    <style:style style:name="T151" style:family="text">
      <style:text-properties officeooo:rsid="019992f7"/>
    </style:style>
    <style:style style:name="T152" style:family="text">
      <style:text-properties fo:font-variant="normal" fo:text-transform="none" fo:color="#000000" style:font-name="Times New Roman" fo:font-size="11pt" fo:font-style="normal" style:text-underline-style="solid" style:text-underline-width="auto" style:text-underline-color="font-color" fo:font-weight="bold" fo:background-color="transparent" loext:char-shading-value="0"/>
    </style:style>
    <style:style style:name="T153" style:family="text">
      <style:text-properties fo:font-variant="normal" fo:text-transform="none" fo:color="#000000" style:font-name="Times New Roman" fo:font-size="11pt" fo:font-style="normal" style:text-underline-style="solid" style:text-underline-width="auto" style:text-underline-color="font-color" fo:font-weight="bold" officeooo:rsid="01ababd4" fo:background-color="transparent" loext:char-shading-value="0"/>
    </style:style>
    <style:style style:name="T1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56" style:family="text">
      <style:text-properties fo:font-variant="normal" fo:text-transform="none" fo:color="#000000" style:text-line-through-style="none" style:text-line-through-type="none" style:font-name="Times New Roman" fo:font-size="11pt" fo:font-style="normal" style:text-underline-style="none" fo:font-weight="normal" officeooo:rsid="01bbab1a" style:text-blinking="false" fo:background-color="transparent" loext:char-shading-value="0"/>
    </style:style>
    <style:style style:name="T157" style:family="text">
      <style:text-properties fo:font-variant="normal" fo:text-transform="none" fo:color="#000000" style:text-line-through-style="none" style:text-line-through-type="none" style:font-name="Times New Roman" fo:font-size="11pt" fo:font-style="normal" style:text-underline-style="none" fo:font-weight="normal" officeooo:rsid="01da65f0" style:text-blinking="false" fo:background-color="transparent" loext:char-shading-value="0"/>
    </style:style>
    <style:style style:name="T158"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style:font-name="Times New Roman" fo:font-size="11pt" fo:font-style="normal" style:text-underline-style="none" fo:font-weight="normal" officeooo:rsid="01a5b2ca"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style:font-name="Times New Roman" fo:font-size="11pt" fo:font-style="normal" style:text-underline-style="none" fo:font-weight="normal" officeooo:rsid="02194713"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style:font-name="Times New Roman" fo:font-size="11pt" fo:font-style="normal" style:text-underline-style="none" fo:font-weight="normal" officeooo:rsid="021a05c4"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style:font-name="Times New Roman" fo:font-size="11pt" fo:font-style="normal" style:text-underline-style="none" fo:font-weight="normal" officeooo:rsid="02208137"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style:font-name="Times New Roman" fo:font-size="11pt" fo:font-style="normal" style:text-underline-style="none" fo:font-weight="normal" officeooo:rsid="0222bfc2"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style:font-name="Times New Roman" fo:font-size="11pt" fo:font-style="normal" style:text-underline-style="none" fo:font-weight="normal" officeooo:rsid="022ece30"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style:font-name="Times New Roman" fo:font-size="11pt" fo:font-style="normal" style:text-underline-style="none" fo:font-weight="normal" officeooo:rsid="0230941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167" style:family="text">
      <style:text-properties fo:font-variant="normal" fo:text-transform="none" fo:color="#000000" style:text-line-through-style="none" style:text-line-through-type="none" style:font-name="Times New Roman" fo:font-size="11pt" fo:font-style="normal" style:text-underline-style="none" officeooo:rsid="02463163" style:text-blinking="false" fo:background-color="transparent" loext:char-shading-value="0"/>
    </style:style>
    <style:style style:name="T168" style:family="text">
      <style:text-properties fo:font-variant="normal" fo:text-transform="none" fo:color="#000000" style:text-line-through-style="none" style:text-line-through-type="none" style:font-name="Times New Roman" fo:font-size="11pt" style:text-blinking="false" fo:background-color="transparent" loext:char-shading-value="0"/>
    </style:style>
    <style:style style:name="T169" style:family="text">
      <style:text-properties fo:font-variant="normal" fo:text-transform="none" fo:color="#000000" style:text-line-through-style="none" style:text-line-through-type="none" style:font-name="Times New Roman" fo:font-size="11pt" officeooo:rsid="0177277a"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style:font-name="Times New Roman" fo:font-size="11pt" officeooo:rsid="01c0381e"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Times New Roman" fo:font-size="11pt" officeooo:rsid="01b83318"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style:font-name="Times New Roman" fo:font-size="11pt" officeooo:rsid="0196b98e"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Times New Roman" fo:font-size="11pt" officeooo:rsid="01c8c5b6"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style>
    <style:style style:name="T177" style:family="text">
      <style:text-properties fo:font-variant="normal" fo:text-transform="none" fo:color="#000000" style:text-line-through-style="none" style:text-line-through-type="none" style:font-name="Times New Roman" fo:font-size="11pt" officeooo:rsid="01bbab1a" style:text-blinking="false" fo:background-color="transparent" loext:char-shading-value="0"/>
    </style:style>
    <style:style style:name="T178"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style>
    <style:style style:name="T179"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180" style:family="text">
      <style:text-properties officeooo:rsid="01aad099"/>
    </style:style>
    <style:style style:name="T181" style:family="text">
      <style:text-properties officeooo:rsid="01ad74e4"/>
    </style:style>
    <style:style style:name="T182" style:family="text">
      <style:text-properties officeooo:rsid="01b37967"/>
    </style:style>
    <style:style style:name="T183" style:family="text">
      <style:text-properties officeooo:rsid="01c5983f" style:font-weight-asian="normal" style:font-weight-complex="normal"/>
    </style:style>
    <style:style style:name="T184" style:family="text">
      <style:text-properties officeooo:rsid="01b68d4c" style:font-weight-asian="normal" style:font-weight-complex="normal"/>
    </style:style>
    <style:style style:name="T185" style:family="text">
      <style:text-properties officeooo:rsid="01c8c5b6" style:font-weight-asian="normal" style:font-weight-complex="normal"/>
    </style:style>
    <style:style style:name="T186" style:family="text">
      <style:text-properties officeooo:rsid="0198ca3a" style:font-weight-asian="normal" style:font-weight-complex="normal"/>
    </style:style>
    <style:style style:name="T187" style:family="text">
      <style:text-properties officeooo:rsid="01d80b48" style:font-weight-asian="normal" style:font-weight-complex="normal"/>
    </style:style>
    <style:style style:name="T188" style:family="text">
      <style:text-properties officeooo:rsid="01aded11" style:font-weight-asian="normal" style:font-weight-complex="normal"/>
    </style:style>
    <style:style style:name="T189" style:family="text">
      <style:text-properties officeooo:rsid="01de8f71" style:font-weight-asian="normal" style:font-weight-complex="normal"/>
    </style:style>
    <style:style style:name="T190" style:family="text">
      <style:text-properties officeooo:rsid="01cab5d3"/>
    </style:style>
    <style:style style:name="T191" style:family="text">
      <style:text-properties officeooo:rsid="01cc4f52"/>
    </style:style>
    <style:style style:name="T192" style:family="text">
      <style:text-properties officeooo:rsid="01d61bc2"/>
    </style:style>
    <style:style style:name="T193" style:family="text">
      <style:text-properties officeooo:rsid="01dc3659"/>
    </style:style>
    <style:style style:name="T194" style:family="text">
      <style:text-properties officeooo:rsid="01e27bea"/>
    </style:style>
    <style:style style:name="T195" style:family="text">
      <style:text-properties officeooo:rsid="01e7a05b"/>
    </style:style>
    <style:style style:name="T196" style:family="text">
      <style:text-properties officeooo:rsid="01f5b16c"/>
    </style:style>
    <style:style style:name="T197" style:family="text">
      <style:text-properties officeooo:rsid="01f9748a"/>
    </style:style>
    <style:style style:name="T198" style:family="text">
      <style:text-properties officeooo:rsid="01ff2143"/>
    </style:style>
    <style:style style:name="T199" style:family="text">
      <style:text-properties officeooo:rsid="02015377"/>
    </style:style>
    <style:style style:name="T200" style:family="text">
      <style:text-properties officeooo:rsid="0205c37e"/>
    </style:style>
    <style:style style:name="T201" style:family="text">
      <style:text-properties officeooo:rsid="0208aa04"/>
    </style:style>
    <style:style style:name="T202" style:family="text">
      <style:text-properties officeooo:rsid="0210a1b8"/>
    </style:style>
    <style:style style:name="T203" style:family="text">
      <style:text-properties officeooo:rsid="0215cf51"/>
    </style:style>
    <style:style style:name="T204" style:family="text">
      <style:text-properties officeooo:rsid="02180c6e"/>
    </style:style>
    <style:style style:name="T205" style:family="text">
      <style:text-properties officeooo:rsid="02182627"/>
    </style:style>
    <style:style style:name="T206" style:family="text">
      <style:text-properties officeooo:rsid="02194713"/>
    </style:style>
    <style:style style:name="T207" style:family="text">
      <style:text-properties officeooo:rsid="021a05c4"/>
    </style:style>
    <style:style style:name="T208" style:family="text">
      <style:text-properties officeooo:rsid="021d3a82"/>
    </style:style>
    <style:style style:name="T209" style:family="text">
      <style:text-properties officeooo:rsid="021e9a1c"/>
    </style:style>
    <style:style style:name="T210" style:family="text">
      <style:text-properties officeooo:rsid="02208137"/>
    </style:style>
    <style:style style:name="T211" style:family="text">
      <style:text-properties officeooo:rsid="02211892"/>
    </style:style>
    <style:style style:name="T212" style:family="text">
      <style:text-properties officeooo:rsid="000cb52d"/>
    </style:style>
    <style:style style:name="T213" style:family="text">
      <style:text-properties officeooo:rsid="0223b63d"/>
    </style:style>
    <style:style style:name="T214" style:family="text">
      <style:text-properties officeooo:rsid="0224790c"/>
    </style:style>
    <style:style style:name="T215" style:family="text">
      <style:text-properties officeooo:rsid="022660a5"/>
    </style:style>
    <style:style style:name="T216" style:family="text">
      <style:text-properties officeooo:rsid="0226994a"/>
    </style:style>
    <style:style style:name="T217" style:family="text">
      <style:text-properties officeooo:rsid="0227c62b"/>
    </style:style>
    <style:style style:name="T218" style:family="text">
      <style:text-properties officeooo:rsid="022a9ade"/>
    </style:style>
    <style:style style:name="T219" style:family="text">
      <style:text-properties officeooo:rsid="022ca003"/>
    </style:style>
    <style:style style:name="T220" style:family="text">
      <style:text-properties fo:font-weight="bold" style:font-weight-asian="bold" style:font-weight-complex="bold"/>
    </style:style>
    <style:style style:name="T221" style:family="text">
      <style:text-properties fo:color="#66d9ef"/>
    </style:style>
    <style:style style:name="T222" style:family="text">
      <style:text-properties fo:color="#66d9ef" fo:font-style="italic"/>
    </style:style>
    <style:style style:name="T223" style:family="text">
      <style:text-properties fo:color="#66d9ef" style:font-name="Droid Sans Mono" fo:font-size="10.5pt" fo:font-style="italic" fo:background-color="#272822" loext:char-shading-value="0"/>
    </style:style>
    <style:style style:name="T224" style:family="text">
      <style:text-properties fo:color="#f8f8f2" style:font-name="Droid Sans Mono" fo:font-size="10.5pt" fo:background-color="#272822" loext:char-shading-value="0"/>
    </style:style>
    <style:style style:name="T225" style:family="text">
      <style:text-properties fo:color="#ae81ff" style:font-name="Droid Sans Mono" fo:font-size="10.5pt" fo:background-color="#272822" loext:char-shading-value="0"/>
    </style:style>
    <style:style style:name="T226" style:family="text">
      <style:text-properties fo:color="#f92672" style:font-name="Droid Sans Mono" fo:font-size="10.5pt" fo:background-color="#272822" loext:char-shading-value="0"/>
    </style:style>
    <style:style style:name="T227" style:family="text">
      <style:text-properties officeooo:rsid="0238c69a"/>
    </style:style>
    <style:style style:name="T228" style:family="text">
      <style:text-properties officeooo:rsid="023b2d73"/>
    </style:style>
    <style:style style:name="T229" style:family="text">
      <style:text-properties officeooo:rsid="023f834c"/>
    </style:style>
    <style:style style:name="T230" style:family="text">
      <style:text-properties officeooo:rsid="02457d8b"/>
    </style:style>
    <style:style style:name="T231" style:family="text">
      <style:text-properties officeooo:rsid="02490705"/>
    </style:style>
    <style:style style:name="T232" style:family="text">
      <style:text-properties officeooo:rsid="02495639"/>
    </style:style>
    <style:style style:name="T233" style:family="text">
      <style:text-properties officeooo:rsid="024aac26"/>
    </style:style>
    <style:style style:name="T234" style:family="text">
      <style:text-properties officeooo:rsid="024be867"/>
    </style:style>
    <style:style style:name="T235" style:family="text">
      <style:text-properties style:font-name="Calibri" fo:font-size="11pt" fo:language="fr" fo:country="FR" fo:font-style="italic" style:font-size-asian="11pt" style:font-style-asian="italic" style:font-style-complex="italic"/>
    </style:style>
    <style:style style:name="T236" style:family="text">
      <style:text-properties style:font-name="Calibri" fo:font-size="11pt" fo:language="fr" fo:country="FR" fo:font-style="italic" officeooo:rsid="00157255" style:font-size-asian="11pt" style:font-style-asian="italic" style:font-style-complex="italic"/>
    </style:style>
    <style:style style:name="T237" style:family="text">
      <style:text-properties fo:font-style="normal" officeooo:rsid="024ee968" style:font-style-asian="normal" style:font-style-complex="normal"/>
    </style:style>
    <style:style style:name="T238" style:family="text">
      <style:text-properties fo:font-style="normal" officeooo:rsid="02539da5" style:font-style-asian="normal" style:font-style-complex="normal"/>
    </style:style>
    <style:style style:name="T239" style:family="text">
      <style:text-properties fo:font-style="normal" officeooo:rsid="02548c69" style:font-style-asian="normal" style:font-style-complex="normal"/>
    </style:style>
    <style:style style:name="T240" style:family="text">
      <style:text-properties fo:font-style="normal" officeooo:rsid="0258e150" style:font-style-asian="normal" style:font-style-complex="normal"/>
    </style:style>
    <style:style style:name="T241" style:family="text">
      <style:text-properties fo:font-style="normal" officeooo:rsid="025923ee" style:font-style-asian="normal" style:font-style-complex="normal"/>
    </style:style>
    <style:style style:name="T242" style:family="text">
      <style:text-properties officeooo:rsid="025801b9"/>
    </style:style>
    <style:style style:name="T243" style:family="text">
      <style:text-properties officeooo:rsid="0258e150"/>
    </style:style>
    <style:style style:name="T244" style:family="text">
      <style:text-properties officeooo:rsid="025deb46"/>
    </style:style>
    <style:style style:name="T245" style:family="text">
      <style:text-properties officeooo:rsid="025fd7c1"/>
    </style:style>
    <style:style style:name="T246" style:family="text">
      <style:text-properties officeooo:rsid="026254df"/>
    </style:style>
    <style:style style:name="T247" style:family="text">
      <style:text-properties officeooo:rsid="0263c75c"/>
    </style:style>
    <style:style style:name="T248" style:family="text">
      <style:text-properties officeooo:rsid="0265a6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p gloshmol 3</text:p>
      <text:p text:style-name="P5"/>
      <text:p text:style-name="P89">Page d’accueil</text:p>
      <text:p text:style-name="P6">-mosaïque des projets, type Lacatonvassal</text:p>
      <text:p text:style-name="P6">-logo gloshmol en haut a gauche</text:p>
      <text:p text:style-name="P6">-menu horizontal en haut à droite</text:p>
      <text:p text:style-name="P7">Réalisations / Fonds d’images / Achat / A propos / Contact / (hover couleur en rose plus souligné)</text:p>
      <text:p text:style-name="P6"/>
      <text:p text:style-name="P6">-Dans Réalisations (qui est aussi la page d’accueil), sous-menu horizontal <text:span text:style-name="T1">(filtre) </text:span>avec les mots-clés : </text:p>
      <text:p text:style-name="P8">Tout / <text:span text:style-name="T2">Exposition / livret / dessin / installation / sculpture / performance</text:span></text:p>
      <text:p text:style-name="P8"/>
      <text:p text:style-name="P8">-<text:span text:style-name="T3">placer, environ 4 blocs images par ligne. OK</text:span></text:p>
      <text:p text:style-name="P8"/>
      <text:p text:style-name="P8">-<text:span text:style-name="T5">affichage du texte de présentation de la réalisation avec un hover OK</text:span></text:p>
      <text:p text:style-name="P8"/>
      <text:p text:style-name="P10">V3</text:p>
      <text:p text:style-name="P9">-<text:span text:style-name="T10">garder seulement 8 blocs ok</text:span></text:p>
      <text:p text:style-name="P8"/>
      <text:p text:style-name="P8">-<text:span text:style-name="T4">tri des realisations par mots clés et par date d’ajout.</text:span></text:p>
      <text:p text:style-name="P11">Pour chaque div realisation, ajouter un <text:span text:style-name="T6">identifiant</text:span> qui soit un numéro (le plus grand numéro est le plus récent), <text:span text:style-name="T9">une classe « realisations »et une ou plusieurs classes indiquant le type de réalisation et l’année.</text:span></text:p>
      <text:p text:style-name="P11"/>
      <text:p text:style-name="P12">A faire : </text:p>
      <text:p text:style-name="P12">-remplacer <text:span text:style-name="T7">elementX par realisation ok</text:span></text:p>
      <text:p text:style-name="P13">-<text:span text:style-name="T7">remplacer textelementX par texteRealisation ok</text:span></text:p>
      <text:p text:style-name="P14">-<text:span text:style-name="T11">ajouter un lien image pour chaque photo ok</text:span></text:p>
      <text:p text:style-name="P13">-<text:span text:style-name="T8">ajouter pour chaque element une ou des classes par type de realisation ok</text:span></text:p>
      <text:p text:style-name="P13">-<text:span text:style-name="T8">ajouter un id numéro ok</text:span></text:p>
      <text:p text:style-name="P13">-<text:span text:style-name="T12">ajouter une classe année</text:span></text:p>
      <text:p text:style-name="P15"/>
      <text:p text:style-name="P16">comment positionner le texte ? </text:p>
      <text:p text:style-name="P16">Je crois que Bertrand veut le texte en fixe, mais essayons qd meme affichage du texte au hover.</text:p>
      <text:p text:style-name="P15"/>
      <text:p text:style-name="P17">Tenter différentes polices</text:p>
      <text:p text:style-name="P17"/>
      <text:p text:style-name="P18">Gloshmol.js</text:p>
      <text:p text:style-name="P18">Regarder les polices googlefonts</text:p>
      <text:p text:style-name="P18">Prendre 8 projets differents. Leur attribuer une photo. Du texte. Des classes <text:s/>: realisations/type de realisation. Un id numero.</text:p>
      <text:p text:style-name="P18">Clic sur tout</text:p>
      <text:p text:style-name="P18"/>
      <text:p text:style-name="P18">Creer un tableau listeRealisations.</text:p>
      <text:p text:style-name="P1"><text:a xlink:type="simple" xlink:href="https://stackoverflow.com/questions/558614/reordering-of-divs" text:style-name="Internet_20_link" text:visited-style-name="Visited_20_Internet_20_Link"><text:span text:style-name="T22">https://stackoverflow.com/questions/558614/reordering-of-divs</text:span></text:a></text:p>
      <text:p text:style-name="P19">prb : logo gloshmol se coupe en deux / texte trop grand dans les blocs réalisation quand on reduit la fenetre</text:p>
      <text:p text:style-name="P19"/>
      <text:p text:style-name="P20"/>
      <text:p text:style-name="P18"/>
      <text:p text:style-name="P18">Pousser dans le tableau ts les éléments sélectionnés par classe réalisation </text:p>
      <text:p text:style-name="P18">Vider le contenu de la balise div réalisations</text:p>
      <text:p text:style-name="P18"><text:soft-page-break/>Lancer une boucle for avec tableau.length pour afficher tt le contenu du tableau. A chaque iteration, un nouvel objet correspondant a une balise div réalisation s'affiche. Jusqu'à la fin du tableau.</text:p>
      <text:p text:style-name="P18">(Regarder dernier TP js). A priori pas <text:s/>besoin dajax pour ça car ttes les données necessaires se trouvent dans la page html. </text:p>
      <text:p text:style-name="P18">Laisser le filtre sélectionné en rose</text:p>
      <text:p text:style-name="P18"/>
      <text:p text:style-name="P18">Creer le meme type devt pour chq type de réalisation </text:p>
      <text:p text:style-name="P18">Creer une fction pour affichage des elements</text:p>
      <text:p text:style-name="P18"/>
      <text:p text:style-name="P18">Plutot que dattribuer une taille fixe aux div réalisations. Trouver un moyen que les 4 prennent tte la place et que leur taille se reduise jusqu'à un seuil (ex <text:s/>: width = 23 %. Et indiquer <text:s/>: height = width*3/4") <text:s/>ou on en affiche plus qu'une.</text:p>
      <text:p text:style-name="P18"/>
      <text:p text:style-name="P21">Plutot que de renvoyer les elements dans un tableau, se contenter de faire disparaître les elements non pertinents.</text:p>
      <text:p text:style-name="P6"/>
      <text:p text:style-name="P90">Première page réalisation</text:p>
      <text:p text:style-name="P22"/>
      <text:p text:style-name="P23">exposition, livret, dessin, installation, sculpture, année</text:p>
      <text:p text:style-name="P24"/>
      <text:p text:style-name="P24"/>
      <text:p text:style-name="P91">19 juin 2017</text:p>
      <text:p text:style-name="P25"/>
      <text:p text:style-name="P25"/>
      <text:p text:style-name="P25">-explication de la maquette envoyée par Bertrand ?</text:p>
      <text:p text:style-name="P26">-que faire dans l’immédiat ? Pause ou poursuite (sommaire / première page BIS) ? <text:span text:style-name="T13">Si poursuite, on redéfinit qq ch plus dans la continuité ? Ou lors on commence direct par l’imagier mais il risque de ne pas être visible si on laisse la page d’accueil telle quelle … </text:span></text:p>
      <text:p text:style-name="P26">-<text:span text:style-name="T13">L’imagier. Je me dis : faire un lien direct dans le menu. La page présenterait des liens de sélection d’images et on aurait aussi la possibilité d’effectuer une recherche dans la base de données.</text:span></text:p>
      <text:p text:style-name="P26"/>
      <text:p text:style-name="P26"/>
      <text:p text:style-name="P27">For a first web development <text:s/>project i concieve a system that filters the content of a home-page</text:p>
      <text:p text:style-name="P27"/>
      <text:p text:style-name="P92">20 juin 2017</text:p>
      <text:p text:style-name="P28">Bertrand e dit</text:p>
      <text:p text:style-name="P28">Il pense que le site a une charte graphique qui identifie le site tel qu’il est.</text:p>
      <text:p text:style-name="P28">Freins parce qu’il a l’habitude de mettre des enjeux…</text:p>
      <text:p text:style-name="P28">on me dit souvent : je cite en exemple ton site, comme un site low tech, navigable et avec de la data.</text:p>
      <text:p text:style-name="P28">j’aime bien : <text:span text:style-name="T14">la marge de 100 px a gauche / bloc central a droite</text:span></text:p>
      <text:p text:style-name="P28"/>
      <text:p text:style-name="P29">changements a faire demandés par Bertrand :</text:p>
      <text:p text:style-name="P29">gloshmol en fixe</text:p>
      <text:p text:style-name="P29">dessous menu Burger, qui déroule le menu</text:p>
      <text:p text:style-name="P29">menu vertical avec tout le contenu</text:p>
      <text:p text:style-name="P29">transférer l’espace vide a droite vers la gauche</text:p>
      <text:p text:style-name="P29"/>
      <text:p text:style-name="P30">sa police est Futura Std Light</text:p>
      <text:p text:style-name="P30">qui est payante : 35 dollars</text:p>
      <text:p text:style-name="P30">une gratuite qui s’en approche : Didact gothic</text:p>
      <text:p text:style-name="P31">muli extra light</text:p>
      <text:p text:style-name="P31"/>
      <text:p text:style-name="P93"><text:soft-page-break/>21 juin</text:p>
      <text:p text:style-name="P32">-<text:span text:style-name="T16">Modifs dans la branche master. </text:span>Ajout<text:span text:style-name="T16">é</text:span> <text:span text:style-name="T16">la </text:span>police <text:span text:style-name="T16">Muli. Modifié l’affichage du texteRealisation, passé en haut à gauche. Repositionné l’ensemble des blocs « réalisation » de façon équilibrée. Transféré les filtres sous le menu principal.</text:span></text:p>
      <text:p text:style-name="P32"/>
      <text:p text:style-name="P33">--<text:span text:style-name="T15">prb identifié : quand je clique sur les filtres : entre « tout » et une catégorie, ça fait bouger le menu de navigation. A voir (car en « tout », le contenu dépasse de la page…). C’est a cause de l’appaition de la barre de défilement verticale. Réglé.</text:span></text:p>
      <text:p text:style-name="P33"/>
      <text:p text:style-name="P33">-<text:span text:style-name="T15">modifier affichage texteRealisation. Dans le CSS, mettre dans le coin en haut à gauche. Dans le html. Utiliser -:- entre les catégories. Pourquoi pas une icône rectangle 4/3 avant chaque ligne</text:span></text:p>
      <text:p text:style-name="P34">Ajout<text:span text:style-name="T17">er</text:span> un rectangle 4/3 rose comme îcone. <text:span text:style-name="T17">Essai infructueux</text:span></text:p>
      <text:p text:style-name="P34"/>
      <text:p text:style-name="P34">-<text:span text:style-name="T18">mettre margin laterales aussi en vw et faire la somme… </text:span></text:p>
      <text:p text:style-name="P35">(22+1,4)*4+40px</text:p>
      <text:p text:style-name="P36">OK</text:p>
      <text:p text:style-name="P94"/>
      <text:p text:style-name="P95"><text:span text:style-name="T19">C</text:span>ommit<text:span text:style-name="T19">é le 22 juin</text:span></text:p>
      <text:p text:style-name="P39">déplacé les filtres sous le menu principal. Réglé le prb d’affichage de la police dans Firefox. Diminué la transparence des images en hover</text:p>
      <text:p text:style-name="P40">Fait</text:p>
      <text:p text:style-name="P41"/>
      <text:p text:style-name="P96">23 juin</text:p>
      <text:p text:style-name="P42">j’ai tenté beaucoup de chose en css pour faire apparaître les filtres sous le menu avec un hover mais ça ne marche pas.</text:p>
      <text:p text:style-name="P42">En JS, je fais un petit un petit script gestionnaire d’evt. Ça ne marche pas pour hover, mais ça marche pour clique.</text:p>
      <text:p text:style-name="P42">Peut être parce qu’il y a déjà un hover dans le CSS !</text:p>
      <text:p text:style-name="P42">Je vais tt mettre dans le gestionnaire d’evt JS !</text:p>
      <text:p text:style-name="P43">Ça marche !</text:p>
      <text:p text:style-name="P43"/>
      <text:p text:style-name="P97">Commité</text:p>
      <text:p text:style-name="P44"><text:span text:style-name="T32">Réglé le prb de décalage du menu lié à l’apparition de la scrollbar avec</text:span><text:span text:style-name="Source_20_Text"><text:span text:style-name="T21"> html { overflow-y: scroll;}</text:span></text:span><text:span text:style-name="Source_20_Text"><text:span text:style-name="T30">. </text:span></text:span><text:span text:style-name="Source_20_Text"><text:span text:style-name="T31">É</text:span></text:span><text:span text:style-name="Source_20_Text"><text:span text:style-name="T20">crit un gestionnaire d’evt JS pour afficher les catégories de réalisation lors du survol du menu.</text:span></text:span></text:p>
      <text:p text:style-name="P2"><text:span text:style-name="Source_20_Text"><text:span text:style-name="T23"/></text:span></text:p>
      <text:p text:style-name="P3"><text:span text:style-name="Source_20_Text"><text:span text:style-name="T27">C</text:span></text:span><text:span text:style-name="Source_20_Text"><text:span text:style-name="T28">ommit</text:span></text:span><text:span text:style-name="Source_20_Text"><text:span text:style-name="T27">é</text:span></text:span></text:p>
      <text:p text:style-name="P3"><text:span text:style-name="Source_20_Text"><text:span text:style-name="T25">A</text:span></text:span><text:span text:style-name="Source_20_Text"><text:span text:style-name="T24">i factorisé le gestionnaire d’evt pour affichage des sous menus.</text:span></text:span></text:p>
      <text:p text:style-name="P3"><text:span text:style-name="Source_20_Text"><text:span text:style-name="T24"/></text:span></text:p>
      <text:p text:style-name="P4"><text:span text:style-name="Source_20_Text"><text:span text:style-name="T29">Commité</text:span></text:span></text:p>
      <text:p text:style-name="P46">Placé les éléments du header en fixed et absolute. Changé trois photos restées en 15 10. Ajouté une background image effet canson. Supprimé l’effet de focus par défaut, ai mis l’effet hover à la place.</text:p>
      <text:p text:style-name="P37"/>
      <text:p text:style-name="P45"/>
      <text:p text:style-name="P98">28 juin</text:p>
      <text:p text:style-name="P99">Commité </text:p>
      <text:p text:style-name="P49">Ai modifié le CSS pour recentrer les blocs «réalisation ». Ai passé la position de logo et nav en vw pour conserver alignement lors du changement de la taille de la fenêtre.</text:p>
      <text:p text:style-name="P49"/>
      <text:p text:style-name="P38">-<text:span text:style-name="T34">J’ai recentré le contenu : 1,5 vw de marge autour de la balise section. 21,75 par bloc réalisation. Et j’ai augmenté la marge autour de chaque bloc realisation (de 0,7vw a 0,75 vw). Ça fait un total de 100.</text:span></text:p>
      <text:p text:style-name="P47">je me rends compte de la différence entre vw et % pour les dimensions.</text:p>
      <text:p text:style-name="P47"><text:soft-page-break/>% est le pourcentage de l’élément conteneur.</text:p>
      <text:p text:style-name="P47">Vw est un % de la largeur du bloc conteneur initial (html?)</text:p>
      <text:p text:style-name="P48">J<text:a xlink:type="simple" xlink:href="https://stackoverflow.com/questions/1495407/maintain-the-aspect-ratio-of-a-div-with-css/10441480#10441480" text:style-name="Internet_20_link" text:visited-style-name="Visited_20_Internet_20_Link"><text:span text:style-name="T36">e</text:span></text:a><text:span text:style-name="T36"> reste en vw, c’est plus simple.</text:span></text:p>
      <text:p text:style-name="P38">-<text:span text:style-name="T35">fixé logo et nav en vw. Pour rester alignés lors de changement taille fenêtre.</text:span></text:p>
      <text:p text:style-name="P38"/>
      <text:p text:style-name="P38">-<text:span text:style-name="T33">commencé la version responsive. OK</text:span></text:p>
      <text:p text:style-name="P38"/>
      <text:p text:style-name="P50">Découverte. Par défaut : body et section ont une margin. Penser à les faire disparaître avec margin : 0px ;</text:p>
      <text:p text:style-name="P56">le padding : 0px; résoud aussi parfois des prbs de mise en page</text:p>
      <text:p text:style-name="P56"/>
      <text:p text:style-name="P38"/>
      <text:p text:style-name="P100">Commité</text:p>
      <text:p text:style-name="P51">-Ai fini la première version responsive de la page d’accueil (sans le menu)</text:p>
      <text:p text:style-name="P51"/>
      <text:p text:style-name="P53">prbs : </text:p>
      <text:p text:style-name="P53">-le titre coupé en deux.</text:p>
      <text:p text:style-name="P57">F que je créé un gestionnaire d’evt pour changer le logo en passant d’une taille de fenêtre à l’autre</text:p>
      <text:p text:style-name="P61">trouver une façon de transcrire le media query en gestionnaire d’evt JS.</text:p>
      <text:p text:style-name="P57"><text:a xlink:type="simple" xlink:href="https://codepen.io/geddski/pen/rqDmF" text:style-name="Internet_20_link" text:visited-style-name="Visited_20_Internet_20_Link">https://codepen.io/geddski/pen/rqDmF</text:a></text:p>
      <text:p text:style-name="P59">(s’en passer).</text:p>
      <text:p text:style-name="P52">-Le texte pas lisible sur mobile. <text:span text:style-name="T37">Ai ajouté 2 em.</text:span></text:p>
      <text:p text:style-name="P52"/>
      <text:p text:style-name="P101"><text:span text:style-name="T38">C</text:span>ommit<text:span text:style-name="T38">é</text:span></text:p>
      <text:p text:style-name="P58">Ai agrandi le texte des blocs réalisation. Ajouté overflow-x : hidden ; dans le html</text:p>
      <text:p text:style-name="P54"/>
      <text:p text:style-name="P102">Commité</text:p>
      <text:p text:style-name="P60"><text:span text:style-name="T39">Ai</text:span> déplacé la version responsive dans le fichier css principal. <text:span text:style-name="T39">Ai déplacé le passage en responsive à 1000 px. Ai ajouté une icône menu. Ai ajouté un gestionnaire d’evt « resize » pour changer logo sous les 1000 px.</text:span></text:p>
      <text:p text:style-name="P55"/>
      <text:p text:style-name="P104">Commité</text:p>
      <text:p text:style-name="P60">-<text:span text:style-name="T42">Apparition du menu vertical, non mis en forme</text:span></text:p>
      <text:p text:style-name="P60"/>
      <text:p text:style-name="P60">-construire le menu vertical. <text:span text:style-name="T44">ok</text:span></text:p>
      <text:p text:style-name="P60">-<text:span text:style-name="T43">mettre le media query a part car sinon les deux fichiers se mélangent… ok</text:span></text:p>
      <text:p text:style-name="P60"/>
      <text:p text:style-name="P62">là, ça merdait parce que j’avais vidé les blocs avec innerHTML mais certains avaient gardé des dimensions minimales.</text:p>
      <text:p text:style-name="P63">Pas résolu le prb de la margin à droite. Impossible à centrer parfaitement. <text:span text:style-name="T44">DU coup j’ai aligné à gauche.</text:span></text:p>
      <text:p text:style-name="P63"/>
      <text:p text:style-name="P105">Commité</text:p>
      <text:p text:style-name="P64">Ai mis le media query dans un fichier CSS à part. Ai réalisé la première version du menu vertical <text:span text:style-name="T46">pour version mobile</text:span> avec mise en forme.</text:p>
      <text:p text:style-name="P65"/>
      <text:p text:style-name="P103"/>
      <text:p text:style-name="P103">A faire</text:p>
      <text:p text:style-name="P66">-<text:span text:style-name="T53">faire une branche pour réécrire le html du navigateur</text:span></text:p>
      <text:p text:style-name="P66">-<text:span text:style-name="T53">adapter le css</text:span></text:p>
      <text:p text:style-name="P66">-<text:span text:style-name="T50">écrire correctement la page de menu vertical. Résoudre les prbs de header et nav.</text:span></text:p>
      <text:p text:style-name="P66">-<text:span text:style-name="T52">comprendre d’ou vient le bug d’affichage des sous menus</text:span></text:p>
      <text:p text:style-name="P66"><text:soft-page-break/>-<text:span text:style-name="T51">mettre une croix pour sortir</text:span></text:p>
      <text:p text:style-name="P66">-<text:span text:style-name="T51">le passer par-dessus le contenu de la page d’accueil</text:span></text:p>
      <text:p text:style-name="P66">-<text:span text:style-name="T51">faire réapparaître version normale quand on retaille la fenêtre</text:span></text:p>
      <text:p text:style-name="P66">-</text:p>
      <text:p text:style-name="P66"/>
      <text:p text:style-name="P66">-verifier les bugs : <text:span text:style-name="T48">prbs de menu vertical. Les blocs disparaissent avec mouseout…quand je sors de la div menu ou nav... / passage de -1000 à +1000, le menu est n’importe comment…</text:span></text:p>
      <text:p text:style-name="P66"/>
      <text:p text:style-name="P66"/>
      <text:p text:style-name="P66">-<text:span text:style-name="T47">Afficher le menu en 2/3 de page, par dessus le reste. Fond canson. Bordure rose. Ajouter une croix pour revenir. Diminuer la police.</text:span></text:p>
      <text:p text:style-name="P66">-<text:span text:style-name="T49">essayer de bien placer le nav (en haut du header). Comprendre pourquoi il est là</text:span></text:p>
      <text:p text:style-name="P60">-<text:span text:style-name="T40">modifier le CSS pour mettre icône menu a gauche et logo gloshmol a droite, alignés.</text:span></text:p>
      <text:p text:style-name="P60">-trouver une belle icône de menu grise légère</text:p>
      <text:p text:style-name="P60">-faire une transition d’apparition du menu</text:p>
      <text:p text:style-name="P60">-<text:span text:style-name="T41">faire une croix au même endroit que le menu burger</text:span></text:p>
      <text:p text:style-name="P60">-<text:span text:style-name="T45">plus tard, </text:span></text:p>
      <text:p text:style-name="P60"/>
      <text:p text:style-name="P60"/>
      <text:p text:style-name="P106">29 juin</text:p>
      <text:p text:style-name="P67">-ai <text:span text:style-name="T54">créé une nouvelle branche (menuLi) pour réécrire le html et css menu. Qui est désormais filtrable en css et non en JS.</text:span></text:p>
      <text:p text:style-name="P67">-<text:span text:style-name="T55">j’ai mergé les deux branches</text:span></text:p>
      <text:p text:style-name="P67">-<text:span text:style-name="T55">je réécris le menu vertical mobile</text:span></text:p>
      <text:p text:style-name="P67">-<text:span text:style-name="T56">prbs avec la typo : menu vertical : pas possible d’agrandir le texte du sous menu. Pas possible de mettre en gras dans le .titre</text:span></text:p>
      <text:p text:style-name="P67"/>
      <text:p text:style-name="P107">30 juin</text:p>
      <text:p text:style-name="P68">-<text:span text:style-name="T61">J’ai changé ma fonction filtrer sommaire. Ajouté une condition : transforme les blocs realisation en bloc au dessus de 1000px, en flex en dessous de 1000px. Ça a résolu un bug d’affichage de la version mobile.</text:span></text:p>
      <text:p text:style-name="P68">-<text:span text:style-name="T62">J’ai ajouté une icône croix pour refermer le menu vertical</text:span></text:p>
      <text:p text:style-name="P68">-<text:span text:style-name="T62">quand on clique sur un lien du menu, ça referme le menu</text:span></text:p>
      <text:p text:style-name="P68"/>
      <text:p text:style-name="P68"/>
      <text:p text:style-name="P107">A faire</text:p>
      <text:p text:style-name="P68">-<text:span text:style-name="T57">ne pas superposer au reste.</text:span></text:p>
      <text:p text:style-name="P68">-en cas d’evt clic, faire disparaître le nav . <text:span text:style-name="T63">ok</text:span></text:p>
      <text:p text:style-name="P68"/>
      <text:p text:style-name="P69">Bug : une fois que j’ai utilisé le filtre des réalisations dans la version écran, si je passe à la version mobile le texte réalisation est décalé vers le haut. <text:span text:style-name="T58">Et cela entraîne une marge entre les photos.</text:span></text:p>
      <text:p text:style-name="P70">Le prb doit <text:span text:style-name="T59">venir du </text:span><text:s/>css : <text:span text:style-name="T60">ça vient de p.titre dont la marge sup sort de la div .texteRealisation</text:span></text:p>
      <text:p text:style-name="P71">non, ça vient de la div.texteRealisation qui n’est plus centré dans la div.realisation.</text:p>
      <text:p text:style-name="P72">j’ai compris : la fonction filtrer sommaire affiche les blocs realisation en bloc. Ça marche pour version ecran, pas pour version mobile ou il doit etre affiché en flex. j’ajoute donc des conditions dans ma fonction. <text:span text:style-name="T63">Ça marche OK.</text:span></text:p>
      <text:p text:style-name="P72"/>
      <text:p text:style-name="P111">Bug : lorsque j’ai affiché (et enlevé) le menu vertical avec javascript, lorsque je repasse en version écran, mon media query CSS n’est pas utilisé<text:span text:style-name="T66">(enfin, ce qui a été modifié en JS reste modifié, en gardant la priorité par rapport au media query)</text:span>. Je reste sur la mise en forme mobile du menu incompatible avec la version écran. Comment faire ? <text:span text:style-name="T65">Changer de page ?</text:span></text:p>
      <text:p text:style-name="P112"><text:soft-page-break/>J’<text:span text:style-name="T64">ai commencé à écrire des scripts de modifications en JS a appliquer lors du changement de taille de fenêtre. Mais je n’en sors pas. C’est trop long et ca genere a nouveau des bugs sur la version mobile quand on y revient.</text:span></text:p>
      <text:p text:style-name="P113"/>
      <text:p text:style-name="P114">« « La solution me semble être d’écrire un 2<text:span text:style-name="T67">e</text:span> menu mobile dans une autre div que je place en position absolue par dessus la page. De cette façon, je n’aurais pas à faire de modifs du header et du nav en JS. » »</text:p>
      <text:p text:style-name="P113"/>
      <text:p text:style-name="P113"/>
      <text:p text:style-name="P73">-<text:span text:style-name="T64">Bug : </text:span>quand on a ouvert et refermé le menu vertical, l’iconemenu passe sous les blocs realisation</text:p>
      <text:p text:style-name="P73"/>
      <text:p text:style-name="P108">3 juillet</text:p>
      <text:p text:style-name="P74">-accueil : la mosaïque <text:span text:style-name="T68">ok</text:span></text:p>
      <text:p text:style-name="P74">-gloshmol <text:span text:style-name="T68">en fixe ok</text:span></text:p>
      <text:p text:style-name="P75"/>
      <text:p text:style-name="P74">-Bande latérale à gauche</text:p>
      <text:p text:style-name="P77">1,5 vw de marge autour de la balise section. 21,75 par bloc réalisation. Et j’ai augmenté la marge autour de chaque bloc realisation (de 0,7vw a 0,75 vw). Ça fait un total de 100.</text:p>
      <text:p text:style-name="P74"/>
      <text:p text:style-name="P74">clic : arrivée menu</text:p>
      <text:p text:style-name="P74"/>
      <text:p text:style-name="P78">reprendre a la redaction des fonctions afficher et enlever menu pour -1000px (en fait plutot le css des situations correspondantes).</text:p>
      <text:p text:style-name="P78"/>
      <text:p text:style-name="P79">Prb : </text:p>
      <text:p text:style-name="P79">-si, en version écran, le menu affiché, qd je réduis, je perds icône menu Burger</text:p>
      <text:p text:style-name="P79">-Si, en version mobile, j’ai actionné le menu. Qd je passe en v ecran, les realisations sont en colonne.</text:p>
      <text:p text:style-name="P79"/>
      <text:p text:style-name="P80">Le gestionnaire d’evt resize n’est pas une bonne chose….</text:p>
      <text:p text:style-name="P81">Ou alors il f que je fasse : </text:p>
      <text:p text:style-name="P81">-si je passe au dessus de 1000</text:p>
      <text:p text:style-name="P81"><text:tab/>-si j’etais avec menu déroulé</text:p>
      <text:p text:style-name="P81"><text:tab/>-si j’etais avec menu fermé</text:p>
      <text:p text:style-name="P81">-si je passe au dessous de 1000</text:p>
      <text:p text:style-name="P81"><text:tab/>-si j’etais avec menu déroulé</text:p>
      <text:p text:style-name="P81"><text:tab/>-si j’etais avec menu fermé</text:p>
      <text:p text:style-name="P81"/>
      <text:p text:style-name="P109">4 juillet</text:p>
      <text:p text:style-name="P109">commité</text:p>
      <text:p text:style-name="P76">Ai supprimé l’image de fond et la typo Mulextralight. <text:span text:style-name="T69">Ai placé le menu vertical sur le côté gauche. Ai résolu les problèmes d’affichage avec un gestionnaire d’evt resize.</text:span></text:p>
      <text:p text:style-name="P76"/>
      <text:p text:style-name="P82">Constaté un prb d’affichage en version mobile</text:p>
      <text:p text:style-name="P82">la marge supérieure du texte disparaît dans les blocs realisation</text:p>
      <text:p text:style-name="P83">et la marge gche lié a l’apparition du bloc aside</text:p>
      <text:p text:style-name="P83"/>
      <text:p text:style-name="P84">qd on redscnde avec la croix et qu’on enleve la croix, le texte est en haut du bloc</text:p>
      <text:p text:style-name="P85">f faire passer .realisation de flex en -1000 à block en +1000</text:p>
      <text:p text:style-name="P85"/>
      <text:p text:style-name="P86">ai réglé les prbs de : affichage de la marge a gche lié a apparition du bloc aside</text:p>
      <text:p text:style-name="P86">ai rajouté une margin top à .texterealisation. Ca fait pas tt a fait ce que je veux.</text:p>
      <text:p text:style-name="P115"><text:soft-page-break/>A faire : comprendre le pourquoi de l’affichage du .texteRealisation en version mobile</text:p>
      <text:p text:style-name="P87"/>
      <text:p text:style-name="P110">4 juillet</text:p>
      <text:p text:style-name="P88">mail à Bertrand</text:p>
      <text:p text:style-name="P88">Voici les nouveautés :</text:p>
      <text:p text:style-name="P88">-pas d'image d'arrière plan</text:p>
      <text:p text:style-name="P88">-police par défaut</text:p>
      <text:p text:style-name="P88">-logo gloshmol placé au centre en position fixe</text:p>
      <text:p text:style-name="P88">-espace latéral à gauche d'un quart de la largeur de la page</text:p>
      <text:p text:style-name="P88">-3 réalisations par ligne au lieu de 4</text:p>
      <text:p text:style-name="P88">-menu latéral qui apparaît quand on clique sur l'icône menu burger et qui disparaît quand on clique sur la croix.</text:p>
      <text:p text:style-name="P88">-J'ai récupéré des icônes "menu burger" et "croix" vite fait. On peut bien sûr les changer.</text:p>
      <text:p text:style-name="P88">-les sous menus apparaissent systématiquement, en même temps que le menu.</text:p>
      <text:p text:style-name="P87"/>
      <text:p text:style-name="P110">5 juillet</text:p>
      <text:p text:style-name="P88">réponse de Bertrand</text:p>
      <text:p text:style-name="P117"><text:span text:style-name="T26">-il veut « </text:span>3 ou 4 images, plus de blanc dans la page, entre ta proposition et l'existant ».</text:p>
      <text:p text:style-name="P117">-<text:span text:style-name="T70">il aime bien le menu burger, mais le veut sur la gauche (la droite, plutôt) pour ne pas perturber avec des navigations supplémentaires sur les pages</text:span></text:p>
      <text:p text:style-name="P117">-<text:span text:style-name="T70">ne comprend pas comment voir la version mobile</text:span></text:p>
      <text:p text:style-name="P117"/>
      <text:p text:style-name="P118">5 juillet</text:p>
      <text:p text:style-name="P128">reponse a Bertrand</text:p>
      <text:p text:style-name="P128">-conseil pour voir la version mobile</text:p>
      <text:p text:style-name="P128">-mes réserves sur le fait d’ajouter plus de blanc à la page</text:p>
      <text:p text:style-name="P130"><text:span text:style-name="T71">-</text:span>Pour le menu : là il est sur la gauche, donc je suppose que tu voudrais qu'il soit sur la droite, c'est ça ? Est-ce que tu veux laisser l'espace vide à gauche et déplacer le menu à droite ? Ou alors tout déplacer à droite ?</text:p>
      <text:p text:style-name="P130">-<text:span text:style-name="T71">mon rappel : il faut un seul menu de navigation, sinon on ne comprend pas</text:span></text:p>
      <text:p text:style-name="P130">-<text:span text:style-name="T71">autre rappel : il faut faire tt le site avec une maquette unique</text:span></text:p>
      <text:p text:style-name="P130">-<text:span text:style-name="T71">c’est un gros boulot, mais faisable. Je te laisse y réfléchir</text:span></text:p>
      <text:p text:style-name="P130"/>
      <text:p text:style-name="P119">18 juillet</text:p>
      <text:p text:style-name="P128">reprise après deux semaines d’interruption</text:p>
      <text:p text:style-name="P135">-<text:span text:style-name="T72">manipuler le site</text:span></text:p>
      <text:p text:style-name="P135">-relire tout le code <text:span text:style-name="T95">html et css ecran</text:span></text:p>
      <text:p text:style-name="P116">-A faire : comprendre le pourquoi de l’affichage du .texteRealisation en version mobile</text:p>
      <text:p text:style-name="P136">Après avoir manipulé le menu en version écran, quand je diminue la taille de la fenêtre, le texte réalisation est tt en haut de chaque bloc réalisation <text:span text:style-name="T73">(sur la v14). Apparemment, ça va...</text:span></text:p>
      <text:p text:style-name="P136">-A <text:span text:style-name="T76">faire : si je clique sur réalisations et sur logo, ça recharge la page d’accueil. Je sais pas quel lien écrire</text:span></text:p>
      <text:p text:style-name="P136">-<text:span text:style-name="T77">A faire : déplacer gloshmol au dessus de la colonne blanche. c’est pas top.</text:span></text:p>
      <text:p text:style-name="P136">-<text:span text:style-name="T78">A faire : descendre le footer (avec margin en haut et en bas) et gérer son affichage en mobile</text:span></text:p>
      <text:p text:style-name="P130"><text:span text:style-name="T85">-</text:span><text:span text:style-name="T86">A faire : enlever footer. OK</text:span></text:p>
      <text:p text:style-name="P137">-<text:span text:style-name="T80">nav : position absolute ou fixed ? Fixed. OK</text:span></text:p>
      <text:p text:style-name="P138">Ne faut-il pas inverser position absolute de nav et position relative de #filtres et#apropos ?</text:p>
      <text:p text:style-name="P138">-<text:span text:style-name="T81">pourquoi .realisation p en relative ? Ce devrait plus etre en normal et .texteRealisation en absolute ? J’ai tenté : ça change rien en vue écran, mais change en vue mobile… je laise comme avant.</text:span></text:p>
      <text:p text:style-name="P138">-<text:span text:style-name="T82">mettre menu 20px plus haut et 30 plus à droite : tout aligner sur les .menu. Même force de caractère (entre les deux).Non. Espace entre les parties. OK</text:span></text:p>
      <text:p text:style-name="P171"><text:soft-page-break/>-<text:span text:style-name="T79">A faire Eventuellement : passer les photos sous le header (header : position : fixed. background-color : white, border bottom : gris ou rose ou noir). Ça semble plus compliqué que prévu. Mais pas tant que ça. Ptet qu’il suffit d’ajouter une margin-top a div realisations ? Non. A chercher eventuellement… recherche web pour vue écran et mobile</text:span></text:p>
      <text:p text:style-name="P171">-<text:span text:style-name="T101">dans css ecran : deux affectations de force de caractère. En vw et en em. Faire le point. C’est bon. c’est grace a .texteRealisation affecté en vw que le texte s’adapte a la taille du bloc. Le détail en em, donne les proportions pour le reste.</text:span></text:p>
      <text:p text:style-name="P171"/>
      <text:p text:style-name="P139">-<text:span text:style-name="T84">regarder css mobile</text:span></text:p>
      <text:p text:style-name="P140">je sais pas si : margin : 0px auto ; se dit.</text:p>
      <text:p text:style-name="P172"/>
      <text:p text:style-name="P120">-<text:span text:style-name="T104">Commité le 19 juillet</text:span></text:p>
      <text:p text:style-name="P173"><text:span text:style-name="T102">Revue de l’ensemble du code. Ai réglé un décalage d’affichage du texteRealisation. A</text:span>i <text:span text:style-name="T103">déplacé le menu latéral et </text:span>aligné le texte. Ai diminué <text:span text:style-name="T96">la taille de la croix.</text:span></text:p>
      <text:p text:style-name="P173"/>
      <text:p text:style-name="P130">-<text:span text:style-name="T71">commencer page Bis intitulé sur le site façade enveloppe ile seguin</text:span></text:p>
      <text:p text:style-name="P189">S’inspirer</text:p>
      <text:p text:style-name="P130"/>
      <text:p text:style-name="P130"/>
      <text:p text:style-name="P133"/>
      <text:p text:style-name="P132"/>
      <text:p text:style-name="P121">Travail sur Boulogne Île Seguin</text:p>
      <text:p text:style-name="P191"/>
      <text:p text:style-name="P191">partir de la maquette de quadrature.co</text:p>
      <text:p text:style-name="P191">2/3 images à gauche</text:p>
      <text:p text:style-name="P191"/>
      <text:p text:style-name="P190">texte</text:p>
      <text:p text:style-name="P190"/>
      <text:p text:style-name="P190">titre </text:p>
      <text:p text:style-name="P190">mots-clés</text:p>
      <text:p text:style-name="P190"/>
      <text:p text:style-name="P190">présentation projet</text:p>
      <text:p text:style-name="P190"/>
      <text:p text:style-name="P190">présentation document </text:p>
      <text:p text:style-name="P190"/>
      <text:p text:style-name="P190">présentation performance</text:p>
      <text:p text:style-name="P190"/>
      <text:p text:style-name="P194">dans gloshmol_realisations.js</text:p>
      <text:p text:style-name="P195">a ajouter dans la fonction filtrerSommaire : si realisationsElt n’existe pas, le clic renvoie sur la page <text:span text:style-name="T109">d’accueil et filtre pour le type de réalisation demandée. </text:span></text:p>
      <text:p text:style-name="P195"/>
      <text:p text:style-name="P195">des realisations demandées).</text:p>
      <text:p text:style-name="P199">J’ai installé le petit programme Transmageddon dans Linux pour convertir les vidéos</text:p>
      <text:p text:style-name="P190"/>
      <text:p text:style-name="P122">Page d’accueil</text:p>
      <text:p text:style-name="P192">Tester un menu qui arrive par dessus le reste.</text:p>
      <text:p text:style-name="P193">Mettre les bons liens pour realisations et logo : gloshmol_index.html. <text:span text:style-name="T106">FAIT</text:span></text:p>
      <text:p text:style-name="P196">Ajouter BIS Boulogne Île Seguin <text:span text:style-name="T107">a gloshmol_index.html</text:span>. <text:span text:style-name="T107">FAIT</text:span></text:p>
      <text:p text:style-name="P197">ajouter un lien vers la page realisations/boulogne-ile-seguin.html <text:span text:style-name="T108">FAIT</text:span></text:p>
      <text:p text:style-name="P198">modifier le fichier JS</text:p>
      <text:p text:style-name="P197"/>
      <text:p text:style-name="P200">20 juillet</text:p>
      <text:p text:style-name="P200"><text:soft-page-break/>commité : </text:p>
      <text:p text:style-name="P200">ai commencé la conception de la première page « réalisations » en prenant comme projet Boulogne Ile Seguin</text:p>
      <text:p text:style-name="P200"/>
      <text:p text:style-name="P200"/>
      <text:p text:style-name="P123">Questions Pierrick</text:p>
      <text:p text:style-name="P131"><text:span text:style-name="T97">En vue écran :</text:span> </text:p>
      <text:p text:style-name="P131">-comment ré-équilibrer la page ? <text:span text:style-name="T74">(plus d’espace entre les blocs mais centrer le tout?)</text:span></text:p>
      <text:p text:style-name="P131">-laisser le menu ouvert ?</text:p>
      <text:p text:style-name="P131">-où placer le logo ? <text:span text:style-name="T75">À gauche, à côté du menu ?</text:span></text:p>
      <text:p text:style-name="P131">-<text:span text:style-name="T73">le logo fixe, c’est bof ?</text:span></text:p>
      <text:p text:style-name="P131">-<text:span text:style-name="T73">le placement du texte du menu</text:span></text:p>
      <text:p text:style-name="P131">-<text:span text:style-name="T83">faut-il abandonner le dimensionnement en vw, qui ajuste la taille du bloc image et du texte en fonction de la taille de la fenêtre au dessus de 1000 pixels, mais qui perturbe les alignements avec le reste de la page (header et nav). Ou alors tt passer en vw : taille du texte et marges des nav et header (apparemment, si le texte en em est dans un bloc dimensionné en vw, lorsque la taille du bloc diminue, la taille du texte réduit.</text:span></text:p>
      <text:p text:style-name="P131">-<text:span text:style-name="T105">quid des propositions de Bertrand : encore plus de blanc pour que ça circule ? Et le menu à droite qui apparaîtrait en superposition ?</text:span></text:p>
      <text:p text:style-name="P131"/>
      <text:p text:style-name="P174">En vue mobile</text:p>
      <text:p text:style-name="P134">-les photos collées aux bords et les unes aux autres, ça fait pas trop étriqué ?</text:p>
      <text:p text:style-name="P201">-le menu ? </text:p>
      <text:p text:style-name="P201"/>
      <text:p text:style-name="P175">Briefing Pierrick 20 juillet 2017</text:p>
      <text:p text:style-name="P255"/>
      <text:p text:style-name="P256">De façon générale, moins y a de clic, mieux c’est : « less is more »</text:p>
      <text:p text:style-name="P257">ne pas avoir peur du vide, <text:span text:style-name="T113">mais faire du vide ne signifie pas avoir une page aérée</text:span></text:p>
      <text:p text:style-name="P256"/>
      <text:p text:style-name="P256">sur la vue desktop, f <text:span text:style-name="T97">enlever le menu Burger et afficher systématiquement le menu</text:span> (horizontal ou vertical)</text:p>
      <text:p text:style-name="P256"/>
      <text:p text:style-name="P256">Une possibilité : diminuer la taille du header quand on scrolle, voir diminuer la taille du titre.</text:p>
      <text:p text:style-name="P256">Pour ça, c’est bien d’utiliser un fichier svg (encore que, vérifier compatibilité navigateurs).</text:p>
      <text:p text:style-name="P256"/>
      <text:p text:style-name="P256">Defaut des gens qui ont pas fait de graphisme : laisser affichage par défaut <text:span text:style-name="T114">du texte avec des tabulations pas jolies.</text:span></text:p>
      <text:p text:style-name="P256"/>
      <text:p text:style-name="P257">Attention à la<text:span text:style-name="T97"> cohérence des icônes menu burger et croix</text:span>, là épaisseur du trait différente</text:p>
      <text:p text:style-name="P256"/>
      <text:p text:style-name="P257">prb : taille texte menu et texte real pas tt a fait identique</text:p>
      <text:p text:style-name="P257">espacement interlignage dans texte realisation : coller année sous le type de realisation</text:p>
      <text:p text:style-name="P257"/>
      <text:p text:style-name="P258">le prb de la typo pas choisie est que ça génère des prbs d’alignement</text:p>
      <text:p text:style-name="P258"/>
      <text:p text:style-name="P259">réserve sur le double clic au mobile (limiter le nb d’actions)</text:p>
      <text:p text:style-name="P259"/>
      <text:p text:style-name="P260">faire les mêmes marges au-dessus et sur les côtés</text:p>
      <text:p text:style-name="P258"/>
      <text:p text:style-name="P260">sur un grand écran, y a du blanc à droite</text:p>
      <text:p text:style-name="P260"/>
      <text:p text:style-name="P260">Pierrick préfère la version master </text:p>
      <text:p text:style-name="P260"><text:soft-page-break/></text:p>
      <text:p text:style-name="P261">je peux faire plusieurs transitions de blocs : 4 3 2 1 ou 4 3 1 </text:p>
      <text:p text:style-name="P261"/>
      <text:p text:style-name="P262">c’est bien que les gens piquent les images. Si un journal en prend une, la publie. Il attaque</text:p>
      <text:p text:style-name="P262"/>
      <text:p text:style-name="P262">un menu, c’est les mêmes caractéristiques à chaque fois. Là, c’est du chapitrage.</text:p>
      <text:p text:style-name="P263">Mais attention, ça peut être du chapitrage au sein de la page.</text:p>
      <text:p text:style-name="P263"/>
      <text:p text:style-name="P263">La galerie c’est possible aussi : une galerie sur le côté, et la photo s’affiche au milieu</text:p>
      <text:p text:style-name="P263"/>
      <text:p text:style-name="P263">Pour les vidéos, c’est mieux de les mettre sur youtube. Plus simple en terme d’affichage et <text:s/>genere moins de trafic pour l’hebergeur.</text:p>
      <text:p text:style-name="P263"/>
      <text:p text:style-name="P263">Contraste entre lettres : serif <text:s/>/ non serif</text:p>
      <text:p text:style-name="P263"/>
      <text:p text:style-name="P263">prb de logo qui n’est pas assez fort.</text:p>
      <text:p text:style-name="P263"/>
      <text:p text:style-name="P264">Essayer un truc du genre : bloc couleur dans texte blanc</text:p>
      <text:p text:style-name="P264"/>
      <text:p text:style-name="P265">avoir une grille. </text:p>
      <text:p text:style-name="P252">Lire doc sur grille</text:p>
      <text:p text:style-name="P252">prendre la même grille pour page accueil et les autres.</text:p>
      <text:p text:style-name="P252"/>
      <text:p text:style-name="P252">Je peux tenter une ue mobile différente : </text:p>
      <text:p text:style-name="P252">avec texte dessous l’image (pas avoir a doublecliquer)</text:p>
      <text:p text:style-name="P252">menu par-dessus</text:p>
      <text:p text:style-name="P252">montrer ou en est avec le focus</text:p>
      <text:p text:style-name="P252"/>
      <text:p text:style-name="P263"/>
      <text:p text:style-name="P265">Avoir Illustrator</text:p>
      <text:p text:style-name="P258"/>
      <text:p text:style-name="P258">essayer deux versions : </text:p>
      <text:p text:style-name="P258"/>
      <text:p text:style-name="P258">-une menu horizontal, avec hover. <text:span text:style-name="T115">Le header plus grand au début. Et diminue quand on scrolle</text:span></text:p>
      <text:p text:style-name="P256">-<text:span text:style-name="T116">une menu vertical, avec le texte sous les images (integrer le texte sous les images génèrent plus de blanc). Mais avec un bon rapport texte / image, ça va. (2/1 plus les marges, voir dessin de Pierrick).</text:span></text:p>
      <text:p text:style-name="P256"/>
      <text:p text:style-name="P212"/>
      <text:p text:style-name="P288">RDV Bertrand 25 juillet</text:p>
      <text:p text:style-name="P216"/>
      <text:p text:style-name="P217">Il trouve que j’ai une approche descendante. </text:p>
      <text:p text:style-name="P217">Que l’outil prend trop de place par rapport à ce qui est présenté.</text:p>
      <text:p text:style-name="P217">Voir le site de Anish Kapoor</text:p>
      <text:p text:style-name="P253"/>
      <text:p text:style-name="P184">Devt de la page d’accueil</text:p>
      <text:p text:style-name="P202">-Menu vertical fixe sur la vue « Bureau » car le clic sur le menu burger est inutile.</text:p>
      <text:p text:style-name="P218">OK</text:p>
      <text:p text:style-name="P202">-Pour faire plus de blanc, enlever le effet hover, et placer le texte sous l’image.</text:p>
      <text:p text:style-name="P218">OK</text:p>
      <text:p text:style-name="P202">-Pour le hover : le faire plus gros au début et le diminuer quand on scrolle. <text:span text:style-name="T112">Quand on scrolle. Le contenu passe sous le hover, qui n’est pas transparent.</text:span></text:p>
      <text:p text:style-name="P218">On n’a pas abordé ça, ça correspond pas à la version menuLateral</text:p>
      <text:p text:style-name="P218"/>
      <text:p text:style-name="P209">-Réflexion sur le logo gloshmol qui n’apparaît pas comme un logo. Pas assez fort. Le remplacer par un vrai logo et ton nom ? <text:span text:style-name="T123">Pourquoi pas</text:span></text:p>
      <text:p text:style-name="P209"/>
      <text:p text:style-name="P211">-Prb de l’absence de typo choisie est que selon la typo par défaut du navigateur, résultat différent, et on peut avoir des problèmes d’alignement.</text:p>
      <text:p text:style-name="P218">OK pour prendre la typo Muli</text:p>
      <text:p text:style-name="P202"/>
      <text:p text:style-name="P184">Devt de la page d’accueil mobile</text:p>
      <text:p text:style-name="P251"><text:span text:style-name="T110">-Placer le texte s</text:span>ous l’image (<text:span text:style-name="T110">pour </text:span>pas avoir a cliquer <text:span text:style-name="T110">deux fois</text:span>)</text:p>
      <text:p text:style-name="P266">ok</text:p>
      <text:p text:style-name="P251"/>
      <text:p text:style-name="P251"><text:span text:style-name="T110">-Placer le </text:span>menu par-dessus</text:p>
      <text:p text:style-name="P266">ok je crois.</text:p>
      <text:p text:style-name="P266"/>
      <text:p text:style-name="P204"><text:span text:style-name="T110">-M</text:span>ontrer ou en est avec le focus</text:p>
      <text:p text:style-name="P218">pas abordé</text:p>
      <text:p text:style-name="P218"/>
      <text:p text:style-name="P185">Questions</text:p>
      <text:p text:style-name="P207">-Avis sur version mobile</text:p>
      <text:p text:style-name="P129">-<text:span text:style-name="T111">Discussion place du blanc et du vide</text:span></text:p>
      <text:p text:style-name="P254"><text:span text:style-name="T71">-</text:span>P<text:span text:style-name="T111">lace et apparition du </text:span>menu : <text:span text:style-name="T111">gauche ou droite ? Plutot fixe qu’avec apparition</text:span></text:p>
      <text:p text:style-name="P203">-<text:span text:style-name="T111">Discussion : menu de navigation unique. Transformer les actuelles secondes navigation en chapitrage. Importance de la maquette unique</text:span></text:p>
      <text:p text:style-name="P203"/>
      <text:p text:style-name="P186">Page Bis</text:p>
      <text:p text:style-name="P208">Projet : un quart menu / une moitié médias / un quart texte</text:p>
      <text:p text:style-name="P210">Possibilité d’avoir une galerie, mais ssi galerie sur le côté et photo au milieu. Pas top. Mieux vaut scroller.</text:p>
      <text:p text:style-name="P215">Vidéo sur youtube</text:p>
      <text:p text:style-name="P218">ok.</text:p>
      <text:p text:style-name="P218"/>
      <text:p text:style-name="P187">Base de données d’images</text:p>
      <text:p text:style-name="P219">affichage des images, ptet 4 ou 5 par ligne. Juste image et titre (nom du fichier)</text:p>
      <text:p text:style-name="P219">header fixe avec barre de recherche et possibilité de trier par critères : 18x24 / Portraits / musées</text:p>
      <text:p text:style-name="P219">idée : que ça charge au fur et à mesure qu’on scrolle.</text:p>
      <text:p text:style-name="P219">Pas de menu sur cette page</text:p>
      <text:p text:style-name="P219">ne pas rogner les images</text:p>
      <text:p text:style-name="P219"><text:soft-page-break/></text:p>
      <text:p text:style-name="P219">En vue mobile : mosaique d’images. Ex : 2 ou 3 par ligne.</text:p>
      <text:p text:style-name="P219">Quand on clique on a image en grand plus texte dessous (nom du fichier). Quand on reclique, juste l’image.</text:p>
      <text:p text:style-name="P219"/>
      <text:p text:style-name="P219"/>
      <text:p text:style-name="P176">A faire</text:p>
      <text:p text:style-name="P205">-trouver une grille de 12 colonnes. Grille qui <text:span text:style-name="T117">varie en fonction largeur de la fenêtre. Design grid overlay a l’air bien. Fixer la marge extérieure. Puis les dimensions des blocs en pourcentage.</text:span></text:p>
      <text:p text:style-name="P220">Mais comment combiner : marge en px et largeur des blocs en pourcentage pour que ça fasse toujours la même chose ? Pas possible. Il me faudrait une grille où à la fois les colonnes et les gouttières sont en pourcentage. <text:span text:style-name="T120">Et si grille de 4 colonnes, ça irait ? Non, si les gouttières pas responsives, ça marche pas...</text:span></text:p>
      <text:p text:style-name="P220"/>
      <text:p text:style-name="P221">Le responsive grid system a l’air mieux : marges extérieures fixes mais marges intérieures fluides. c’est exactement ce qu’il me faut. Il faut que j’apprenne à l’utiliser. <text:span text:style-name="T120">Je n’arrive pas à l’utiliser. Quand je l’ajoute à ma page, ça fait foirer l’affichage de ma page…</text:span></text:p>
      <text:p text:style-name="P222">J’essaie Bootstrap, mais ça va pas, la grille est responsive par palier et pas progressivement (non, c’est pas vrai). En fait, j’obtiens des blocs qui se redimensionnent avec 3 paliers, smartphone a tablette a ecran a grand ecran. Mais je veux juste une grille qui s’affiche.</text:p>
      <text:p text:style-name="P223">Gridulator : ça donne un fichier png. En background de ma balise body, c’est pas responsive.</text:p>
      <text:p text:style-name="P223">Je vais retenter avec grid system. <text:span text:style-name="T121">J’ai réussi à superposer les deux. Reste à faire les réglages.</text:span></text:p>
      <text:p text:style-name="P223"/>
      <text:p text:style-name="P223">-<text:span text:style-name="T122">calculer la largeur de chaque élément. Trancher : marge extérieure fixe ou pas fixe ? Je dirais plutôt « pas fixe » pour que tout soit bien calé au pixel près.</text:span></text:p>
      <text:p text:style-name="P224">Si, plutôt fixe, ça empêche pas un calage précis.</text:p>
      <text:p text:style-name="P223"/>
      <text:p text:style-name="P205">-<text:span text:style-name="T119">Ajuster le menu et les blocs sur chaque quart</text:span></text:p>
      <text:p text:style-name="P205"/>
      <text:p text:style-name="P213">-faire les mêmes marges au dessus et sur les côtés <text:span text:style-name="T126">des images.</text:span></text:p>
      <text:p text:style-name="P205"/>
      <text:p text:style-name="P205">-<text:span text:style-name="T119">Aligner le contenu du header</text:span></text:p>
      <text:p text:style-name="P205"/>
      <text:p text:style-name="P205"><text:span text:style-name="T124">(</text:span>-<text:span text:style-name="T119">rendre le header fixe avec texte qui défille dessous au scrolle</text:span></text:p>
      <text:p text:style-name="P205"/>
      <text:p text:style-name="P205">-<text:span text:style-name="T119">diminuer la taille du header quand on scrolle)</text:span></text:p>
      <text:p text:style-name="P205"/>
      <text:p text:style-name="P205">-<text:span text:style-name="T117">enlever l’icone burger et afficher systématiquement le menu</text:span></text:p>
      <text:p text:style-name="P205"/>
      <text:p text:style-name="P206">-<text:span text:style-name="T125">rajouter Muli</text:span></text:p>
      <text:p text:style-name="P206"/>
      <text:p text:style-name="P206">-<text:span text:style-name="T118">aligner taille typo menu et realisation</text:span></text:p>
      <text:p text:style-name="P206"/>
      <text:p text:style-name="P214">-diminuer interlignage entre 2 dernières lignes dans texte realisation</text:p>
      <text:p text:style-name="P214"/>
      <text:p text:style-name="P124">Commité</text:p>
      <text:p text:style-name="P225">Nouvelle version desktop de la page d'accueil aligné sur la grille de 12 colonnes. Texte réalisation placé sous les images. Police Muli rajoutée</text:p>
      <text:p text:style-name="P205"/>
      <text:p text:style-name="P177">A faire</text:p>
      <text:p text:style-name="P205"/>
      <text:p text:style-name="P205">-<text:span text:style-name="T127">ajuster la nouvelle version mobile</text:span></text:p>
      <text:p text:style-name="P205"><text:soft-page-break/>-<text:span text:style-name="T127">placer texte sous les images FAIT</text:span></text:p>
      <text:p text:style-name="P205">-<text:span text:style-name="T117">trouver une icône croix cohérente avec le menu burger pour la version mobile FAIT</text:span></text:p>
      <text:p text:style-name="P213">-<text:span text:style-name="T128">when resize from mobile to desktop, undisplay menuBurger and iconeCroix OK</text:span></text:p>
      <text:p text:style-name="P226"/>
      <text:p text:style-name="P178"><text:span text:style-name="T133">C</text:span>ommité</text:p>
      <text:p text:style-name="P226">v15 nouvelle version mobile de la page d’accueil</text:p>
      <text:p text:style-name="P226"/>
      <text:p text:style-name="P178">A faire dans v mobile :</text:p>
      <text:p text:style-name="P226">-centrer le titre sur petites dimensions. <text:span text:style-name="T130">FAIT. J’ai enlevé le min-width.</text:span></text:p>
      <text:p text:style-name="P226">-texte sousMenu pas hyper lisible. <text:span text:style-name="T130">Laissé tel quel</text:span></text:p>
      <text:p text:style-name="P226">-remonter texte menu dans le bandeau latéral. <text:span text:style-name="T131">FAIT</text:span></text:p>
      <text:p text:style-name="P227">-<text:span text:style-name="T134">placer le menu burger en 6 vw fixed. FAIT</text:span></text:p>
      <text:p text:style-name="P227">-<text:span text:style-name="T134">reduire taille du header quand on scrolle. FAIT</text:span></text:p>
      <text:p text:style-name="P229">j’ai trouvé le code ici : http://callmenick.com/post/animated-resizing-header-on-scroll</text:p>
      <text:p text:style-name="P226"/>
      <text:p text:style-name="P226"/>
      <text:p text:style-name="P179">Commité</text:p>
      <text:p text:style-name="P230">v17 .Dans la version mobile, le header rétrécit et son contenu se redimensionne au scroll.</text:p>
      <text:p text:style-name="P226"/>
      <text:p text:style-name="P226">-<text:span text:style-name="T135">faire base de la page BIS : </text:span></text:p>
      <text:p text:style-name="P231">-1/4 menu idem</text:p>
      <text:p text:style-name="P231">-2/4 medias (prendre mesure en fois deux)</text:p>
      <text:p text:style-name="P231">-1/4 texte</text:p>
      <text:p text:style-name="P232">FAIT</text:p>
      <text:p text:style-name="P232"/>
      <text:p text:style-name="P183"><text:span text:style-name="T146">C</text:span>ommit<text:span text:style-name="T146">é e3b97c7fa9d678480bb42910dcb0de0ffcb6f3ed (pas de prbs de grille)</text:span></text:p>
      <text:p text:style-name="P237">« Réalisé la page BoulogneIleSeguinRealisations.html en vue desktop aligné<text:span text:style-name="T139">e</text:span> sur la grille de 12 colonnes <text:span text:style-name="T139">et en vue mobile</text:span>. »</text:p>
      <text:p text:style-name="P237"/>
      <text:p text:style-name="P232"/>
      <text:p text:style-name="P181">A faire <text:span text:style-name="T137">dans realisations.html</text:span></text:p>
      <text:p text:style-name="P144">Voir la taille du texte de prez realisation. Est-il vraiment identique a celui du menu ? <text:span text:style-name="T147">On dirait</text:span></text:p>
      <text:p text:style-name="P144"><text:span text:style-name="T147">i</text:span>nterlignage du menu <text:span text:style-name="T147">diminué</text:span></text:p>
      <text:p text:style-name="P145">Caler legendes realisation index avec legendes realisation de realisations.html</text:p>
      <text:p text:style-name="P146">pour avoir le meme interlignage dans legendeDetails, je dois donner 0,2 de moins que dans sous-menu et dans texte de présentation. Je ne sais as pourquoi. <text:span text:style-name="T147">A cause de l’heritage !</text:span></text:p>
      <text:p text:style-name="P147">et j’ai pas la meme margin-bottom entre index et realisations html pour legendeTitre des images</text:p>
      <text:p text:style-name="P148"/>
      <text:p text:style-name="P180">A faire plus tard dans l’index mobile</text:p>
      <text:p text:style-name="P149">-<text:span text:style-name="T136">enlever « tout » du menu</text:span></text:p>
      <text:p text:style-name="P226"/>
      <text:p text:style-name="P226"><text:span text:style-name="T85">-qd je clique sur apparition menu, faire en sorte de ne pas changer la place dans la page. </text:span><text:span text:style-name="T88">Comment ?</text:span></text:p>
      <text:p text:style-name="P226"/>
      <text:p text:style-name="P149">-prb identifié sur tablette : quand passage de portrait à landscape, le menu ne réapparaît pas (<text:span text:style-name="T129">sur vue écran, </text:span>je l’ai fait <text:span text:style-name="T129">réapp</text:span>araître <text:span text:style-name="T129">avec un gestionnaire d’evt resize. Là ça marche pas. Voir si je peux faire un gestionnaire d’evt changement d’orientation). ??? non</text:span></text:p>
      <text:p text:style-name="P226"/>
      <text:p text:style-name="P149">-<text:span text:style-name="T132">evt swipe pour faire apparaître et disparaître le menu ? Non. Se contenter de la croix.</text:span></text:p>
      <text:p text:style-name="P226"/>
      <text:p text:style-name="P149">-<text:span text:style-name="T138">essayer de mettre un boxshadow autour des images. Non</text:span></text:p>
      <text:p text:style-name="P226"/>
      <text:p text:style-name="P150"><text:soft-page-break/>peut-etre qu’avec des media querys plus precises : min-with 1000px d’une part et max-width 1000px d’autre part, je n’aurais pas besoin de gestionnaire d’evt resize… a tester <text:span text:style-name="T148">NON</text:span></text:p>
      <text:p text:style-name="P233"/>
      <text:p text:style-name="P125">2 septembre 2017</text:p>
      <text:p text:style-name="P234"/>
      <text:p text:style-name="P141">-dans page BIS, enlever interligne sous intertitre.<text:span text:style-name="T144">fait (adapté</text:span></text:p>
      <text:p text:style-name="P141">-dans page BIS, enlever interligne entre titre image et légende image. <text:span text:style-name="T144">fait</text:span></text:p>
      <text:p text:style-name="P141">-dans page d’accueil, enlver interlignes sous les titres, comme dans le menu. <text:span text:style-name="T141">Fait</text:span></text:p>
      <text:p text:style-name="P141">-<text:span text:style-name="T140">enlever l’animation du titre du menu mobile</text:span></text:p>
      <text:p text:style-name="P141">-<text:span text:style-name="T140">peut-être mettre un max à la taille de l’écran, genre 1100 px.fait</text:span></text:p>
      <text:p text:style-name="P235"><text:span text:style-name="T85">-</text:span><text:span text:style-name="T87">enlever bordure du header et menu en vue mobile. FAIT</text:span></text:p>
      <text:p text:style-name="P235"/>
      <text:p text:style-name="P126">6 septembre 2017</text:p>
      <text:p text:style-name="P142">-ajouter balise meta description. Fait.</text:p>
      <text:p text:style-name="P142">-passer css et html au validator. <text:span text:style-name="T144">fait</text:span></text:p>
      <text:p text:style-name="P236">-plus tard, utilliser la technique du reset</text:p>
      <text:p text:style-name="P228">-ajouter focus dans le menu mobile. Il y est mais disparaît une fois que le menu disparaît. Pourquoi ? Car le focus ne dure pas. Il faudra le faire avec PHP</text:p>
      <text:p text:style-name="P236"/>
      <text:p text:style-name="P182">RDV Bertrand 6 septembre</text:p>
      <text:p text:style-name="P155">-diminuer la taille du header en vue mobile</text:p>
      <text:p text:style-name="P267">-<text:span text:style-name="T142">voir si on peut faire une page (annoncée par une news letter) et l’intégrer au site actuel</text:span></text:p>
      <text:p text:style-name="P268">7 octobre. Performance / livrets dessins bleus prêts / page prête</text:p>
      <text:p text:style-name="P143">title Bertand Segers</text:p>
      <text:p text:style-name="P143">meta description : <text:span text:style-name="T143">Bertrand Segers. Art architecture - dessin peinture sculpture.</text:span></text:p>
      <text:p text:style-name="P151">-<text:span text:style-name="T145">ajouter couleur dans balise meta</text:span></text:p>
      <text:p text:style-name="P152"/>
      <text:p text:style-name="P127">commit<text:span text:style-name="T151">é e3b97c7fa9d678480bb42910dcb0de0ffcb6f3ed</text:span></text:p>
      <text:p text:style-name="P160">-<text:span text:style-name="T150">A</text:span>i enlevé l’animation du <text:span text:style-name="T148">header </text:span>en mobile. <text:span text:style-name="T148">Rectifié les interlignages.</text:span></text:p>
      <text:p text:style-name="P154">(oublié de préciser que j’ai centré le site en arrêtant le zoom au-delà de 1200 px ;</text:p>
      <text:p text:style-name="P152"/>
      <text:p text:style-name="P289"><text:bookmark text:name="docs-internal-guid-48470675-a0ed-f988-c084-59eed71a80c2"/><text:span text:style-name="T153">20</text:span><text:span text:style-name="T152"> septembre </text:span><text:span text:style-name="T153">a faire</text:span></text:p>
      <text:p text:style-name="P307">-regler le prb de decalage par rapport a la grille. <text:span text:style-name="T180">J’ai enlevé le margin 0 auto qui décalait par rapport à la grille. Ne pas oublier qu’au delà de 1200 px, la grille se décale</text:span></text:p>
      <text:p text:style-name="P290"/>
      <text:p text:style-name="P291">21septembre</text:p>
      <text:p text:style-name="P153">-<text:span text:style-name="T149">ajouter icône dans le title</text:span></text:p>
      <text:p text:style-name="P167">-<text:span text:style-name="T181">commité « ajouté logo soleil dans l’onglet » </text:span></text:p>
      <text:p text:style-name="P281">606c67935b18d3cbe20e7e8404b78b5f4cbe593c</text:p>
      <text:p text:style-name="P269"/>
      <text:p text:style-name="P168">-<text:span text:style-name="T182">Commité « Replacé les fichiers html à la racine, remonté les contenus en vue mobile, remplaceé muli extralight via google fonts » f118babb826dda628f1aa8cba31479f205f8f2a2</text:span></text:p>
      <text:p text:style-name="P167">-<text:span text:style-name="T181">mise en ligne réussie !!! </text:span></text:p>
      <text:p text:style-name="P156"/>
      <text:p text:style-name="P170"><text:span text:style-name="T183">-</text:span><text:span text:style-name="T185">commité « </text:span><text:span text:style-name="T183">Réglé le fichier robots.txt. Réglé l’affichage de couleur dans chrome android. D</text:span><text:span text:style-name="T169">escend</text:span><text:span text:style-name="T170">u</text:span><text:span text:style-name="T169"> transition desktop mobile </text:span><text:span text:style-name="T170">de 1000 </text:span><text:span text:style-name="T169">a </text:span><text:span text:style-name="T171">900. </text:span><text:span text:style-name="T172">E</text:span><text:span text:style-name="T169">nlev</text:span><text:span text:style-name="T172">é</text:span><text:span text:style-name="T169"> trait menu lateral bis. </text:span><text:span text:style-name="T172">H</text:span><text:span text:style-name="T184">over sommaire en rose non atténué. </text:span><text:span text:style-name="T183">D</text:span><text:span text:style-name="T168">iminu</text:span><text:span text:style-name="T176">é </text:span><text:span text:style-name="T168">taille du texte dans la version mobile : menu </text:span><text:span text:style-name="T177">et legendes. </text:span><text:span text:style-name="T178">A</text:span><text:span text:style-name="T173">jouté un 2e media query pour width de 500 à 900, dans les fichiers CSS mobiles. Ajout de margin latérales.</text:span><text:span text:style-name="T169"> </text:span><text:span text:style-name="T172">A</text:span><text:span text:style-name="T174">jout</text:span><text:span text:style-name="T172">é</text:span><text:span text:style-name="T174"> effet hover sur sommaire dans vue mobile. » </text:span><text:span text:style-name="T175">91ff4d799cf95619c96c5863bf60a025d4fab9c3</text:span></text:p>
      <text:p text:style-name="P293"/>
      <text:p text:style-name="P305"><text:soft-page-break/><text:span text:style-name="T191">-25 septembre commité « </text:span><text:span text:style-name="T89">Réglé le prb de marge sur index et BIS/html, par un media query min-width : 1199px ; A</text:span><text:span text:style-name="T91">jout</text:span><text:span text:style-name="T92">é</text:span><text:span text:style-name="T91"> des classes active a realisations dans les deux pages html »</text:span><text:span text:style-name="T93">f8fec3fd8181a517a9ee25a87133b10c13ec6a5d</text:span></text:p>
      <text:p text:style-name="P324"/>
      <text:p text:style-name="P328">25 septembre <text:span text:style-name="T194">commité</text:span></text:p>
      <text:p text:style-name="P331"><text:span text:style-name="T187">Encore r</text:span><text:span text:style-name="T98">églé le prb de marge sur index et BIS/html, </text:span><text:span text:style-name="T99">en modifiant le media query. </text:span><text:span text:style-name="T100">A</text:span><text:span text:style-name="T186">ajouté effet opacité sur hover images sommaire. A</text:span><text:span text:style-name="T192">ligné gauche texte ile seguin. Diminué taille texte bis dans version mobile. Page Bis en vue mobile. Texte passé au-dessus du média avec une flex-box column-reverse. R</text:span><text:span text:style-name="T188">enforc</text:span><text:span text:style-name="T189">é</text:span><text:span text:style-name="T188"> contraste du hover sur texte en page d’accueil. </text:span><text:span text:style-name="T189">A</text:span><text:span text:style-name="T193">jouté un max-width au bandeau latéral du menu en v mobile. Changé police en anthracite #333..</text:span></text:p>
      <text:p text:style-name="P312">C35f01c60eb79826aaa97f5eb51de14e2e57cda5</text:p>
      <text:p text:style-name="P312"/>
      <text:p text:style-name="P312">25 septembre commité</text:p>
      <text:p text:style-name="P313">taille du bandeau réglé aussi dans page realisations-mobile.css</text:p>
      <text:p text:style-name="P313">2752b65563c54fc251d8600c663e900fc563fe47</text:p>
      <text:p text:style-name="P313"/>
      <text:p text:style-name="P298">28 septembre commité</text:p>
      <text:p text:style-name="P336">Changé icones menu burger et croix plus fins</text:p>
      <text:p text:style-name="P333">3d97bc2fccdb484534f4107b428eefe58d7ce3dd</text:p>
      <text:p text:style-name="P334">Réglé affichage icones menu et croix dans les deux pages html</text:p>
      <text:p text:style-name="P335">e22d78f115ae8a4a3b2c23be82c1e3bb83a462a3</text:p>
      <text:p text:style-name="P332"/>
      <text:p text:style-name="P308">-<text:span text:style-name="T195">J’ai un peu nettoyé le gloshmol_index.js</text:span></text:p>
      <text:p text:style-name="P314">29 septembre commité d577f5d358c865fdba26bd28f70cc62d48ab8267</text:p>
      <text:p text:style-name="P308">-<text:span text:style-name="T196">Rassemblé le css de la page d’accueil dans un seul fichier. Nettoyé l’index.js, créé une fonction toggleMenu <text:s/>qui actionne des classes placées dans le media query max 900 px, et éliminé le gestionnaire d’evt resize (cela annule les effets collatéraux du JS).</text:span></text:p>
      <text:p text:style-name="P306">Découverte fondamentale : plutot que de gérer les prbs par la creation d’un evt resize, j’ai créé une fonction toggleMenu qui actionne des classes placées dans le media query mobile. Classes pour lesquelles j’attribue une propriété !important, car il y avait conflit. Des que je sors du media query (au dessus de 900 px), les classes disparaissent et donc les modifs entraînées par le JS aussi.</text:p>
      <text:p text:style-name="P303"/>
      <text:p text:style-name="P169">10 octobre</text:p>
      <text:p text:style-name="P329">commité. Apparition du menu en vmobile via une animation Jquery. <text:span text:style-name="T201">Empêché la remontée automatique en haut de page dans les gestionnaires d’evt « click » par e.preventDefault() ;</text:span></text:p>
      <text:p text:style-name="P338">93272455b7893f3d29e47c6b07aa6dc14256d525</text:p>
      <text:p text:style-name="P157">-<text:span text:style-name="T199">faire glisser menu lors du clic : le placer hors de l’écran avec une position : fixed ; puis animate({left : « +-x vw « }, easing})*</text:span></text:p>
      <text:p text:style-name="P158">je commente les classes appear et disappear dans le media query max width 900px</text:p>
      <text:p text:style-name="P158">je commente le contenu de la fonction togglemenu.</text:p>
      <text:p text:style-name="P158">Dans le media query, je deplace le aside a l’exterieur de la fenetre.</text:p>
      <text:p text:style-name="P159">Je crée deux fonctions </text:p>
      <text:p text:style-name="P159">addMenu() : animate à gauche</text:p>
      <text:p text:style-name="P330">removeMenu() : animate à droite</text:p>
      <text:p text:style-name="P330"/>
      <text:p text:style-name="P337">Commité : </text:p>
      <text:p text:style-name="P316">Rassemblé les deux fichiers CSS de la page realisation. Ajouté les modifs de la page JS et CSS (aside) dans realisation.</text:p>
      <text:p text:style-name="P302"><text:soft-page-break/>93272455b7893f3d29e47c6b07aa6dc14256d525</text:p>
      <text:p text:style-name="P317">-page texte : mettre titre et texte dans les 2 colonnes centrales.</text:p>
      <text:p text:style-name="P309">-traiter les images a la bonne taille avec la technique du picture / source set. <text:span text:style-name="T200">bof</text:span></text:p>
      <text:p text:style-name="P318">Voir compressor.io /</text:p>
      <text:p text:style-name="P315"><text:span text:style-name="T204">Commité : </text:span>créé la page texte Identification dans la rubrique a Propos et versions responsives</text:p>
      <text:p text:style-name="P295"/>
      <text:p text:style-name="P308">-<text:span text:style-name="T202">integrer un footer</text:span></text:p>
      <text:p text:style-name="P294"/>
      <text:p text:style-name="P282">RDV 11 octobre</text:p>
      <text:p text:style-name="P188">Recap modifs</text:p>
      <text:p text:style-name="P285">Header plus petit en v mobile</text:p>
      <text:p text:style-name="P285">grille calée</text:p>
      <text:p text:style-name="P285">au-delà de 1200 px, <text:span text:style-name="T210">le </text:span>site arr<text:span text:style-name="T210">ê</text:span>te de grandir</text:p>
      <text:p text:style-name="P285">logo soleil</text:p>
      <text:p text:style-name="P285">r<text:span text:style-name="T210">é</text:span>glage taille texte</text:p>
      <text:p text:style-name="P285">nouvelle version tablette avec marges</text:p>
      <text:p text:style-name="P285">police anthracite</text:p>
      <text:p text:style-name="P285"><text:span text:style-name="T210">i</text:span>c<text:span text:style-name="T210">ô</text:span>nes burger et croix plus fins</text:p>
      <text:p text:style-name="P285">animation pour apparition du menu</text:p>
      <text:p text:style-name="P285">créé la page identification</text:p>
      <text:p text:style-name="P285"/>
      <text:p text:style-name="P188">questions/a faire</text:p>
      <text:p text:style-name="P285"/>
      <text:p text:style-name="Text_20_body">-footer <text:span text:style-name="T206">(</text:span><text:span text:style-name="T159">important pour le référencement par les moteurs de recherche) avec : mentions légales, </text:span><text:span text:style-name="T163">(</text:span><text:span text:style-name="T159">plan du site</text:span><text:span text:style-name="T163">)</text:span><text:span text:style-name="T159">, contact, icône facebook, </text:span><text:span text:style-name="T164">icône vimeo</text:span><text:span text:style-name="T159"> </text:span><text:span text:style-name="T160">(eventuellement acces a l’ancienne version du site).</text:span></text:p>
      <text:p text:style-name="P286">-logo soleil. Une version rose</text:p>
      <text:p text:style-name="P286"/>
      <text:p text:style-name="P292"><text:span text:style-name="T160">-D</text:span><text:span text:style-name="T158">ans <text:s/>contact, ajouter un formulaire de contact.</text:span><text:span text:style-name="T160"> </text:span><text:span text:style-name="T162">V</text:span><text:span text:style-name="T161">arier les contacts : mail / formulaire / adresse </text:span><text:span text:style-name="T165">(non)</text:span><text:span text:style-name="T161"> /tel </text:span><text:span text:style-name="T165">(non)</text:span></text:p>
      <text:p text:style-name="P285">-référencement. <text:span text:style-name="T205">Pourquoi avoir bloqué le référencement de certains contenus, notamment des images.</text:span></text:p>
      <text:p text:style-name="P285"/>
      <text:p text:style-name="P240">-définir les contenus de a propos. <text:span text:style-name="T213">On supprime opeds</text:span></text:p>
      <text:p text:style-name="P240"/>
      <text:p text:style-name="P240">-mettre videos en ligne</text:p>
      <text:p text:style-name="P240"/>
      <text:p text:style-name="P241">-erreur 404. un truc rigolo ? <text:span text:style-name="T214">Placer definition gloshmol. ok</text:span></text:p>
      <text:p text:style-name="P241"/>
      <text:p text:style-name="P241">-<text:span text:style-name="T209">google analytics? Voir comment garder la fonctionnalité</text:span></text:p>
      <text:p text:style-name="P241"/>
      <text:p text:style-name="P241">-<text:span text:style-name="T211">newsletter. </text:span></text:p>
      <text:p text:style-name="P241"/>
      <text:p text:style-name="P242">Achat : mettre en vente les livrets</text:p>
      <text:p text:style-name="P242">soit via terminal de paiement / panier.</text:p>
      <text:p text:style-name="P242">Soit envoyer un mail /<text:span text:style-name="T212">/ </text:span>envoi de cheque</text:p>
      <text:p text:style-name="P242">même couleur de gris ?</text:p>
      <text:p text:style-name="P242">Ou tout en blanc : header <text:s/>/et menu aside</text:p>
      <text:p text:style-name="P242"/>
      <text:p text:style-name="P279"/>
      <text:p text:style-name="P243"/>
      <text:p text:style-name="P243"><text:soft-page-break/></text:p>
      <text:p text:style-name="P245">13 octobre</text:p>
      <text:p text:style-name="P161">-faire essai d’integrer iframe vi<text:span text:style-name="T215">m</text:span>eo. <text:span text:style-name="T219">Ça marche. j’ai du mettre l’iframe dans une div, faire des petits réglages css, et modifier le padding-bottom dans les media queries. Cette solution risque de poser des problèmes si les formats des vidéos ne sont pas les mêmes à chaque fois.</text:span></text:p>
      <text:p text:style-name="P162">J’ai trouvé la solution là : <text:a xlink:type="simple" xlink:href="https://css-tricks.com/NetMag/FluidWidthVideo/Article-FluidWidthVideo.php" text:style-name="Internet_20_link" text:visited-style-name="Visited_20_Internet_20_Link">https://css-tricks.com/NetMag/FluidWidthVideo/Article-FluidWidthVideo.php</text:a></text:p>
      <text:p text:style-name="P162">j’ai passé le header et aside en blanc en v mobile</text:p>
      <text:p text:style-name="P162"/>
      <text:p text:style-name="P250"><text:span text:style-name="T94">J’ai enlevé height de aside et nav, j’ai ajouté </text:span><text:span text:style-name="T223">width</text:span><text:span text:style-name="T224">: </text:span><text:span text:style-name="T225">100</text:span><text:span text:style-name="T226">%</text:span><text:span text:style-name="T224">;</text:span></text:p>
      <text:p text:style-name="P287"><text:span text:style-name="T222">background-color</text:span>: <text:span text:style-name="T221">white</text:span>; </text:p>
      <text:p text:style-name="P163">au nav pour éviter la superposition du footer et du menu.</text:p>
      <text:p text:style-name="P163"/>
      <text:p text:style-name="P164">Retenter avec cette solution</text:p>
      <text:p text:style-name="P164"><text:a xlink:type="simple" xlink:href="https://stackoverflow.com/questions/3443606/make-footer-stick-to-bottom-of-page-correctly" text:style-name="Internet_20_link" text:visited-style-name="Visited_20_Internet_20_Link">https://stackoverflow.com/questions/3443606/make-footer-stick-to-bottom-of-page-correctly</text:a></text:p>
      <text:p text:style-name="P164">?</text:p>
      <text:p text:style-name="P164"/>
      <text:p text:style-name="P270">Suite : <text:span text:style-name="T85">peaufiner footer dans index, puis copier dans les autres pages html</text:span></text:p>
      <text:p text:style-name="P165">faire modifs entre nav et aside (appliquer a aside les prop css de nav) afinde faire passer footer sous aside. Quand fenetre trop peite. <text:span text:style-name="T229">Le ffoter passe dessous en v mobile, dessus en v desktop. Bien comme ça.</text:span></text:p>
      <text:p text:style-name="P165">Autre possibilité : attribuer un min-height en vw a ce qui est au desssus du footer pour tjrs laisser celui-ci en bas. <text:span text:style-name="T228">A #realisations dans index. Donc dimnuer margin-botto du footer. NON</text:span></text:p>
      <text:p text:style-name="P271"/>
      <text:p text:style-name="P272">enlever outline autour du texterealisation dans index.html</text:p>
      <text:p text:style-name="P272"/>
      <text:p text:style-name="P284">A suivre, en vrac</text:p>
      <text:p text:style-name="P277"/>
      <text:p text:style-name="P310">-<text:span text:style-name="T202">activer les liens du sommaire sur la page realisation (ou les enlever si on est pas sur la page d’accueil).</text:span></text:p>
      <text:p text:style-name="P304"><text:span text:style-name="T85">La façon de faire est là : </text:span><text:a xlink:type="simple" xlink:href="https://stackoverflow.com/questions/18048338/how-can-i-execute-a-script-after-calling-window-location-href" text:style-name="Internet_20_link" text:visited-style-name="Visited_20_Internet_20_Link"><text:span text:style-name="T85">https://stackoverflow.com/questions/18048338/how-can-i-execute-a-script-after-calling-window-location-href</text:span></text:a></text:p>
      <text:p text:style-name="P319"><text:span text:style-name="T234">Activé les filtres du sommaire dans les pages realisations. Ai </text:span>ajout<text:span text:style-name="T234">é</text:span> dans gloshmolrealisation.js un window.location.re<text:span text:style-name="T232">p</text:span>l<text:span text:style-name="T232">a</text:span>ce avec un hash à la fin <text:span text:style-name="T233">pour intégrer le tye de filtre souhaité. Ça fonctionne un peut comme le $_GET en php.</text:span></text:p>
      <text:p text:style-name="P320">Commité le 14 novembre : Activé les filtres du sommaire dans les pages realisations. Ai <text:span text:style-name="T231">ajout</text:span>é<text:span text:style-name="T231"> dans gloshmolrealisation.js un window.location.replace avec un hash à la fin pour intégrer le ty</text:span>p<text:span text:style-name="T231">e de filtre souhaité.</text:span></text:p>
      <text:p text:style-name="P296"/>
      <text:p text:style-name="P325">-<text:span text:style-name="T190">ajout copyright automatique avec la fonction date(‘y’) ;</text:span></text:p>
      <text:p text:style-name="P325"/>
      <text:p text:style-name="P283">19 octobre</text:p>
      <text:p text:style-name="P275">commité</text:p>
      <text:p text:style-name="P275">« remplacé videos par iframes vimeo. ajouté footer à index.html.<text:span text:style-name="T90"> passé le header et aside en blanc en v mobil</text:span><text:span text:style-name="T85">e ».</text:span></text:p>
      <text:p text:style-name="P274"/>
      <text:p text:style-name="P276">changement des branches</text:p>
      <text:p text:style-name="P276"/>
      <text:p text:style-name="P340"><text:span text:style-name="Source_20_Text">git checkout menuLateral</text:span></text:p>
      <text:p text:style-name="P340"><text:span text:style-name="Source_20_Text"/></text:p>
      <text:p text:style-name="Preformatted_20_Text"><text:span text:style-name="Source_20_Text">git merge --strategy=ours --no-commit master</text:span></text:p>
      <text:p text:style-name="Preformatted_20_Text"><text:span text:style-name="Source_20_Text"/></text:p>
      <text:p text:style-name="P341"><text:span text:style-name="Source_20_Text">git commit -</text:span><text:span text:style-name="Source_20_Text"><text:span text:style-name="T230">m «transformé branche menuLateral en branche master»</text:span></text:span></text:p>
      <text:p text:style-name="P341"><text:soft-page-break/><text:span text:style-name="Source_20_Text">git checkout master</text:span></text:p>
      <text:p text:style-name="P342"><text:span text:style-name="Source_20_Text">git merge </text:span><text:span text:style-name="Source_20_Text"><text:span text:style-name="T230">menuLateral</text:span></text:span></text:p>
      <text:p text:style-name="P343">14 11</text:p>
      <text:p text:style-name="P347">-ai enlevé le soulignement dans le footer, et éclairci le copyright...</text:p>
      <text:p text:style-name="P349">(faudra déplacer tt ce qui concerne le footer dans gloshmol_realisation.css)</text:p>
      <text:p text:style-name="P347">-faire fichiers haut.index.inc.php, header.index.inc.php, footer.index.inc.php</text:p>
      <text:p text:style-name="P347">-plus tard faire les mêmes pour .realisation.inc.php. fait</text:p>
      <text:p text:style-name="P347">-entre les deux, faire init.inc.php, et functions.inc.php</text:p>
      <text:p text:style-name="P347">-remplacer les title par &lt;?= <text:s/>$page ?&gt;</text:p>
      <text:p text:style-name="P347"/>
      <text:p text:style-name="P348">-malheureusement, ma fonction de hash en js n'est plus fonctionnelle depuis que j'ai transformé les pages html en page php. et le js ne marche plus sur la page realisation.js</text:p>
      <text:p text:style-name="P348">ça mélange du php et du js, ça devient compliqué</text:p>
      <text:p text:style-name="P346"><text:span text:style-name="T235">*voir : </text:span><text:a xlink:type="simple" xlink:href="https://stackoverflow.com/questions/2317508/get-fragment-value-after-hash-from-a-url-in-php/2317518#2317518" text:style-name="Internet_20_link" text:visited-style-name="Visited_20_Internet_20_Link">https://stackoverflow.com/questions/2317508/get-fragment-value-after-hash-from-a-url-in-php/2317518#2317518</text:a></text:p>
      <text:p text:style-name="P348">en fait javais pas copié l'include du footer dans bis.php</text:p>
      <text:p text:style-name="P348">là, la fonction de filtre des sommaires marche, mais plus l'apparition du nav mobile...</text:p>
      <text:p text:style-name="P348">qd je survole iconemnu de realisation, ça affiche un #</text:p>
      <text:p text:style-name="P348">qd je survole iconmenu de index ca en affiche aps</text:p>
      <text:p text:style-name="P348"/>
      <text:p text:style-name="P350"><text:span text:style-name="T236">en fait </text:span><text:span text:style-name="T235">ça marche, j’avais pas checké dans la console. </text:span><text:span text:style-name="T236">Spl histoire de declaration de variable commentée par mégarde</text:span></text:p>
      <text:p text:style-name="P344">22 novembre</text:p>
      <text:p text:style-name="P351">-<text:span text:style-name="T242">faire le css du footer dans inc.footer.realisation.php</text:span></text:p>
      <text:p text:style-name="P327">-<text:span text:style-name="T237">commiter. </text:span><text:span text:style-name="T240">Ai créé des fichiers inc.php</text:span></text:p>
      <text:p text:style-name="P352"/>
      <text:p text:style-name="P327"><text:span text:style-name="T240">-</text:span><text:span text:style-name="T241">cohérence du css, notamment taille et margin des titres dans css realisation</text:span></text:p>
      <text:p text:style-name="P353"/>
      <text:p text:style-name="P353">mettre en ligne</text:p>
      <text:p text:style-name="P339"/>
      <text:p text:style-name="P326"><text:span text:style-name="T237">-</text:span><text:span text:style-name="T238">faire page apropos.php / </text:span><text:span text:style-name="T239">changer les liens dans les fichiers .inc index et realisation</text:span></text:p>
      <text:p text:style-name="P326"/>
      <text:p text:style-name="P311"><text:soft-page-break/>-<text:span text:style-name="T204">faire en sorte que la transition sur disparition du menu se fasse entièrement quand on va vers une nouvelle page (je sais pas comment).</text:span></text:p>
      <text:p text:style-name="P297"/>
      <text:p text:style-name="P311"><text:span text:style-name="T243">(</text:span>-<text:span text:style-name="T204">permettre de scroller le menu quand on change l’orientation du telephone. non)</text:span></text:p>
      <text:p text:style-name="P297"/>
      <text:p text:style-name="P297">-effet mousewheel jquery pour scroller direct d’une image à l’autre. Pour la page d’accueil de la version mobile. <text:span text:style-name="T198">A faire avec Jquery. compliqué</text:span></text:p>
      <text:p text:style-name="P297">(quitte a ne pas avoir l’aspect mosaique de la vue desktop, autant avroi un autre effet sympa en mobile : bien voir chaque image grace a cet effet : image plus titre. )</text:p>
      <text:p text:style-name="P297">un projet par écran avec une ligne de rond à droite pour que l’on comprenne que c’est un slider</text:p>
      <text:p text:style-name="P321"><text:a xlink:type="simple" xlink:href="https://owlcarousel2.github.io/OwlCarousel2/demos/mousewheel.html" text:style-name="Internet_20_link" text:visited-style-name="Visited_20_Internet_20_Link"><text:span text:style-name="T179">https://owlcarousel2.github.io/OwlCarousel2/demos/mousewheel.html</text:span></text:a><text:span text:style-name="T154"> </text:span><text:span text:style-name="T155">Dans ce cas, ce serait mieux de changer le format image et texte pour qu’ils prennent tout l’espace de la page…</text:span></text:p>
      <text:p text:style-name="P322"><text:a xlink:type="simple" xlink:href="https://plugins.jquery.com/mousewheel/" text:style-name="Internet_20_link" text:visited-style-name="Visited_20_Internet_20_Link"><text:span text:style-name="T155">https://plugins.jquery.com/mousewheel/</text:span></text:a></text:p>
      <text:p text:style-name="P301">chanmé, selon la puissance du scroll, ça descend de plusieurs cases ou pas...</text:p>
      <text:p text:style-name="P299">ou plutôt d’ajouter une div qui contiendrait image plus texte et de donner à celle ci une height de 100vh (avec un padding-top) ; <text:span text:style-name="T197">ça c’est faisable. La div existe</text:span></text:p>
      <text:p text:style-name="P300">j’ai tenté le plugin fullpage, c’est un peu foireux</text:p>
      <text:p text:style-name="P300"/>
      <text:p text:style-name="P321"><text:span text:style-name="T156">-</text:span><text:span text:style-name="T157">verifier contraste texte/fond </text:span></text:p>
      <text:p text:style-name="P321"/>
      <text:p text:style-name="P323"><text:span text:style-name="T166">-enlever les br dans texte bis / </text:span><text:span text:style-name="T167">changer le CSS</text:span></text:p>
      <text:p text:style-name="P238"/>
      <text:p text:style-name="P238">-<text:span text:style-name="T207">hiérarchie des titres/ bof</text:span></text:p>
      <text:p text:style-name="P238"/>
      <text:p text:style-name="P239">-<text:span text:style-name="T203">erreur 404</text:span></text:p>
      <text:p text:style-name="P239"/>
      <text:p text:style-name="P278">-<text:span text:style-name="T208">verifier le css de identification</text:span></text:p>
      <text:p text:style-name="P273"/>
      <text:p text:style-name="P244"><text:span text:style-name="T220">ordere a suivre</text:span> </text:p>
      <text:p text:style-name="P166">-finir format de page standard <text:span text:style-name="T216">avec le footer.</text:span></text:p>
      <text:p text:style-name="P166">-<text:span text:style-name="T216">pages apropos qui contient tout sauf opeds.</text:span></text:p>
      <text:p text:style-name="P355">-<text:span text:style-name="T246">centralisé css dans un seul fichier. Je crée une classe .realisationAside et .realisationSection Supprimé gloshmol_realisations.css et haut.realisation.inc.php. Je garde deux header.inc et deux footers.inc pour renvoyer aux css et js appropriés</text:span></text:p>
      <text:p text:style-name="P356"/>
      <text:p text:style-name="P356"/>
      <text:p text:style-name="P355">-<text:span text:style-name="T247">ombre sous le header (même que celle du menu)</text:span></text:p>
      <text:p text:style-name="P244">-<text:span text:style-name="T217">page contact avec mail / formulaire de contact / facebook / NL : faire le CSS. Voir page studio lwa</text:span></text:p>
      <text:p text:style-name="P246">et quadrature.</text:p>
      <text:p text:style-name="P246">-trouver un soulignement léger pour les liens</text:p>
      <text:p text:style-name="P244">-<text:span text:style-name="T227">définir les formats d’images attendus pour les 3 versions / trouver moyen de les compresser par lot/prendre une seule fois la taille maximale et miser sur l’ajax au scroll pour gagner en performance.</text:span></text:p>
      <text:p text:style-name="P247">Là, images chargées font 400/300px. </text:p>
      <text:p text:style-name="P247"/>
      <text:p text:style-name="P247">Accueil desktop : 285/214</text:p>
      <text:p text:style-name="P247">Accueil tablette : 450/338</text:p>
      <text:p text:style-name="P247">Accueil smartphone : <text:span text:style-name="T245">449/337.</text:span></text:p>
      <text:p text:style-name="P248">Pour accueil, f minimum du 450/338</text:p>
      <text:p text:style-name="P248"/>
      <text:p text:style-name="P248"><text:soft-page-break/>pour realisation : 590/443 en vue desktop</text:p>
      <text:p text:style-name="P248">realisation tablette : <text:span text:style-name="T244">450/338</text:span></text:p>
      <text:p text:style-name="P248">realisation smartphone : 449/ 337</text:p>
      <text:p text:style-name="P248"/>
      <text:p text:style-name="P249">Convertir toutes les photos en leur donnant une largeur de 590 px.</text:p>
      <text:p text:style-name="P248"/>
      <text:p text:style-name="P244">-<text:span text:style-name="T217">mise en ligne du contenu : sommaire en entier / contenu des pages / trouver moyen d’automatiser</text:span></text:p>
      <text:p text:style-name="P244">-<text:span text:style-name="T218">la page achat (attendre d’avoir vu php). Non, pas de page achat</text:span></text:p>
      <text:p text:style-name="P345">-<text:span text:style-name="T218">la base de données : lazy loading et chargement de la mosaique au fur et a mesure. Si on clique sur une image, elle s’ouvre en grand. Fleches gauche et droite pour naviguer. Esc = revenir a la mosaique</text:span></text:p>
      <text:p text:style-name="P274"/>
      <text:p text:style-name="P274"/>
      <text:p text:style-name="P274">site :    <text:bookmark text:name="yiv3509992859yui_3_16_0_ym19_1_1506021647282_4714"/><text:a xlink:type="simple" xlink:href="ftp://bertrand@gloshmol.com/" office:target-frame-name="_blank" xlink:show="new" text:style-name="Internet_20_link" text:visited-style-name="Visited_20_Internet_20_Link">ftp://bertrand@gloshmol.com</text:a> <text:line-break/><text:line-break/>passW:    beauf#1 </text:p>
      <text:p text:style-name="P274"/>
      <text:p text:style-name="P280">a la place de achat : imagier.</text:p>
      <text:p text:style-name="P274"/>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57.344853769</meta:creation-date>
    <dc:date>2018-01-08T15:26:37.494605677</dc:date>
    <meta:editing-duration>P5DT7H42M22S</meta:editing-duration>
    <meta:editing-cycles>499</meta:editing-cycles>
    <meta:generator>LibreOffice/5.1.6.2$Linux_X86_64 LibreOffice_project/10m0$Build-2</meta:generator>
    <meta:document-statistic meta:table-count="0" meta:image-count="0" meta:object-count="0" meta:page-count="20" meta:paragraph-count="574" meta:word-count="6718" meta:character-count="39409" meta:non-whitespace-character-count="33207"/>
  </office:meta>
</office:document-meta>
</file>